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6.36pt"/>
    </style:style>
    <style:style style:name="co3" style:family="table-column">
      <style:table-column-properties fo:break-before="auto" style:column-width="21.06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119.91pt"/>
    </style:style>
    <style:style style:name="co6" style:family="table-column">
      <style:table-column-properties fo:break-before="auto" style:column-width="19.5pt"/>
    </style:style>
    <style:style style:name="co7" style:family="table-column">
      <style:table-column-properties fo:break-before="auto" style:column-width="51.96pt"/>
    </style:style>
    <style:style style:name="co8" style:family="table-column">
      <style:table-column-properties fo:break-before="auto" style:column-width="43.99pt"/>
    </style:style>
    <style:style style:name="co9" style:family="table-column">
      <style:table-column-properties fo:break-before="auto" style:column-width="27.75pt"/>
    </style:style>
    <style:style style:name="co10" style:family="table-column">
      <style:table-column-properties fo:break-before="auto" style:column-width="22.34pt"/>
    </style:style>
    <style:style style:name="co11" style:family="table-column">
      <style:table-column-properties fo:break-before="auto" style:column-width="77.95pt"/>
    </style:style>
    <style:style style:name="co12" style:family="table-column">
      <style:table-column-properties fo:break-before="auto" style:column-width="18.51pt"/>
    </style:style>
    <style:style style:name="co13" style:family="table-column">
      <style:table-column-properties fo:break-before="auto" style:column-width="86.46pt"/>
    </style:style>
    <style:style style:name="co14" style:family="table-column">
      <style:table-column-properties fo:break-before="auto" style:column-width="24.69pt"/>
    </style:style>
    <style:style style:name="co15" style:family="table-column">
      <style:table-column-properties fo:break-before="auto" style:column-width="94.96pt"/>
    </style:style>
    <style:style style:name="co16" style:family="table-column">
      <style:table-column-properties fo:break-before="auto" style:column-width="20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style:font-name="Andale Mono"/>
    </style:style>
    <style:style style:name="ce3" style:family="table-cell" style:parent-style-name="Default">
      <style:text-properties style:font-name="Andale Mono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99ff66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pt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8" style:family="table-cell" style:parent-style-name="Default">
      <style:table-cell-properties fo:background-color="#99ff66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order-bottom="0.06pt solid #000000" fo:background-color="#99ff66" fo:border-left="none" fo:border-right="none" fo:border-top="none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3" style:family="table-cell" style:parent-style-name="Default">
      <style:table-cell-properties fo:background-color="#99ff66" style:text-align-source="fix" style:repeat-content="false"/>
      <style:paragraph-properties fo:text-align="end" fo:margin-left="0pt"/>
    </style:style>
    <style:style style:name="ce14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end" fo:margin-left="0pt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16" style:family="table-cell" style:parent-style-name="Default">
      <style:table-cell-properties fo:background-color="#ffff66"/>
    </style:style>
    <style:style style:name="ce17" style:family="table-cell" style:parent-style-name="Default">
      <style:table-cell-properties fo:background-color="#ffff66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MPU9250 regist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1" table:visibility="collapse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ce12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visibility="collapse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visibility="collapse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visibility="collapse" table:number-columns-repeated="2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00</text:p>
          </table:table-cell>
          <table:table-cell table:style-name="ce2" office:value-type="string" calcext:value-type="string">
            <text:p>00000000000000000000000000000000</text:p>
          </table:table-cell>
          <table:table-cell table:formula="of:=DEC2HEX([.D1];2)" office:value-type="string" office:string-value="00" calcext:value-type="string">
            <text:p>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lf_test_x_gyro</text:p>
          </table:table-cell>
          <table:table-cell table:formula="of:=FLOOR([.D1]/16)" office:value-type="float" office:value="0" calcext:value-type="float">
            <text:p>0</text:p>
          </table:table-cell>
          <table:table-cell table:formula="of:=MOD([.D1];16)" office:value-type="float" office:value="0" calcext:value-type="float">
            <text:p>0</text:p>
          </table:table-cell>
          <table:table-cell table:formula="of:=MID(INDEX([.$B$1:.$B$8];[.F1]+1;0);[.G1]*2+1;2)" office:value-type="string" office:string-value="00" calcext:value-type="string">
            <text:p>00</text:p>
          </table:table-cell>
          <table:table-cell table:formula="of:=HEX2DEC([.H1])" office:value-type="float" office:value="0" calcext:value-type="float">
            <text:p>0</text:p>
          </table:table-cell>
          <table:table-cell table:formula="of:=HEX2BIN([.H1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style-name="ce1" office:value-type="string" calcext:value-type="string">
            <text:p>10</text:p>
          </table:table-cell>
          <table:table-cell table:style-name="ce2" office:value-type="string" calcext:value-type="string">
            <text:p>00000000000000000000030000000000</text:p>
          </table:table-cell>
          <table:table-cell table:formula="of:=DEC2HEX([.D2];2)" office:value-type="string" office:string-value="01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f_test_y_gyro</text:p>
          </table:table-cell>
          <table:table-cell table:formula="of:=FLOOR([.D2]/16)" office:value-type="float" office:value="0" calcext:value-type="float">
            <text:p>0</text:p>
          </table:table-cell>
          <table:table-cell table:formula="of:=MOD([.D2];16)" office:value-type="float" office:value="1" calcext:value-type="float">
            <text:p>1</text:p>
          </table:table-cell>
          <table:table-cell table:formula="of:=MID(INDEX([.$B$1:.$B$8];[.F2]+1;0);[.G2]*2+1;2)" office:value-type="string" office:string-value="00" calcext:value-type="string">
            <text:p>00</text:p>
          </table:table-cell>
          <table:table-cell table:formula="of:=HEX2DEC([.H2])" office:value-type="float" office:value="0" calcext:value-type="float">
            <text:p>0</text:p>
          </table:table-cell>
          <table:table-cell table:formula="of:=HEX2BIN([.H2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style-name="ce1" office:value-type="string" calcext:value-type="string">
            <text:p>20</text:p>
          </table:table-cell>
          <table:table-cell table:style-name="ce2" office:value-type="string" calcext:value-type="string">
            <text:p>00000000000000000000000000000000</text:p>
          </table:table-cell>
          <table:table-cell table:formula="of:=DEC2HEX([.D3];2)" office:value-type="string" office:string-value="02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f_test_z_gyro</text:p>
          </table:table-cell>
          <table:table-cell table:formula="of:=FLOOR([.D3]/16)" office:value-type="float" office:value="0" calcext:value-type="float">
            <text:p>0</text:p>
          </table:table-cell>
          <table:table-cell table:formula="of:=MOD([.D3];16)" office:value-type="float" office:value="2" calcext:value-type="float">
            <text:p>2</text:p>
          </table:table-cell>
          <table:table-cell table:formula="of:=MID(INDEX([.$B$1:.$B$8];[.F3]+1;0);[.G3]*2+1;2)" office:value-type="string" office:string-value="00" calcext:value-type="string">
            <text:p>00</text:p>
          </table:table-cell>
          <table:table-cell table:formula="of:=HEX2DEC([.H3])" office:value-type="float" office:value="0" calcext:value-type="float">
            <text:p>0</text:p>
          </table:table-cell>
          <table:table-cell table:formula="of:=HEX2BIN([.H3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style-name="ce1" office:value-type="string" calcext:value-type="string">
            <text:p>30</text:p>
          </table:table-cell>
          <table:table-cell table:style-name="ce2" office:value-type="string" calcext:value-type="string">
            <text:p>0000000000000012000000fc9404bc38</text:p>
          </table:table-cell>
          <table:table-cell table:formula="of:=DEC2HEX([.D4];2)" office:value-type="string" office:string-value="03" calcext:value-type="string">
            <text:p>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formula="of:=FLOOR([.D4]/16)" office:value-type="float" office:value="0" calcext:value-type="float">
            <text:p>0</text:p>
          </table:table-cell>
          <table:table-cell table:formula="of:=MOD([.D4];16)" office:value-type="float" office:value="3" calcext:value-type="float">
            <text:p>3</text:p>
          </table:table-cell>
          <table:table-cell table:formula="of:=MID(INDEX([.$B$1:.$B$8];[.F4]+1;0);[.G4]*2+1;2)" office:value-type="string" office:string-value="00" calcext:value-type="string">
            <text:p>00</text:p>
          </table:table-cell>
          <table:table-cell table:formula="of:=HEX2DEC([.H4])" office:value-type="float" office:value="0" calcext:value-type="float">
            <text:p>0</text:p>
          </table:table-cell>
          <table:table-cell table:formula="of:=HEX2BIN([.H4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style-name="ce1" office:value-type="string" calcext:value-type="string">
            <text:p>40</text:p>
          </table:table-cell>
          <table:table-cell table:style-name="ce2" office:value-type="string" calcext:value-type="string">
            <text:p>fc079f01740034ffef00000000000000</text:p>
          </table:table-cell>
          <table:table-cell table:formula="of:=DEC2HEX([.D5];2)" office:value-type="string" office:string-value="04" calcext:value-type="string">
            <text:p>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formula="of:=FLOOR([.D5]/16)" office:value-type="float" office:value="0" calcext:value-type="float">
            <text:p>0</text:p>
          </table:table-cell>
          <table:table-cell table:formula="of:=MOD([.D5];16)" office:value-type="float" office:value="4" calcext:value-type="float">
            <text:p>4</text:p>
          </table:table-cell>
          <table:table-cell table:formula="of:=MID(INDEX([.$B$1:.$B$8];[.F5]+1;0);[.G5]*2+1;2)" office:value-type="string" office:string-value="00" calcext:value-type="string">
            <text:p>00</text:p>
          </table:table-cell>
          <table:table-cell table:formula="of:=HEX2DEC([.H5])" office:value-type="float" office:value="0" calcext:value-type="float">
            <text:p>0</text:p>
          </table:table-cell>
          <table:table-cell table:formula="of:=HEX2BIN([.H5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2" office:value-type="string" calcext:value-type="string">
            <text:p>00000000000000000000000000000000</text:p>
          </table:table-cell>
          <table:table-cell table:formula="of:=DEC2HEX([.D6];2)" office:value-type="string" office:string-value="05" calcext:value-type="string">
            <text:p>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formula="of:=FLOOR([.D6]/16)" office:value-type="float" office:value="0" calcext:value-type="float">
            <text:p>0</text:p>
          </table:table-cell>
          <table:table-cell table:formula="of:=MOD([.D6];16)" office:value-type="float" office:value="5" calcext:value-type="float">
            <text:p>5</text:p>
          </table:table-cell>
          <table:table-cell table:formula="of:=MID(INDEX([.$B$1:.$B$8];[.F6]+1;0);[.G6]*2+1;2)" office:value-type="string" office:string-value="00" calcext:value-type="string">
            <text:p>00</text:p>
          </table:table-cell>
          <table:table-cell table:formula="of:=HEX2DEC([.H6])" office:value-type="float" office:value="0" calcext:value-type="float">
            <text:p>0</text:p>
          </table:table-cell>
          <table:table-cell table:formula="of:=HEX2BIN([.H6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style-name="ce1" office:value-type="string" calcext:value-type="string">
            <text:p>60</text:p>
          </table:table-cell>
          <table:table-cell table:style-name="ce2" office:value-type="string" calcext:value-type="string">
            <text:p>00000000000000000000000100000000</text:p>
          </table:table-cell>
          <table:table-cell table:formula="of:=DEC2HEX([.D7];2)" office:value-type="string" office:string-value="06" calcext:value-type="string">
            <text:p>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formula="of:=FLOOR([.D7]/16)" office:value-type="float" office:value="0" calcext:value-type="float">
            <text:p>0</text:p>
          </table:table-cell>
          <table:table-cell table:formula="of:=MOD([.D7];16)" office:value-type="float" office:value="6" calcext:value-type="float">
            <text:p>6</text:p>
          </table:table-cell>
          <table:table-cell table:formula="of:=MID(INDEX([.$B$1:.$B$8];[.F7]+1;0);[.G7]*2+1;2)" office:value-type="string" office:string-value="00" calcext:value-type="string">
            <text:p>00</text:p>
          </table:table-cell>
          <table:table-cell table:formula="of:=HEX2DEC([.H7])" office:value-type="float" office:value="0" calcext:value-type="float">
            <text:p>0</text:p>
          </table:table-cell>
          <table:table-cell table:formula="of:=HEX2BIN([.H7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style-name="ce1" office:value-type="string" calcext:value-type="string">
            <text:p>70</text:p>
          </table:table-cell>
          <table:table-cell table:style-name="ce3" office:value-type="string" calcext:value-type="string">
            <text:p>00000000007100149800ec9400226800</text:p>
          </table:table-cell>
          <table:table-cell table:formula="of:=DEC2HEX([.D8];2)" office:value-type="string" office:string-value="07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formula="of:=FLOOR([.D8]/16)" office:value-type="float" office:value="0" calcext:value-type="float">
            <text:p>0</text:p>
          </table:table-cell>
          <table:table-cell table:formula="of:=MOD([.D8];16)" office:value-type="float" office:value="7" calcext:value-type="float">
            <text:p>7</text:p>
          </table:table-cell>
          <table:table-cell table:formula="of:=MID(INDEX([.$B$1:.$B$8];[.F8]+1;0);[.G8]*2+1;2)" office:value-type="string" office:string-value="00" calcext:value-type="string">
            <text:p>00</text:p>
          </table:table-cell>
          <table:table-cell table:formula="of:=HEX2DEC([.H8])" office:value-type="float" office:value="0" calcext:value-type="float">
            <text:p>0</text:p>
          </table:table-cell>
          <table:table-cell table:formula="of:=HEX2BIN([.H8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9];2)" office:value-type="string" office:string-value="08" calcext:value-type="string">
            <text:p>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formula="of:=FLOOR([.D9]/16)" office:value-type="float" office:value="0" calcext:value-type="float">
            <text:p>0</text:p>
          </table:table-cell>
          <table:table-cell table:formula="of:=MOD([.D9];16)" office:value-type="float" office:value="8" calcext:value-type="float">
            <text:p>8</text:p>
          </table:table-cell>
          <table:table-cell table:formula="of:=MID(INDEX([.$B$1:.$B$8];[.F9]+1;0);[.G9]*2+1;2)" office:value-type="string" office:string-value="00" calcext:value-type="string">
            <text:p>00</text:p>
          </table:table-cell>
          <table:table-cell table:formula="of:=HEX2DEC([.H9])" office:value-type="float" office:value="0" calcext:value-type="float">
            <text:p>0</text:p>
          </table:table-cell>
          <table:table-cell table:formula="of:=HEX2BIN([.H9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10];2)" office:value-type="string" office:string-value="09" calcext:value-type="string">
            <text:p>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formula="of:=FLOOR([.D10]/16)" office:value-type="float" office:value="0" calcext:value-type="float">
            <text:p>0</text:p>
          </table:table-cell>
          <table:table-cell table:formula="of:=MOD([.D10];16)" office:value-type="float" office:value="9" calcext:value-type="float">
            <text:p>9</text:p>
          </table:table-cell>
          <table:table-cell table:formula="of:=MID(INDEX([.$B$1:.$B$8];[.F10]+1;0);[.G10]*2+1;2)" office:value-type="string" office:string-value="00" calcext:value-type="string">
            <text:p>00</text:p>
          </table:table-cell>
          <table:table-cell table:formula="of:=HEX2DEC([.H10])" office:value-type="float" office:value="0" calcext:value-type="float">
            <text:p>0</text:p>
          </table:table-cell>
          <table:table-cell table:formula="of:=HEX2BIN([.H10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11];2)" office:value-type="string" office:string-value="0A" calcext:value-type="string">
            <text:p>0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formula="of:=FLOOR([.D11]/16)" office:value-type="float" office:value="0" calcext:value-type="float">
            <text:p>0</text:p>
          </table:table-cell>
          <table:table-cell table:formula="of:=MOD([.D11];16)" office:value-type="float" office:value="10" calcext:value-type="float">
            <text:p>10</text:p>
          </table:table-cell>
          <table:table-cell table:formula="of:=MID(INDEX([.$B$1:.$B$8];[.F11]+1;0);[.G11]*2+1;2)" office:value-type="string" office:string-value="00" calcext:value-type="string">
            <text:p>00</text:p>
          </table:table-cell>
          <table:table-cell table:formula="of:=HEX2DEC([.H11])" office:value-type="float" office:value="0" calcext:value-type="float">
            <text:p>0</text:p>
          </table:table-cell>
          <table:table-cell table:formula="of:=HEX2BIN([.H11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12];2)" office:value-type="string" office:string-value="0B" calcext:value-type="string">
            <text:p>0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formula="of:=FLOOR([.D12]/16)" office:value-type="float" office:value="0" calcext:value-type="float">
            <text:p>0</text:p>
          </table:table-cell>
          <table:table-cell table:formula="of:=MOD([.D12];16)" office:value-type="float" office:value="11" calcext:value-type="float">
            <text:p>11</text:p>
          </table:table-cell>
          <table:table-cell table:formula="of:=MID(INDEX([.$B$1:.$B$8];[.F12]+1;0);[.G12]*2+1;2)" office:value-type="string" office:string-value="00" calcext:value-type="string">
            <text:p>00</text:p>
          </table:table-cell>
          <table:table-cell table:formula="of:=HEX2DEC([.H12])" office:value-type="float" office:value="0" calcext:value-type="float">
            <text:p>0</text:p>
          </table:table-cell>
          <table:table-cell table:formula="of:=HEX2BIN([.H12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13];2)" office:value-type="string" office:string-value="0C" calcext:value-type="string">
            <text:p>0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formula="of:=FLOOR([.D13]/16)" office:value-type="float" office:value="0" calcext:value-type="float">
            <text:p>0</text:p>
          </table:table-cell>
          <table:table-cell table:formula="of:=MOD([.D13];16)" office:value-type="float" office:value="12" calcext:value-type="float">
            <text:p>12</text:p>
          </table:table-cell>
          <table:table-cell table:formula="of:=MID(INDEX([.$B$1:.$B$8];[.F13]+1;0);[.G13]*2+1;2)" office:value-type="string" office:string-value="00" calcext:value-type="string">
            <text:p>00</text:p>
          </table:table-cell>
          <table:table-cell table:formula="of:=HEX2DEC([.H13])" office:value-type="float" office:value="0" calcext:value-type="float">
            <text:p>0</text:p>
          </table:table-cell>
          <table:table-cell table:formula="of:=HEX2BIN([.H13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14];2)" office:value-type="string" office:string-value="0D" calcext:value-type="string">
            <text:p>0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lf_test_x_accel</text:p>
          </table:table-cell>
          <table:table-cell table:formula="of:=FLOOR([.D14]/16)" office:value-type="float" office:value="0" calcext:value-type="float">
            <text:p>0</text:p>
          </table:table-cell>
          <table:table-cell table:formula="of:=MOD([.D14];16)" office:value-type="float" office:value="13" calcext:value-type="float">
            <text:p>13</text:p>
          </table:table-cell>
          <table:table-cell table:formula="of:=MID(INDEX([.$B$1:.$B$8];[.F14]+1;0);[.G14]*2+1;2)" office:value-type="string" office:string-value="00" calcext:value-type="string">
            <text:p>00</text:p>
          </table:table-cell>
          <table:table-cell table:formula="of:=HEX2DEC([.H14])" office:value-type="float" office:value="0" calcext:value-type="float">
            <text:p>0</text:p>
          </table:table-cell>
          <table:table-cell table:formula="of:=HEX2BIN([.H14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15];2)" office:value-type="string" office:string-value="0E" calcext:value-type="string">
            <text:p>0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lf_test_y_accel</text:p>
          </table:table-cell>
          <table:table-cell table:formula="of:=FLOOR([.D15]/16)" office:value-type="float" office:value="0" calcext:value-type="float">
            <text:p>0</text:p>
          </table:table-cell>
          <table:table-cell table:formula="of:=MOD([.D15];16)" office:value-type="float" office:value="14" calcext:value-type="float">
            <text:p>14</text:p>
          </table:table-cell>
          <table:table-cell table:formula="of:=MID(INDEX([.$B$1:.$B$8];[.F15]+1;0);[.G15]*2+1;2)" office:value-type="string" office:string-value="00" calcext:value-type="string">
            <text:p>00</text:p>
          </table:table-cell>
          <table:table-cell table:formula="of:=HEX2DEC([.H15])" office:value-type="float" office:value="0" calcext:value-type="float">
            <text:p>0</text:p>
          </table:table-cell>
          <table:table-cell table:formula="of:=HEX2BIN([.H15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16];2)" office:value-type="string" office:string-value="0F" calcext:value-type="string">
            <text:p>0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lf_test_z_accel</text:p>
          </table:table-cell>
          <table:table-cell table:formula="of:=FLOOR([.D16]/16)" office:value-type="float" office:value="0" calcext:value-type="float">
            <text:p>0</text:p>
          </table:table-cell>
          <table:table-cell table:formula="of:=MOD([.D16];16)" office:value-type="float" office:value="15" calcext:value-type="float">
            <text:p>15</text:p>
          </table:table-cell>
          <table:table-cell table:formula="of:=MID(INDEX([.$B$1:.$B$8];[.F16]+1;0);[.G16]*2+1;2)" office:value-type="string" office:string-value="00" calcext:value-type="string">
            <text:p>00</text:p>
          </table:table-cell>
          <table:table-cell table:formula="of:=HEX2DEC([.H16])" office:value-type="float" office:value="0" calcext:value-type="float">
            <text:p>0</text:p>
          </table:table-cell>
          <table:table-cell table:formula="of:=HEX2BIN([.H16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17];2)" office:value-type="string" office:string-value="10" calcext:value-type="string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table:formula="of:=FLOOR([.D17]/16)" office:value-type="float" office:value="1" calcext:value-type="float">
            <text:p>1</text:p>
          </table:table-cell>
          <table:table-cell table:formula="of:=MOD([.D17];16)" office:value-type="float" office:value="0" calcext:value-type="float">
            <text:p>0</text:p>
          </table:table-cell>
          <table:table-cell table:formula="of:=MID(INDEX([.$B$1:.$B$8];[.F17]+1;0);[.G17]*2+1;2)" office:value-type="string" office:string-value="00" calcext:value-type="string">
            <text:p>00</text:p>
          </table:table-cell>
          <table:table-cell table:formula="of:=HEX2DEC([.H17])" office:value-type="float" office:value="0" calcext:value-type="float">
            <text:p>0</text:p>
          </table:table-cell>
          <table:table-cell table:formula="of:=HEX2BIN([.H17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18];2)" office:value-type="string" office:string-value="11" calcext:value-type="string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 table:formula="of:=FLOOR([.D18]/16)" office:value-type="float" office:value="1" calcext:value-type="float">
            <text:p>1</text:p>
          </table:table-cell>
          <table:table-cell table:formula="of:=MOD([.D18];16)" office:value-type="float" office:value="1" calcext:value-type="float">
            <text:p>1</text:p>
          </table:table-cell>
          <table:table-cell table:formula="of:=MID(INDEX([.$B$1:.$B$8];[.F18]+1;0);[.G18]*2+1;2)" office:value-type="string" office:string-value="00" calcext:value-type="string">
            <text:p>00</text:p>
          </table:table-cell>
          <table:table-cell table:formula="of:=HEX2DEC([.H18])" office:value-type="float" office:value="0" calcext:value-type="float">
            <text:p>0</text:p>
          </table:table-cell>
          <table:table-cell table:formula="of:=HEX2BIN([.H18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19];2)" office:value-type="string" office:string-value="12" calcext:value-type="string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</text:p>
          </table:table-cell>
          <table:table-cell table:formula="of:=FLOOR([.D19]/16)" office:value-type="float" office:value="1" calcext:value-type="float">
            <text:p>1</text:p>
          </table:table-cell>
          <table:table-cell table:formula="of:=MOD([.D19];16)" office:value-type="float" office:value="2" calcext:value-type="float">
            <text:p>2</text:p>
          </table:table-cell>
          <table:table-cell table:formula="of:=MID(INDEX([.$B$1:.$B$8];[.F19]+1;0);[.G19]*2+1;2)" office:value-type="string" office:string-value="00" calcext:value-type="string">
            <text:p>00</text:p>
          </table:table-cell>
          <table:table-cell table:formula="of:=HEX2DEC([.H19])" office:value-type="float" office:value="0" calcext:value-type="float">
            <text:p>0</text:p>
          </table:table-cell>
          <table:table-cell table:formula="of:=HEX2BIN([.H19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5" table:formula="of:=DEC2HEX([.D20];2)" office:value-type="string" office:string-value="13" calcext:value-type="string">
            <text:p>13</text:p>
          </table:table-cell>
          <table:table-cell table:style-name="ce5" office:value-type="float" office:value="19" calcext:value-type="float">
            <text:p>19</text:p>
          </table:table-cell>
          <table:table-cell table:style-name="ce8" office:value-type="string" calcext:value-type="string">
            <text:p>XG_OFFSET_H</text:p>
          </table:table-cell>
          <table:table-cell table:style-name="ce8" table:formula="of:=FLOOR([.D20]/16)" office:value-type="float" office:value="1" calcext:value-type="float">
            <text:p>1</text:p>
          </table:table-cell>
          <table:table-cell table:style-name="ce8" table:formula="of:=MOD([.D20];16)" office:value-type="float" office:value="3" calcext:value-type="float">
            <text:p>3</text:p>
          </table:table-cell>
          <table:table-cell table:style-name="ce8" table:formula="of:=MID(INDEX([.$B$1:.$B$8];[.F20]+1;0);[.G20]*2+1;2)" office:value-type="string" office:string-value="00" calcext:value-type="string">
            <text:p>00</text:p>
          </table:table-cell>
          <table:table-cell table:style-name="ce8" table:formula="of:=HEX2DEC([.H20])" office:value-type="float" office:value="0" calcext:value-type="float">
            <text:p>0</text:p>
          </table:table-cell>
          <table:table-cell table:style-name="ce13" table:formula="of:=HEX2BIN([.H20];8)" office:value-type="string" office:string-value="00000000" calcext:value-type="string">
            <text:p>00000000</text:p>
          </table:table-cell>
          <table:table-cell table:formula="of:=[.I20]*256+[.I21]" office:value-type="float" office:value="0" calcext:value-type="float">
            <text:p>0</text:p>
          </table:table-cell>
          <table:table-cell table:number-columns-repeated="2"/>
          <table:table-cell table:formula="of:=IF([.K20]&gt;32767;[.K20]-65536;[.K20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5" table:formula="of:=DEC2HEX([.D21];2)" office:value-type="string" office:string-value="14" calcext:value-type="string">
            <text:p>14</text:p>
          </table:table-cell>
          <table:table-cell table:style-name="ce5" office:value-type="float" office:value="20" calcext:value-type="float">
            <text:p>20</text:p>
          </table:table-cell>
          <table:table-cell table:style-name="ce8" office:value-type="string" calcext:value-type="string">
            <text:p>XG_OFFSET_L</text:p>
          </table:table-cell>
          <table:table-cell table:style-name="ce8" table:formula="of:=FLOOR([.D21]/16)" office:value-type="float" office:value="1" calcext:value-type="float">
            <text:p>1</text:p>
          </table:table-cell>
          <table:table-cell table:style-name="ce8" table:formula="of:=MOD([.D21];16)" office:value-type="float" office:value="4" calcext:value-type="float">
            <text:p>4</text:p>
          </table:table-cell>
          <table:table-cell table:style-name="ce8" table:formula="of:=MID(INDEX([.$B$1:.$B$8];[.F21]+1;0);[.G21]*2+1;2)" office:value-type="string" office:string-value="00" calcext:value-type="string">
            <text:p>00</text:p>
          </table:table-cell>
          <table:table-cell table:style-name="ce8" table:formula="of:=HEX2DEC([.H21])" office:value-type="float" office:value="0" calcext:value-type="float">
            <text:p>0</text:p>
          </table:table-cell>
          <table:table-cell table:style-name="ce13" table:formula="of:=HEX2BIN([.H21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5" table:formula="of:=DEC2HEX([.D22];2)" office:value-type="string" office:string-value="15" calcext:value-type="string">
            <text:p>15</text:p>
          </table:table-cell>
          <table:table-cell table:style-name="ce5" office:value-type="float" office:value="21" calcext:value-type="float">
            <text:p>21</text:p>
          </table:table-cell>
          <table:table-cell table:style-name="ce8" office:value-type="string" calcext:value-type="string">
            <text:p>YG_OFFSET_H</text:p>
          </table:table-cell>
          <table:table-cell table:style-name="ce8" table:formula="of:=FLOOR([.D22]/16)" office:value-type="float" office:value="1" calcext:value-type="float">
            <text:p>1</text:p>
          </table:table-cell>
          <table:table-cell table:style-name="ce8" table:formula="of:=MOD([.D22];16)" office:value-type="float" office:value="5" calcext:value-type="float">
            <text:p>5</text:p>
          </table:table-cell>
          <table:table-cell table:style-name="ce8" table:formula="of:=MID(INDEX([.$B$1:.$B$8];[.F22]+1;0);[.G22]*2+1;2)" office:value-type="string" office:string-value="00" calcext:value-type="string">
            <text:p>00</text:p>
          </table:table-cell>
          <table:table-cell table:style-name="ce8" table:formula="of:=HEX2DEC([.H22])" office:value-type="float" office:value="0" calcext:value-type="float">
            <text:p>0</text:p>
          </table:table-cell>
          <table:table-cell table:style-name="ce13" table:formula="of:=HEX2BIN([.H22];8)" office:value-type="string" office:string-value="00000000" calcext:value-type="string">
            <text:p>00000000</text:p>
          </table:table-cell>
          <table:table-cell table:formula="of:=[.I22]*256+[.I23]" office:value-type="float" office:value="0" calcext:value-type="float">
            <text:p>0</text:p>
          </table:table-cell>
          <table:table-cell table:number-columns-repeated="2"/>
          <table:table-cell table:formula="of:=IF([.K22]&gt;32767;[.K22]-65536;[.K22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5" table:formula="of:=DEC2HEX([.D23];2)" office:value-type="string" office:string-value="16" calcext:value-type="string">
            <text:p>16</text:p>
          </table:table-cell>
          <table:table-cell table:style-name="ce5" office:value-type="float" office:value="22" calcext:value-type="float">
            <text:p>22</text:p>
          </table:table-cell>
          <table:table-cell table:style-name="ce8" office:value-type="string" calcext:value-type="string">
            <text:p>YG_OFFSET_L</text:p>
          </table:table-cell>
          <table:table-cell table:style-name="ce8" table:formula="of:=FLOOR([.D23]/16)" office:value-type="float" office:value="1" calcext:value-type="float">
            <text:p>1</text:p>
          </table:table-cell>
          <table:table-cell table:style-name="ce8" table:formula="of:=MOD([.D23];16)" office:value-type="float" office:value="6" calcext:value-type="float">
            <text:p>6</text:p>
          </table:table-cell>
          <table:table-cell table:style-name="ce8" table:formula="of:=MID(INDEX([.$B$1:.$B$8];[.F23]+1;0);[.G23]*2+1;2)" office:value-type="string" office:string-value="00" calcext:value-type="string">
            <text:p>00</text:p>
          </table:table-cell>
          <table:table-cell table:style-name="ce8" table:formula="of:=HEX2DEC([.H23])" office:value-type="float" office:value="0" calcext:value-type="float">
            <text:p>0</text:p>
          </table:table-cell>
          <table:table-cell table:style-name="ce13" table:formula="of:=HEX2BIN([.H23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5" table:formula="of:=DEC2HEX([.D24];2)" office:value-type="string" office:string-value="17" calcext:value-type="string">
            <text:p>17</text:p>
          </table:table-cell>
          <table:table-cell table:style-name="ce5" office:value-type="float" office:value="23" calcext:value-type="float">
            <text:p>23</text:p>
          </table:table-cell>
          <table:table-cell table:style-name="ce8" office:value-type="string" calcext:value-type="string">
            <text:p>ZG_OFFSET_H</text:p>
          </table:table-cell>
          <table:table-cell table:style-name="ce8" table:formula="of:=FLOOR([.D24]/16)" office:value-type="float" office:value="1" calcext:value-type="float">
            <text:p>1</text:p>
          </table:table-cell>
          <table:table-cell table:style-name="ce8" table:formula="of:=MOD([.D24];16)" office:value-type="float" office:value="7" calcext:value-type="float">
            <text:p>7</text:p>
          </table:table-cell>
          <table:table-cell table:style-name="ce8" table:formula="of:=MID(INDEX([.$B$1:.$B$8];[.F24]+1;0);[.G24]*2+1;2)" office:value-type="string" office:string-value="00" calcext:value-type="string">
            <text:p>00</text:p>
          </table:table-cell>
          <table:table-cell table:style-name="ce8" table:formula="of:=HEX2DEC([.H24])" office:value-type="float" office:value="0" calcext:value-type="float">
            <text:p>0</text:p>
          </table:table-cell>
          <table:table-cell table:style-name="ce13" table:formula="of:=HEX2BIN([.H24];8)" office:value-type="string" office:string-value="00000000" calcext:value-type="string">
            <text:p>00000000</text:p>
          </table:table-cell>
          <table:table-cell table:formula="of:=[.I24]*256+[.I25]" office:value-type="float" office:value="0" calcext:value-type="float">
            <text:p>0</text:p>
          </table:table-cell>
          <table:table-cell table:number-columns-repeated="2"/>
          <table:table-cell table:formula="of:=IF([.K24]&gt;32767;[.K24]-65536;[.K24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5" table:formula="of:=DEC2HEX([.D25];2)" office:value-type="string" office:string-value="18" calcext:value-type="string">
            <text:p>18</text:p>
          </table:table-cell>
          <table:table-cell table:style-name="ce5" office:value-type="float" office:value="24" calcext:value-type="float">
            <text:p>24</text:p>
          </table:table-cell>
          <table:table-cell table:style-name="ce8" office:value-type="string" calcext:value-type="string">
            <text:p>ZG_OFFSET_L</text:p>
          </table:table-cell>
          <table:table-cell table:style-name="ce8" table:formula="of:=FLOOR([.D25]/16)" office:value-type="float" office:value="1" calcext:value-type="float">
            <text:p>1</text:p>
          </table:table-cell>
          <table:table-cell table:style-name="ce8" table:formula="of:=MOD([.D25];16)" office:value-type="float" office:value="8" calcext:value-type="float">
            <text:p>8</text:p>
          </table:table-cell>
          <table:table-cell table:style-name="ce8" table:formula="of:=MID(INDEX([.$B$1:.$B$8];[.F25]+1;0);[.G25]*2+1;2)" office:value-type="string" office:string-value="00" calcext:value-type="string">
            <text:p>00</text:p>
          </table:table-cell>
          <table:table-cell table:style-name="ce8" table:formula="of:=HEX2DEC([.H25])" office:value-type="float" office:value="0" calcext:value-type="float">
            <text:p>0</text:p>
          </table:table-cell>
          <table:table-cell table:style-name="ce13" table:formula="of:=HEX2BIN([.H25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5" table:formula="of:=DEC2HEX([.D26];2)" office:value-type="string" office:string-value="19" calcext:value-type="string">
            <text:p>19</text:p>
          </table:table-cell>
          <table:table-cell table:style-name="ce5" office:value-type="float" office:value="25" calcext:value-type="float">
            <text:p>25</text:p>
          </table:table-cell>
          <table:table-cell table:style-name="ce8" office:value-type="string" calcext:value-type="string">
            <text:p>SMPLRT_DIV</text:p>
          </table:table-cell>
          <table:table-cell table:style-name="ce8" table:formula="of:=FLOOR([.D26]/16)" office:value-type="float" office:value="1" calcext:value-type="float">
            <text:p>1</text:p>
          </table:table-cell>
          <table:table-cell table:style-name="ce8" table:formula="of:=MOD([.D26];16)" office:value-type="float" office:value="9" calcext:value-type="float">
            <text:p>9</text:p>
          </table:table-cell>
          <table:table-cell table:style-name="ce8" table:formula="of:=MID(INDEX([.$B$1:.$B$8];[.F26]+1;0);[.G26]*2+1;2)" office:value-type="string" office:string-value="00" calcext:value-type="string">
            <text:p>00</text:p>
          </table:table-cell>
          <table:table-cell table:style-name="ce8" table:formula="of:=HEX2DEC([.H26])" office:value-type="float" office:value="0" calcext:value-type="float">
            <text:p>0</text:p>
          </table:table-cell>
          <table:table-cell table:style-name="ce13" table:formula="of:=HEX2BIN([.H26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5" table:formula="of:=DEC2HEX([.D27];2)" office:value-type="string" office:string-value="1A" calcext:value-type="string">
            <text:p>1A</text:p>
          </table:table-cell>
          <table:table-cell table:style-name="ce5" office:value-type="float" office:value="26" calcext:value-type="float">
            <text:p>26</text:p>
          </table:table-cell>
          <table:table-cell table:style-name="ce8" office:value-type="string" calcext:value-type="string">
            <text:p>CONFIG</text:p>
          </table:table-cell>
          <table:table-cell table:style-name="ce8" table:formula="of:=FLOOR([.D27]/16)" office:value-type="float" office:value="1" calcext:value-type="float">
            <text:p>1</text:p>
          </table:table-cell>
          <table:table-cell table:style-name="ce8" table:formula="of:=MOD([.D27];16)" office:value-type="float" office:value="10" calcext:value-type="float">
            <text:p>10</text:p>
          </table:table-cell>
          <table:table-cell table:style-name="ce8" table:formula="of:=MID(INDEX([.$B$1:.$B$8];[.F27]+1;0);[.G27]*2+1;2)" office:value-type="string" office:string-value="03" calcext:value-type="string">
            <text:p>03</text:p>
          </table:table-cell>
          <table:table-cell table:style-name="ce8" table:formula="of:=HEX2DEC([.H27])" office:value-type="float" office:value="3" calcext:value-type="float">
            <text:p>3</text:p>
          </table:table-cell>
          <table:table-cell table:style-name="ce13" table:formula="of:=HEX2BIN([.H27];8)" office:value-type="string" office:string-value="00000011" calcext:value-type="string">
            <text:p>00000011</text:p>
          </table:table-cell>
          <table:table-cell office:value-type="string" calcext:value-type="string">
            <text:p>fifo_mode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6" table:formula="of:=BITAND(FLOOR(HEX2DEC([.$H27])/2^([.M27]));2^([.L27]-[.M27]+1)-1)" office:value-type="float" office:value="0" calcext:value-type="float">
            <text:p>0</text:p>
          </table:table-cell>
          <table:table-cell office:value-type="string" calcext:value-type="string">
            <text:p>ext_sync_se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6" table:formula="of:=BITAND(FLOOR(HEX2DEC([.$H27])/2^([.Q27]));2^([.P27]-[.Q27]+1)-1)" office:value-type="float" office:value="0" calcext:value-type="float">
            <text:p>0</text:p>
          </table:table-cell>
          <table:table-cell office:value-type="string" calcext:value-type="string">
            <text:p>dlpf_cf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6" table:formula="of:=BITAND(FLOOR(HEX2DEC([.$H27])/2^([.U27]));2^([.T27]-[.U27]+1)-1)"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5" table:formula="of:=DEC2HEX([.D28];2)" office:value-type="string" office:string-value="1B" calcext:value-type="string">
            <text:p>1B</text:p>
          </table:table-cell>
          <table:table-cell table:style-name="ce5" office:value-type="float" office:value="27" calcext:value-type="float">
            <text:p>27</text:p>
          </table:table-cell>
          <table:table-cell table:style-name="ce8" office:value-type="string" calcext:value-type="string">
            <text:p>GYRO_CONFIG</text:p>
          </table:table-cell>
          <table:table-cell table:style-name="ce8" table:formula="of:=FLOOR([.D28]/16)" office:value-type="float" office:value="1" calcext:value-type="float">
            <text:p>1</text:p>
          </table:table-cell>
          <table:table-cell table:style-name="ce8" table:formula="of:=MOD([.D28];16)" office:value-type="float" office:value="11" calcext:value-type="float">
            <text:p>11</text:p>
          </table:table-cell>
          <table:table-cell table:style-name="ce8" table:formula="of:=MID(INDEX([.$B$1:.$B$8];[.F28]+1;0);[.G28]*2+1;2)" office:value-type="string" office:string-value="00" calcext:value-type="string">
            <text:p>00</text:p>
          </table:table-cell>
          <table:table-cell table:style-name="ce8" table:formula="of:=HEX2DEC([.H28])" office:value-type="float" office:value="0" calcext:value-type="float">
            <text:p>0</text:p>
          </table:table-cell>
          <table:table-cell table:style-name="ce13" table:formula="of:=HEX2BIN([.H28];8)" office:value-type="string" office:string-value="00000000" calcext:value-type="string">
            <text:p>00000000</text:p>
          </table:table-cell>
          <table:table-cell office:value-type="string" calcext:value-type="string">
            <text:p>xgyro_cten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6" table:formula="of:=BITAND(FLOOR(HEX2DEC([.$H28])/2^([.M28]));2^([.L28]-[.M28]+1)-1)" office:value-type="float" office:value="0" calcext:value-type="float">
            <text:p>0</text:p>
          </table:table-cell>
          <table:table-cell office:value-type="string" calcext:value-type="string">
            <text:p>ygyro_cten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6" table:formula="of:=BITAND(FLOOR(HEX2DEC([.$H28])/2^([.Q28]));2^([.P28]-[.Q28]+1)-1)" office:value-type="float" office:value="0" calcext:value-type="float">
            <text:p>0</text:p>
          </table:table-cell>
          <table:table-cell office:value-type="string" calcext:value-type="string">
            <text:p>zgyro_cten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6" table:formula="of:=BITAND(FLOOR(HEX2DEC([.$H28])/2^([.U28]));2^([.T28]-[.U28]+1)-1)" office:value-type="float" office:value="0" calcext:value-type="float">
            <text:p>0</text:p>
          </table:table-cell>
          <table:table-cell office:value-type="string" calcext:value-type="string">
            <text:p>gyro_fs_se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6" table:formula="of:=BITAND(FLOOR(HEX2DEC([.$H28])/2^([.Y28]));2^([.X28]-[.Y28]+1)-1)" office:value-type="float" office:value="0" calcext:value-type="float">
            <text:p>0</text:p>
          </table:table-cell>
          <table:table-cell office:value-type="string" calcext:value-type="string">
            <text:p>fchoice_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TAND(FLOOR(HEX2DEC([.$H28])/2^([.AC28]));2^([.AB28]-[.AC28]+1)-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5" table:formula="of:=DEC2HEX([.D29];2)" office:value-type="string" office:string-value="1C" calcext:value-type="string">
            <text:p>1C</text:p>
          </table:table-cell>
          <table:table-cell table:style-name="ce5" office:value-type="float" office:value="28" calcext:value-type="float">
            <text:p>28</text:p>
          </table:table-cell>
          <table:table-cell table:style-name="ce8" office:value-type="string" calcext:value-type="string">
            <text:p>ACCEL_CONFIG</text:p>
          </table:table-cell>
          <table:table-cell table:style-name="ce8" table:formula="of:=FLOOR([.D29]/16)" office:value-type="float" office:value="1" calcext:value-type="float">
            <text:p>1</text:p>
          </table:table-cell>
          <table:table-cell table:style-name="ce8" table:formula="of:=MOD([.D29];16)" office:value-type="float" office:value="12" calcext:value-type="float">
            <text:p>12</text:p>
          </table:table-cell>
          <table:table-cell table:style-name="ce8" table:formula="of:=MID(INDEX([.$B$1:.$B$8];[.F29]+1;0);[.G29]*2+1;2)" office:value-type="string" office:string-value="00" calcext:value-type="string">
            <text:p>00</text:p>
          </table:table-cell>
          <table:table-cell table:style-name="ce8" table:formula="of:=HEX2DEC([.H29])" office:value-type="float" office:value="0" calcext:value-type="float">
            <text:p>0</text:p>
          </table:table-cell>
          <table:table-cell table:style-name="ce13" table:formula="of:=HEX2BIN([.H29];8)" office:value-type="string" office:string-value="00000000" calcext:value-type="string">
            <text:p>00000000</text:p>
          </table:table-cell>
          <table:table-cell office:value-type="string" calcext:value-type="string">
            <text:p>ax_st_en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6" table:formula="of:=BITAND(FLOOR(HEX2DEC([.$H29])/2^([.M29]));2^([.L29]-[.M29]+1)-1)" office:value-type="float" office:value="0" calcext:value-type="float">
            <text:p>0</text:p>
          </table:table-cell>
          <table:table-cell office:value-type="string" calcext:value-type="string">
            <text:p>ay_st_en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6" table:formula="of:=BITAND(FLOOR(HEX2DEC([.$H29])/2^([.Q29]));2^([.P29]-[.Q29]+1)-1)" office:value-type="float" office:value="0" calcext:value-type="float">
            <text:p>0</text:p>
          </table:table-cell>
          <table:table-cell office:value-type="string" calcext:value-type="string">
            <text:p>az_st_en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6" table:formula="of:=BITAND(FLOOR(HEX2DEC([.$H29])/2^([.U29]));2^([.T29]-[.U29]+1)-1)" office:value-type="float" office:value="0" calcext:value-type="float">
            <text:p>0</text:p>
          </table:table-cell>
          <table:table-cell office:value-type="string" calcext:value-type="string">
            <text:p>accel_fs_se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6" table:formula="of:=BITAND(FLOOR(HEX2DEC([.$H29])/2^([.Y29]));2^([.X29]-[.Y29]+1)-1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5" table:formula="of:=DEC2HEX([.D30];2)" office:value-type="string" office:string-value="1D" calcext:value-type="string">
            <text:p>1D</text:p>
          </table:table-cell>
          <table:table-cell table:style-name="ce5" office:value-type="float" office:value="29" calcext:value-type="float">
            <text:p>29</text:p>
          </table:table-cell>
          <table:table-cell table:style-name="ce8" office:value-type="string" calcext:value-type="string">
            <text:p>ACCEL_CONFIG2</text:p>
          </table:table-cell>
          <table:table-cell table:style-name="ce8" table:formula="of:=FLOOR([.D30]/16)" office:value-type="float" office:value="1" calcext:value-type="float">
            <text:p>1</text:p>
          </table:table-cell>
          <table:table-cell table:style-name="ce8" table:formula="of:=MOD([.D30];16)" office:value-type="float" office:value="13" calcext:value-type="float">
            <text:p>13</text:p>
          </table:table-cell>
          <table:table-cell table:style-name="ce8" table:formula="of:=MID(INDEX([.$B$1:.$B$8];[.F30]+1;0);[.G30]*2+1;2)" office:value-type="string" office:string-value="00" calcext:value-type="string">
            <text:p>00</text:p>
          </table:table-cell>
          <table:table-cell table:style-name="ce8" table:formula="of:=HEX2DEC([.H30])" office:value-type="float" office:value="0" calcext:value-type="float">
            <text:p>0</text:p>
          </table:table-cell>
          <table:table-cell table:style-name="ce13" table:formula="of:=HEX2BIN([.H30];8)" office:value-type="string" office:string-value="00000000" calcext:value-type="string">
            <text:p>00000000</text:p>
          </table:table-cell>
          <table:table-cell office:value-type="string" calcext:value-type="string">
            <text:p>accel_fchoice_b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6" table:formula="of:=BITAND(FLOOR(HEX2DEC([.$H30])/2^([.M30]));2^([.L30]-[.M30]+1)-1)" office:value-type="float" office:value="0" calcext:value-type="float">
            <text:p>0</text:p>
          </table:table-cell>
          <table:table-cell office:value-type="string" calcext:value-type="string">
            <text:p>accel_dlpf_cf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TAND(FLOOR(HEX2DEC([.$H30])/2^([.Q30]));2^([.P30]-[.Q30]+1)-1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5" table:formula="of:=DEC2HEX([.D31];2)" office:value-type="string" office:string-value="1E" calcext:value-type="string">
            <text:p>1E</text:p>
          </table:table-cell>
          <table:table-cell table:style-name="ce5" office:value-type="float" office:value="30" calcext:value-type="float">
            <text:p>30</text:p>
          </table:table-cell>
          <table:table-cell table:style-name="ce8" office:value-type="string" calcext:value-type="string">
            <text:p>LP_ACCEL_ODR</text:p>
          </table:table-cell>
          <table:table-cell table:style-name="ce8" table:formula="of:=FLOOR([.D31]/16)" office:value-type="float" office:value="1" calcext:value-type="float">
            <text:p>1</text:p>
          </table:table-cell>
          <table:table-cell table:style-name="ce8" table:formula="of:=MOD([.D31];16)" office:value-type="float" office:value="14" calcext:value-type="float">
            <text:p>14</text:p>
          </table:table-cell>
          <table:table-cell table:style-name="ce8" table:formula="of:=MID(INDEX([.$B$1:.$B$8];[.F31]+1;0);[.G31]*2+1;2)" office:value-type="string" office:string-value="00" calcext:value-type="string">
            <text:p>00</text:p>
          </table:table-cell>
          <table:table-cell table:style-name="ce8" table:formula="of:=HEX2DEC([.H31])" office:value-type="float" office:value="0" calcext:value-type="float">
            <text:p>0</text:p>
          </table:table-cell>
          <table:table-cell table:style-name="ce13" table:formula="of:=HEX2BIN([.H31];8)" office:value-type="string" office:string-value="00000000" calcext:value-type="string">
            <text:p>00000000</text:p>
          </table:table-cell>
          <table:table-cell office:value-type="string" calcext:value-type="string">
            <text:p>lposc_slkse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6" table:formula="of:=BITAND(FLOOR(HEX2DEC([.$H31])/2^([.M31]));2^([.L31]-[.M31]+1)-1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5" table:formula="of:=DEC2HEX([.D32];2)" office:value-type="string" office:string-value="1F" calcext:value-type="string">
            <text:p>1F</text:p>
          </table:table-cell>
          <table:table-cell table:style-name="ce5" office:value-type="float" office:value="31" calcext:value-type="float">
            <text:p>31</text:p>
          </table:table-cell>
          <table:table-cell table:style-name="ce8" office:value-type="string" calcext:value-type="string">
            <text:p>WOM_THR</text:p>
          </table:table-cell>
          <table:table-cell table:style-name="ce8" table:formula="of:=FLOOR([.D32]/16)" office:value-type="float" office:value="1" calcext:value-type="float">
            <text:p>1</text:p>
          </table:table-cell>
          <table:table-cell table:style-name="ce8" table:formula="of:=MOD([.D32];16)" office:value-type="float" office:value="15" calcext:value-type="float">
            <text:p>15</text:p>
          </table:table-cell>
          <table:table-cell table:style-name="ce8" table:formula="of:=MID(INDEX([.$B$1:.$B$8];[.F32]+1;0);[.G32]*2+1;2)" office:value-type="string" office:string-value="00" calcext:value-type="string">
            <text:p>00</text:p>
          </table:table-cell>
          <table:table-cell table:style-name="ce8" table:formula="of:=HEX2DEC([.H32])" office:value-type="float" office:value="0" calcext:value-type="float">
            <text:p>0</text:p>
          </table:table-cell>
          <table:table-cell table:style-name="ce13" table:formula="of:=HEX2BIN([.H32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33];2)" office:value-type="string" office:string-value="20" calcext:value-type="string">
            <text:p>20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-</text:p>
          </table:table-cell>
          <table:table-cell table:formula="of:=FLOOR([.D33]/16)" office:value-type="float" office:value="2" calcext:value-type="float">
            <text:p>2</text:p>
          </table:table-cell>
          <table:table-cell table:formula="of:=MOD([.D33];16)" office:value-type="float" office:value="0" calcext:value-type="float">
            <text:p>0</text:p>
          </table:table-cell>
          <table:table-cell table:formula="of:=MID(INDEX([.$B$1:.$B$8];[.F33]+1;0);[.G33]*2+1;2)" office:value-type="string" office:string-value="00" calcext:value-type="string">
            <text:p>00</text:p>
          </table:table-cell>
          <table:table-cell table:formula="of:=HEX2DEC([.H33])" office:value-type="float" office:value="0" calcext:value-type="float">
            <text:p>0</text:p>
          </table:table-cell>
          <table:table-cell table:formula="of:=HEX2BIN([.H33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34];2)" office:value-type="string" office:string-value="21" calcext:value-type="string">
            <text:p>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-</text:p>
          </table:table-cell>
          <table:table-cell table:formula="of:=FLOOR([.D34]/16)" office:value-type="float" office:value="2" calcext:value-type="float">
            <text:p>2</text:p>
          </table:table-cell>
          <table:table-cell table:formula="of:=MOD([.D34];16)" office:value-type="float" office:value="1" calcext:value-type="float">
            <text:p>1</text:p>
          </table:table-cell>
          <table:table-cell table:formula="of:=MID(INDEX([.$B$1:.$B$8];[.F34]+1;0);[.G34]*2+1;2)" office:value-type="string" office:string-value="00" calcext:value-type="string">
            <text:p>00</text:p>
          </table:table-cell>
          <table:table-cell table:formula="of:=HEX2DEC([.H34])" office:value-type="float" office:value="0" calcext:value-type="float">
            <text:p>0</text:p>
          </table:table-cell>
          <table:table-cell table:formula="of:=HEX2BIN([.H34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35];2)" office:value-type="string" office:string-value="22" calcext:value-type="string">
            <text:p>2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</text:p>
          </table:table-cell>
          <table:table-cell table:formula="of:=FLOOR([.D35]/16)" office:value-type="float" office:value="2" calcext:value-type="float">
            <text:p>2</text:p>
          </table:table-cell>
          <table:table-cell table:formula="of:=MOD([.D35];16)" office:value-type="float" office:value="2" calcext:value-type="float">
            <text:p>2</text:p>
          </table:table-cell>
          <table:table-cell table:formula="of:=MID(INDEX([.$B$1:.$B$8];[.F35]+1;0);[.G35]*2+1;2)" office:value-type="string" office:string-value="00" calcext:value-type="string">
            <text:p>00</text:p>
          </table:table-cell>
          <table:table-cell table:formula="of:=HEX2DEC([.H35])" office:value-type="float" office:value="0" calcext:value-type="float">
            <text:p>0</text:p>
          </table:table-cell>
          <table:table-cell table:formula="of:=HEX2BIN([.H35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5" table:formula="of:=DEC2HEX([.D36];2)" office:value-type="string" office:string-value="23" calcext:value-type="string">
            <text:p>23</text:p>
          </table:table-cell>
          <table:table-cell table:style-name="ce5" office:value-type="float" office:value="35" calcext:value-type="float">
            <text:p>35</text:p>
          </table:table-cell>
          <table:table-cell table:style-name="ce8" office:value-type="string" calcext:value-type="string">
            <text:p>FIFO_EN</text:p>
          </table:table-cell>
          <table:table-cell table:style-name="ce8" table:formula="of:=FLOOR([.D36]/16)" office:value-type="float" office:value="2" calcext:value-type="float">
            <text:p>2</text:p>
          </table:table-cell>
          <table:table-cell table:style-name="ce8" table:formula="of:=MOD([.D36];16)" office:value-type="float" office:value="3" calcext:value-type="float">
            <text:p>3</text:p>
          </table:table-cell>
          <table:table-cell table:style-name="ce8" table:formula="of:=MID(INDEX([.$B$1:.$B$8];[.F36]+1;0);[.G36]*2+1;2)" office:value-type="string" office:string-value="00" calcext:value-type="string">
            <text:p>00</text:p>
          </table:table-cell>
          <table:table-cell table:style-name="ce8" table:formula="of:=HEX2DEC([.H36])" office:value-type="float" office:value="0" calcext:value-type="float">
            <text:p>0</text:p>
          </table:table-cell>
          <table:table-cell table:style-name="ce13" table:formula="of:=HEX2BIN([.H36];8)" office:value-type="string" office:string-value="00000000" calcext:value-type="string">
            <text:p>00000000</text:p>
          </table:table-cell>
          <table:table-cell office:value-type="string" calcext:value-type="string">
            <text:p>temp_fifo_en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6" table:formula="of:=BITAND(FLOOR(HEX2DEC([.$H36])/2^([.M36]));2^([.L36]-[.M36]+1)-1)" office:value-type="float" office:value="0" calcext:value-type="float">
            <text:p>0</text:p>
          </table:table-cell>
          <table:table-cell office:value-type="string" calcext:value-type="string">
            <text:p>gyro_xout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6" table:formula="of:=BITAND(FLOOR(HEX2DEC([.$H36])/2^([.Q36]));2^([.P36]-[.Q36]+1)-1)" office:value-type="float" office:value="0" calcext:value-type="float">
            <text:p>0</text:p>
          </table:table-cell>
          <table:table-cell office:value-type="string" calcext:value-type="string">
            <text:p>gyro_you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6" table:formula="of:=BITAND(FLOOR(HEX2DEC([.$H36])/2^([.U36]));2^([.T36]-[.U36]+1)-1)" office:value-type="float" office:value="0" calcext:value-type="float">
            <text:p>0</text:p>
          </table:table-cell>
          <table:table-cell office:value-type="string" calcext:value-type="string">
            <text:p>gyro_zout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6" table:formula="of:=BITAND(FLOOR(HEX2DEC([.$H36])/2^([.Y36]));2^([.X36]-[.Y36]+1)-1)" office:value-type="float" office:value="0" calcext:value-type="float">
            <text:p>0</text:p>
          </table:table-cell>
          <table:table-cell office:value-type="string" calcext:value-type="string">
            <text:p>accel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6" table:formula="of:=BITAND(FLOOR(HEX2DEC([.$H36])/2^([.AC36]));2^([.AB36]-[.AC36]+1)-1)" office:value-type="float" office:value="0" calcext:value-type="float">
            <text:p>0</text:p>
          </table:table-cell>
          <table:table-cell office:value-type="string" calcext:value-type="string">
            <text:p>slv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6" table:formula="of:=BITAND(FLOOR(HEX2DEC([.$H36])/2^([.AG36]));2^([.AF36]-[.AG36]+1)-1)" office:value-type="float" office:value="0" calcext:value-type="float">
            <text:p>0</text:p>
          </table:table-cell>
          <table:table-cell office:value-type="string" calcext:value-type="string">
            <text:p>slv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TAND(FLOOR(HEX2DEC([.$H36])/2^([.AK36]));2^([.AJ36]-[.AK36]+1)-1)" office:value-type="float" office:value="0" calcext:value-type="float">
            <text:p>0</text:p>
          </table:table-cell>
          <table:table-cell office:value-type="string" calcext:value-type="string">
            <text:p>slv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TAND(FLOOR(HEX2DEC([.$H36])/2^([.AO36]));2^([.AN36]-[.AO36]+1)-1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" table:formula="of:=DEC2HEX([.D37];2)" office:value-type="string" office:string-value="24" calcext:value-type="string">
            <text:p>24</text:p>
          </table:table-cell>
          <table:table-cell table:style-name="ce5" office:value-type="float" office:value="36" calcext:value-type="float">
            <text:p>36</text:p>
          </table:table-cell>
          <table:table-cell table:style-name="ce8" office:value-type="string" calcext:value-type="string">
            <text:p>I2C_MST_CTRL</text:p>
          </table:table-cell>
          <table:table-cell table:style-name="ce8" table:formula="of:=FLOOR([.D37]/16)" office:value-type="float" office:value="2" calcext:value-type="float">
            <text:p>2</text:p>
          </table:table-cell>
          <table:table-cell table:style-name="ce8" table:formula="of:=MOD([.D37];16)" office:value-type="float" office:value="4" calcext:value-type="float">
            <text:p>4</text:p>
          </table:table-cell>
          <table:table-cell table:style-name="ce8" table:formula="of:=MID(INDEX([.$B$1:.$B$8];[.F37]+1;0);[.G37]*2+1;2)" office:value-type="string" office:string-value="00" calcext:value-type="string">
            <text:p>00</text:p>
          </table:table-cell>
          <table:table-cell table:style-name="ce8" table:formula="of:=HEX2DEC([.H37])" office:value-type="float" office:value="0" calcext:value-type="float">
            <text:p>0</text:p>
          </table:table-cell>
          <table:table-cell table:style-name="ce13" table:formula="of:=HEX2BIN([.H37];8)" office:value-type="string" office:string-value="00000000" calcext:value-type="string">
            <text:p>00000000</text:p>
          </table:table-cell>
          <table:table-cell office:value-type="string" calcext:value-type="string">
            <text:p>mult_mst_en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6" table:formula="of:=BITAND(FLOOR(HEX2DEC([.$H37])/2^([.M37]));2^([.L37]-[.M37]+1)-1)" office:value-type="float" office:value="0" calcext:value-type="float">
            <text:p>0</text:p>
          </table:table-cell>
          <table:table-cell office:value-type="string" calcext:value-type="string">
            <text:p>wait_for_es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6" table:formula="of:=BITAND(FLOOR(HEX2DEC([.$H37])/2^([.Q37]));2^([.P37]-[.Q37]+1)-1)" office:value-type="float" office:value="0" calcext:value-type="float">
            <text:p>0</text:p>
          </table:table-cell>
          <table:table-cell office:value-type="string" calcext:value-type="string">
            <text:p>slv_3_fifo_en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6" table:formula="of:=BITAND(FLOOR(HEX2DEC([.$H37])/2^([.U37]));2^([.T37]-[.U37]+1)-1)" office:value-type="float" office:value="0" calcext:value-type="float">
            <text:p>0</text:p>
          </table:table-cell>
          <table:table-cell office:value-type="string" calcext:value-type="string">
            <text:p>i2c_mst_p_nsr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6" table:formula="of:=BITAND(FLOOR(HEX2DEC([.$H37])/2^([.Y37]));2^([.X37]-[.Y37]+1)-1)" office:value-type="float" office:value="0" calcext:value-type="float">
            <text:p>0</text:p>
          </table:table-cell>
          <table:table-cell office:value-type="string" calcext:value-type="string">
            <text:p>i2c_mst_cl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6" table:formula="of:=BITAND(FLOOR(HEX2DEC([.$H37])/2^([.AC37]));2^([.AB37]-[.AC37]+1)-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5" table:formula="of:=DEC2HEX([.D38];2)" office:value-type="string" office:string-value="25" calcext:value-type="string">
            <text:p>25</text:p>
          </table:table-cell>
          <table:table-cell table:style-name="ce5" office:value-type="float" office:value="37" calcext:value-type="float">
            <text:p>37</text:p>
          </table:table-cell>
          <table:table-cell table:style-name="ce8" office:value-type="string" calcext:value-type="string">
            <text:p>I2C_SLV0_ADDR</text:p>
          </table:table-cell>
          <table:table-cell table:style-name="ce8" table:formula="of:=FLOOR([.D38]/16)" office:value-type="float" office:value="2" calcext:value-type="float">
            <text:p>2</text:p>
          </table:table-cell>
          <table:table-cell table:style-name="ce8" table:formula="of:=MOD([.D38];16)" office:value-type="float" office:value="5" calcext:value-type="float">
            <text:p>5</text:p>
          </table:table-cell>
          <table:table-cell table:style-name="ce8" table:formula="of:=MID(INDEX([.$B$1:.$B$8];[.F38]+1;0);[.G38]*2+1;2)" office:value-type="string" office:string-value="00" calcext:value-type="string">
            <text:p>00</text:p>
          </table:table-cell>
          <table:table-cell table:style-name="ce8" table:formula="of:=HEX2DEC([.H38])" office:value-type="float" office:value="0" calcext:value-type="float">
            <text:p>0</text:p>
          </table:table-cell>
          <table:table-cell table:style-name="ce13" table:formula="of:=HEX2BIN([.H38];8)" office:value-type="string" office:string-value="00000000" calcext:value-type="string">
            <text:p>00000000</text:p>
          </table:table-cell>
          <table:table-cell office:value-type="string" calcext:value-type="string">
            <text:p>i2c_slv_rnw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6" table:formula="of:=BITAND(FLOOR(HEX2DEC([.$H38])/2^([.M38]));2^([.L38]-[.M38]+1)-1)" office:value-type="float" office:value="0" calcext:value-type="float">
            <text:p>0</text:p>
          </table:table-cell>
          <table:table-cell office:value-type="string" calcext:value-type="string">
            <text:p>i2c_i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6" table:formula="of:=BITAND(FLOOR(HEX2DEC([.$H38])/2^([.Q38]));2^([.P38]-[.Q38]+1)-1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5" table:formula="of:=DEC2HEX([.D39];2)" office:value-type="string" office:string-value="26" calcext:value-type="string">
            <text:p>26</text:p>
          </table:table-cell>
          <table:table-cell table:style-name="ce5" office:value-type="float" office:value="38" calcext:value-type="float">
            <text:p>38</text:p>
          </table:table-cell>
          <table:table-cell table:style-name="ce8" office:value-type="string" calcext:value-type="string">
            <text:p>I2C_SLV0_REG</text:p>
          </table:table-cell>
          <table:table-cell table:style-name="ce8" table:formula="of:=FLOOR([.D39]/16)" office:value-type="float" office:value="2" calcext:value-type="float">
            <text:p>2</text:p>
          </table:table-cell>
          <table:table-cell table:style-name="ce8" table:formula="of:=MOD([.D39];16)" office:value-type="float" office:value="6" calcext:value-type="float">
            <text:p>6</text:p>
          </table:table-cell>
          <table:table-cell table:style-name="ce8" table:formula="of:=MID(INDEX([.$B$1:.$B$8];[.F39]+1;0);[.G39]*2+1;2)" office:value-type="string" office:string-value="00" calcext:value-type="string">
            <text:p>00</text:p>
          </table:table-cell>
          <table:table-cell table:style-name="ce8" table:formula="of:=HEX2DEC([.H39])" office:value-type="float" office:value="0" calcext:value-type="float">
            <text:p>0</text:p>
          </table:table-cell>
          <table:table-cell table:style-name="ce13" table:formula="of:=HEX2BIN([.H39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5" table:formula="of:=DEC2HEX([.D40];2)" office:value-type="string" office:string-value="27" calcext:value-type="string">
            <text:p>27</text:p>
          </table:table-cell>
          <table:table-cell table:style-name="ce5" office:value-type="float" office:value="39" calcext:value-type="float">
            <text:p>39</text:p>
          </table:table-cell>
          <table:table-cell table:style-name="ce8" office:value-type="string" calcext:value-type="string">
            <text:p>I2C_SLV0_CTRL</text:p>
          </table:table-cell>
          <table:table-cell table:style-name="ce8" table:formula="of:=FLOOR([.D40]/16)" office:value-type="float" office:value="2" calcext:value-type="float">
            <text:p>2</text:p>
          </table:table-cell>
          <table:table-cell table:style-name="ce8" table:formula="of:=MOD([.D40];16)" office:value-type="float" office:value="7" calcext:value-type="float">
            <text:p>7</text:p>
          </table:table-cell>
          <table:table-cell table:style-name="ce8" table:formula="of:=MID(INDEX([.$B$1:.$B$8];[.F40]+1;0);[.G40]*2+1;2)" office:value-type="string" office:string-value="00" calcext:value-type="string">
            <text:p>00</text:p>
          </table:table-cell>
          <table:table-cell table:style-name="ce8" table:formula="of:=HEX2DEC([.H40])" office:value-type="float" office:value="0" calcext:value-type="float">
            <text:p>0</text:p>
          </table:table-cell>
          <table:table-cell table:style-name="ce13" table:formula="of:=HEX2BIN([.H40];8)" office:value-type="string" office:string-value="00000000" calcext:value-type="string">
            <text:p>00000000</text:p>
          </table:table-cell>
          <table:table-cell office:value-type="string" calcext:value-type="string">
            <text:p>i2c_slv_en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6" table:formula="of:=BITAND(FLOOR(HEX2DEC([.$H40])/2^([.M40]));2^([.L40]-[.M40]+1)-1)" office:value-type="float" office:value="0" calcext:value-type="float">
            <text:p>0</text:p>
          </table:table-cell>
          <table:table-cell office:value-type="string" calcext:value-type="string">
            <text:p>i2c_slv_byte_sw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6" table:formula="of:=BITAND(FLOOR(HEX2DEC([.$H40])/2^([.Q40]));2^([.P40]-[.Q40]+1)-1)" office:value-type="float" office:value="0" calcext:value-type="float">
            <text:p>0</text:p>
          </table:table-cell>
          <table:table-cell office:value-type="string" calcext:value-type="string">
            <text:p>i2c_slv_reg_dis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6" table:formula="of:=BITAND(FLOOR(HEX2DEC([.$H40])/2^([.U40]));2^([.T40]-[.U40]+1)-1)" office:value-type="float" office:value="0" calcext:value-type="float">
            <text:p>0</text:p>
          </table:table-cell>
          <table:table-cell office:value-type="string" calcext:value-type="string">
            <text:p>i2c_slv_grp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6" table:formula="of:=BITAND(FLOOR(HEX2DEC([.$H40])/2^([.Y40]));2^([.X40]-[.Y40]+1)-1)" office:value-type="float" office:value="0" calcext:value-type="float">
            <text:p>0</text:p>
          </table:table-cell>
          <table:table-cell office:value-type="string" calcext:value-type="string">
            <text:p>i2c_slv0_le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6" table:formula="of:=BITAND(FLOOR(HEX2DEC([.$H40])/2^([.AC40]));2^([.AB40]-[.AC40]+1)-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5" table:formula="of:=DEC2HEX([.D41];2)" office:value-type="string" office:string-value="28" calcext:value-type="string">
            <text:p>28</text:p>
          </table:table-cell>
          <table:table-cell table:style-name="ce5" office:value-type="float" office:value="40" calcext:value-type="float">
            <text:p>40</text:p>
          </table:table-cell>
          <table:table-cell table:style-name="ce8" office:value-type="string" calcext:value-type="string">
            <text:p>I2C_SLV1_ADDR</text:p>
          </table:table-cell>
          <table:table-cell table:style-name="ce8" table:formula="of:=FLOOR([.D41]/16)" office:value-type="float" office:value="2" calcext:value-type="float">
            <text:p>2</text:p>
          </table:table-cell>
          <table:table-cell table:style-name="ce8" table:formula="of:=MOD([.D41];16)" office:value-type="float" office:value="8" calcext:value-type="float">
            <text:p>8</text:p>
          </table:table-cell>
          <table:table-cell table:style-name="ce8" table:formula="of:=MID(INDEX([.$B$1:.$B$8];[.F41]+1;0);[.G41]*2+1;2)" office:value-type="string" office:string-value="00" calcext:value-type="string">
            <text:p>00</text:p>
          </table:table-cell>
          <table:table-cell table:style-name="ce8" table:formula="of:=HEX2DEC([.H41])" office:value-type="float" office:value="0" calcext:value-type="float">
            <text:p>0</text:p>
          </table:table-cell>
          <table:table-cell table:style-name="ce13" table:formula="of:=HEX2BIN([.H41];8)" office:value-type="string" office:string-value="00000000" calcext:value-type="string">
            <text:p>00000000</text:p>
          </table:table-cell>
          <table:table-cell office:value-type="string" calcext:value-type="string">
            <text:p>i2c_slv_rnw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6" table:formula="of:=BITAND(FLOOR(HEX2DEC([.$H41])/2^([.M41]));2^([.L41]-[.M41]+1)-1)" office:value-type="float" office:value="0" calcext:value-type="float">
            <text:p>0</text:p>
          </table:table-cell>
          <table:table-cell office:value-type="string" calcext:value-type="string">
            <text:p>i2c_i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6" table:formula="of:=BITAND(FLOOR(HEX2DEC([.$H41])/2^([.Q41]));2^([.P41]-[.Q41]+1)-1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5" table:formula="of:=DEC2HEX([.D42];2)" office:value-type="string" office:string-value="29" calcext:value-type="string">
            <text:p>29</text:p>
          </table:table-cell>
          <table:table-cell table:style-name="ce5" office:value-type="float" office:value="41" calcext:value-type="float">
            <text:p>41</text:p>
          </table:table-cell>
          <table:table-cell table:style-name="ce8" office:value-type="string" calcext:value-type="string">
            <text:p>I2C_SLV1_REG</text:p>
          </table:table-cell>
          <table:table-cell table:style-name="ce8" table:formula="of:=FLOOR([.D42]/16)" office:value-type="float" office:value="2" calcext:value-type="float">
            <text:p>2</text:p>
          </table:table-cell>
          <table:table-cell table:style-name="ce8" table:formula="of:=MOD([.D42];16)" office:value-type="float" office:value="9" calcext:value-type="float">
            <text:p>9</text:p>
          </table:table-cell>
          <table:table-cell table:style-name="ce8" table:formula="of:=MID(INDEX([.$B$1:.$B$8];[.F42]+1;0);[.G42]*2+1;2)" office:value-type="string" office:string-value="00" calcext:value-type="string">
            <text:p>00</text:p>
          </table:table-cell>
          <table:table-cell table:style-name="ce8" table:formula="of:=HEX2DEC([.H42])" office:value-type="float" office:value="0" calcext:value-type="float">
            <text:p>0</text:p>
          </table:table-cell>
          <table:table-cell table:style-name="ce13" table:formula="of:=HEX2BIN([.H42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5" table:formula="of:=DEC2HEX([.D43];2)" office:value-type="string" office:string-value="2A" calcext:value-type="string">
            <text:p>2A</text:p>
          </table:table-cell>
          <table:table-cell table:style-name="ce5" office:value-type="float" office:value="42" calcext:value-type="float">
            <text:p>42</text:p>
          </table:table-cell>
          <table:table-cell table:style-name="ce8" office:value-type="string" calcext:value-type="string">
            <text:p>I2C_SLV1_CTRL</text:p>
          </table:table-cell>
          <table:table-cell table:style-name="ce8" table:formula="of:=FLOOR([.D43]/16)" office:value-type="float" office:value="2" calcext:value-type="float">
            <text:p>2</text:p>
          </table:table-cell>
          <table:table-cell table:style-name="ce8" table:formula="of:=MOD([.D43];16)" office:value-type="float" office:value="10" calcext:value-type="float">
            <text:p>10</text:p>
          </table:table-cell>
          <table:table-cell table:style-name="ce8" table:formula="of:=MID(INDEX([.$B$1:.$B$8];[.F43]+1;0);[.G43]*2+1;2)" office:value-type="string" office:string-value="00" calcext:value-type="string">
            <text:p>00</text:p>
          </table:table-cell>
          <table:table-cell table:style-name="ce8" table:formula="of:=HEX2DEC([.H43])" office:value-type="float" office:value="0" calcext:value-type="float">
            <text:p>0</text:p>
          </table:table-cell>
          <table:table-cell table:style-name="ce13" table:formula="of:=HEX2BIN([.H43];8)" office:value-type="string" office:string-value="00000000" calcext:value-type="string">
            <text:p>00000000</text:p>
          </table:table-cell>
          <table:table-cell office:value-type="string" calcext:value-type="string">
            <text:p>i2c_slv_en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6" table:formula="of:=BITAND(FLOOR(HEX2DEC([.$H43])/2^([.M43]));2^([.L43]-[.M43]+1)-1)" office:value-type="float" office:value="0" calcext:value-type="float">
            <text:p>0</text:p>
          </table:table-cell>
          <table:table-cell office:value-type="string" calcext:value-type="string">
            <text:p>i2c_slv_byte_sw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6" table:formula="of:=BITAND(FLOOR(HEX2DEC([.$H43])/2^([.Q43]));2^([.P43]-[.Q43]+1)-1)" office:value-type="float" office:value="0" calcext:value-type="float">
            <text:p>0</text:p>
          </table:table-cell>
          <table:table-cell office:value-type="string" calcext:value-type="string">
            <text:p>i2c_slv_reg_dis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6" table:formula="of:=BITAND(FLOOR(HEX2DEC([.$H43])/2^([.U43]));2^([.T43]-[.U43]+1)-1)" office:value-type="float" office:value="0" calcext:value-type="float">
            <text:p>0</text:p>
          </table:table-cell>
          <table:table-cell office:value-type="string" calcext:value-type="string">
            <text:p>i2c_slv_grp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6" table:formula="of:=BITAND(FLOOR(HEX2DEC([.$H43])/2^([.Y43]));2^([.X43]-[.Y43]+1)-1)" office:value-type="float" office:value="0" calcext:value-type="float">
            <text:p>0</text:p>
          </table:table-cell>
          <table:table-cell office:value-type="string" calcext:value-type="string">
            <text:p>i2c_slv0_le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6" table:formula="of:=BITAND(FLOOR(HEX2DEC([.$H43])/2^([.AC43]));2^([.AB43]-[.AC43]+1)-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5" table:formula="of:=DEC2HEX([.D44];2)" office:value-type="string" office:string-value="2B" calcext:value-type="string">
            <text:p>2B</text:p>
          </table:table-cell>
          <table:table-cell table:style-name="ce5" office:value-type="float" office:value="43" calcext:value-type="float">
            <text:p>43</text:p>
          </table:table-cell>
          <table:table-cell table:style-name="ce8" office:value-type="string" calcext:value-type="string">
            <text:p>I2C_SLV2_ADDR</text:p>
          </table:table-cell>
          <table:table-cell table:style-name="ce8" table:formula="of:=FLOOR([.D44]/16)" office:value-type="float" office:value="2" calcext:value-type="float">
            <text:p>2</text:p>
          </table:table-cell>
          <table:table-cell table:style-name="ce8" table:formula="of:=MOD([.D44];16)" office:value-type="float" office:value="11" calcext:value-type="float">
            <text:p>11</text:p>
          </table:table-cell>
          <table:table-cell table:style-name="ce8" table:formula="of:=MID(INDEX([.$B$1:.$B$8];[.F44]+1;0);[.G44]*2+1;2)" office:value-type="string" office:string-value="00" calcext:value-type="string">
            <text:p>00</text:p>
          </table:table-cell>
          <table:table-cell table:style-name="ce8" table:formula="of:=HEX2DEC([.H44])" office:value-type="float" office:value="0" calcext:value-type="float">
            <text:p>0</text:p>
          </table:table-cell>
          <table:table-cell table:style-name="ce13" table:formula="of:=HEX2BIN([.H44];8)" office:value-type="string" office:string-value="00000000" calcext:value-type="string">
            <text:p>00000000</text:p>
          </table:table-cell>
          <table:table-cell office:value-type="string" calcext:value-type="string">
            <text:p>i2c_slv_rnw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6" table:formula="of:=BITAND(FLOOR(HEX2DEC([.$H44])/2^([.M44]));2^([.L44]-[.M44]+1)-1)" office:value-type="float" office:value="0" calcext:value-type="float">
            <text:p>0</text:p>
          </table:table-cell>
          <table:table-cell office:value-type="string" calcext:value-type="string">
            <text:p>i2c_i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6" table:formula="of:=BITAND(FLOOR(HEX2DEC([.$H44])/2^([.Q44]));2^([.P44]-[.Q44]+1)-1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5" table:formula="of:=DEC2HEX([.D45];2)" office:value-type="string" office:string-value="2C" calcext:value-type="string">
            <text:p>2C</text:p>
          </table:table-cell>
          <table:table-cell table:style-name="ce5" office:value-type="float" office:value="44" calcext:value-type="float">
            <text:p>44</text:p>
          </table:table-cell>
          <table:table-cell table:style-name="ce8" office:value-type="string" calcext:value-type="string">
            <text:p>I2C_SLV2_REG</text:p>
          </table:table-cell>
          <table:table-cell table:style-name="ce8" table:formula="of:=FLOOR([.D45]/16)" office:value-type="float" office:value="2" calcext:value-type="float">
            <text:p>2</text:p>
          </table:table-cell>
          <table:table-cell table:style-name="ce8" table:formula="of:=MOD([.D45];16)" office:value-type="float" office:value="12" calcext:value-type="float">
            <text:p>12</text:p>
          </table:table-cell>
          <table:table-cell table:style-name="ce8" table:formula="of:=MID(INDEX([.$B$1:.$B$8];[.F45]+1;0);[.G45]*2+1;2)" office:value-type="string" office:string-value="00" calcext:value-type="string">
            <text:p>00</text:p>
          </table:table-cell>
          <table:table-cell table:style-name="ce8" table:formula="of:=HEX2DEC([.H45])" office:value-type="float" office:value="0" calcext:value-type="float">
            <text:p>0</text:p>
          </table:table-cell>
          <table:table-cell table:style-name="ce13" table:formula="of:=HEX2BIN([.H45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5" table:formula="of:=DEC2HEX([.D46];2)" office:value-type="string" office:string-value="2D" calcext:value-type="string">
            <text:p>2D</text:p>
          </table:table-cell>
          <table:table-cell table:style-name="ce5" office:value-type="float" office:value="45" calcext:value-type="float">
            <text:p>45</text:p>
          </table:table-cell>
          <table:table-cell table:style-name="ce8" office:value-type="string" calcext:value-type="string">
            <text:p>I2C_SLV2_CTRL</text:p>
          </table:table-cell>
          <table:table-cell table:style-name="ce8" table:formula="of:=FLOOR([.D46]/16)" office:value-type="float" office:value="2" calcext:value-type="float">
            <text:p>2</text:p>
          </table:table-cell>
          <table:table-cell table:style-name="ce8" table:formula="of:=MOD([.D46];16)" office:value-type="float" office:value="13" calcext:value-type="float">
            <text:p>13</text:p>
          </table:table-cell>
          <table:table-cell table:style-name="ce8" table:formula="of:=MID(INDEX([.$B$1:.$B$8];[.F46]+1;0);[.G46]*2+1;2)" office:value-type="string" office:string-value="00" calcext:value-type="string">
            <text:p>00</text:p>
          </table:table-cell>
          <table:table-cell table:style-name="ce8" table:formula="of:=HEX2DEC([.H46])" office:value-type="float" office:value="0" calcext:value-type="float">
            <text:p>0</text:p>
          </table:table-cell>
          <table:table-cell table:style-name="ce13" table:formula="of:=HEX2BIN([.H46];8)" office:value-type="string" office:string-value="00000000" calcext:value-type="string">
            <text:p>00000000</text:p>
          </table:table-cell>
          <table:table-cell office:value-type="string" calcext:value-type="string">
            <text:p>i2c_slv_en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6" table:formula="of:=BITAND(FLOOR(HEX2DEC([.$H46])/2^([.M46]));2^([.L46]-[.M46]+1)-1)" office:value-type="float" office:value="0" calcext:value-type="float">
            <text:p>0</text:p>
          </table:table-cell>
          <table:table-cell office:value-type="string" calcext:value-type="string">
            <text:p>i2c_slv_byte_sw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6" table:formula="of:=BITAND(FLOOR(HEX2DEC([.$H46])/2^([.Q46]));2^([.P46]-[.Q46]+1)-1)" office:value-type="float" office:value="0" calcext:value-type="float">
            <text:p>0</text:p>
          </table:table-cell>
          <table:table-cell office:value-type="string" calcext:value-type="string">
            <text:p>i2c_slv_reg_dis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6" table:formula="of:=BITAND(FLOOR(HEX2DEC([.$H46])/2^([.U46]));2^([.T46]-[.U46]+1)-1)" office:value-type="float" office:value="0" calcext:value-type="float">
            <text:p>0</text:p>
          </table:table-cell>
          <table:table-cell office:value-type="string" calcext:value-type="string">
            <text:p>i2c_slv_grp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6" table:formula="of:=BITAND(FLOOR(HEX2DEC([.$H46])/2^([.Y46]));2^([.X46]-[.Y46]+1)-1)" office:value-type="float" office:value="0" calcext:value-type="float">
            <text:p>0</text:p>
          </table:table-cell>
          <table:table-cell office:value-type="string" calcext:value-type="string">
            <text:p>i2c_slv0_le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6" table:formula="of:=BITAND(FLOOR(HEX2DEC([.$H46])/2^([.AC46]));2^([.AB46]-[.AC46]+1)-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5" table:formula="of:=DEC2HEX([.D47];2)" office:value-type="string" office:string-value="2E" calcext:value-type="string">
            <text:p>2E</text:p>
          </table:table-cell>
          <table:table-cell table:style-name="ce5" office:value-type="float" office:value="46" calcext:value-type="float">
            <text:p>46</text:p>
          </table:table-cell>
          <table:table-cell table:style-name="ce8" office:value-type="string" calcext:value-type="string">
            <text:p>I2C_SLV3_ADDR</text:p>
          </table:table-cell>
          <table:table-cell table:style-name="ce8" table:formula="of:=FLOOR([.D47]/16)" office:value-type="float" office:value="2" calcext:value-type="float">
            <text:p>2</text:p>
          </table:table-cell>
          <table:table-cell table:style-name="ce8" table:formula="of:=MOD([.D47];16)" office:value-type="float" office:value="14" calcext:value-type="float">
            <text:p>14</text:p>
          </table:table-cell>
          <table:table-cell table:style-name="ce8" table:formula="of:=MID(INDEX([.$B$1:.$B$8];[.F47]+1;0);[.G47]*2+1;2)" office:value-type="string" office:string-value="00" calcext:value-type="string">
            <text:p>00</text:p>
          </table:table-cell>
          <table:table-cell table:style-name="ce8" table:formula="of:=HEX2DEC([.H47])" office:value-type="float" office:value="0" calcext:value-type="float">
            <text:p>0</text:p>
          </table:table-cell>
          <table:table-cell table:style-name="ce13" table:formula="of:=HEX2BIN([.H47];8)" office:value-type="string" office:string-value="00000000" calcext:value-type="string">
            <text:p>00000000</text:p>
          </table:table-cell>
          <table:table-cell office:value-type="string" calcext:value-type="string">
            <text:p>i2c_slv_rnw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6" table:formula="of:=BITAND(FLOOR(HEX2DEC([.$H47])/2^([.M47]));2^([.L47]-[.M47]+1)-1)" office:value-type="float" office:value="0" calcext:value-type="float">
            <text:p>0</text:p>
          </table:table-cell>
          <table:table-cell office:value-type="string" calcext:value-type="string">
            <text:p>i2c_i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6" table:formula="of:=BITAND(FLOOR(HEX2DEC([.$H47])/2^([.Q47]));2^([.P47]-[.Q47]+1)-1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5" table:formula="of:=DEC2HEX([.D48];2)" office:value-type="string" office:string-value="2F" calcext:value-type="string">
            <text:p>2F</text:p>
          </table:table-cell>
          <table:table-cell table:style-name="ce5" office:value-type="float" office:value="47" calcext:value-type="float">
            <text:p>47</text:p>
          </table:table-cell>
          <table:table-cell table:style-name="ce8" office:value-type="string" calcext:value-type="string">
            <text:p>I2C_SLV3_REG</text:p>
          </table:table-cell>
          <table:table-cell table:style-name="ce8" table:formula="of:=FLOOR([.D48]/16)" office:value-type="float" office:value="2" calcext:value-type="float">
            <text:p>2</text:p>
          </table:table-cell>
          <table:table-cell table:style-name="ce8" table:formula="of:=MOD([.D48];16)" office:value-type="float" office:value="15" calcext:value-type="float">
            <text:p>15</text:p>
          </table:table-cell>
          <table:table-cell table:style-name="ce8" table:formula="of:=MID(INDEX([.$B$1:.$B$8];[.F48]+1;0);[.G48]*2+1;2)" office:value-type="string" office:string-value="00" calcext:value-type="string">
            <text:p>00</text:p>
          </table:table-cell>
          <table:table-cell table:style-name="ce8" table:formula="of:=HEX2DEC([.H48])" office:value-type="float" office:value="0" calcext:value-type="float">
            <text:p>0</text:p>
          </table:table-cell>
          <table:table-cell table:style-name="ce13" table:formula="of:=HEX2BIN([.H48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5" table:formula="of:=DEC2HEX([.D49];2)" office:value-type="string" office:string-value="30" calcext:value-type="string">
            <text:p>30</text:p>
          </table:table-cell>
          <table:table-cell table:style-name="ce5" office:value-type="float" office:value="48" calcext:value-type="float">
            <text:p>48</text:p>
          </table:table-cell>
          <table:table-cell table:style-name="ce8" office:value-type="string" calcext:value-type="string">
            <text:p>I2C_SLV3_CTRL</text:p>
          </table:table-cell>
          <table:table-cell table:style-name="ce8" table:formula="of:=FLOOR([.D49]/16)" office:value-type="float" office:value="3" calcext:value-type="float">
            <text:p>3</text:p>
          </table:table-cell>
          <table:table-cell table:style-name="ce8" table:formula="of:=MOD([.D49];16)" office:value-type="float" office:value="0" calcext:value-type="float">
            <text:p>0</text:p>
          </table:table-cell>
          <table:table-cell table:style-name="ce8" table:formula="of:=MID(INDEX([.$B$1:.$B$8];[.F49]+1;0);[.G49]*2+1;2)" office:value-type="string" office:string-value="00" calcext:value-type="string">
            <text:p>00</text:p>
          </table:table-cell>
          <table:table-cell table:style-name="ce8" table:formula="of:=HEX2DEC([.H49])" office:value-type="float" office:value="0" calcext:value-type="float">
            <text:p>0</text:p>
          </table:table-cell>
          <table:table-cell table:style-name="ce13" table:formula="of:=HEX2BIN([.H49];8)" office:value-type="string" office:string-value="00000000" calcext:value-type="string">
            <text:p>00000000</text:p>
          </table:table-cell>
          <table:table-cell office:value-type="string" calcext:value-type="string">
            <text:p>i2c_slv_en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6" table:formula="of:=BITAND(FLOOR(HEX2DEC([.$H49])/2^([.M49]));2^([.L49]-[.M49]+1)-1)" office:value-type="float" office:value="0" calcext:value-type="float">
            <text:p>0</text:p>
          </table:table-cell>
          <table:table-cell office:value-type="string" calcext:value-type="string">
            <text:p>i2c_slv_byte_sw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6" table:formula="of:=BITAND(FLOOR(HEX2DEC([.$H49])/2^([.Q49]));2^([.P49]-[.Q49]+1)-1)" office:value-type="float" office:value="0" calcext:value-type="float">
            <text:p>0</text:p>
          </table:table-cell>
          <table:table-cell office:value-type="string" calcext:value-type="string">
            <text:p>i2c_slv_reg_dis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6" table:formula="of:=BITAND(FLOOR(HEX2DEC([.$H49])/2^([.U49]));2^([.T49]-[.U49]+1)-1)" office:value-type="float" office:value="0" calcext:value-type="float">
            <text:p>0</text:p>
          </table:table-cell>
          <table:table-cell office:value-type="string" calcext:value-type="string">
            <text:p>i2c_slv_grp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6" table:formula="of:=BITAND(FLOOR(HEX2DEC([.$H49])/2^([.Y49]));2^([.X49]-[.Y49]+1)-1)" office:value-type="float" office:value="0" calcext:value-type="float">
            <text:p>0</text:p>
          </table:table-cell>
          <table:table-cell office:value-type="string" calcext:value-type="string">
            <text:p>i2c_slv0_le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6" table:formula="of:=BITAND(FLOOR(HEX2DEC([.$H49])/2^([.AC49]));2^([.AB49]-[.AC49]+1)-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5" table:formula="of:=DEC2HEX([.D50];2)" office:value-type="string" office:string-value="31" calcext:value-type="string">
            <text:p>31</text:p>
          </table:table-cell>
          <table:table-cell table:style-name="ce5" office:value-type="float" office:value="49" calcext:value-type="float">
            <text:p>49</text:p>
          </table:table-cell>
          <table:table-cell table:style-name="ce8" office:value-type="string" calcext:value-type="string">
            <text:p>I2C_SLV4_ADDR</text:p>
          </table:table-cell>
          <table:table-cell table:style-name="ce8" table:formula="of:=FLOOR([.D50]/16)" office:value-type="float" office:value="3" calcext:value-type="float">
            <text:p>3</text:p>
          </table:table-cell>
          <table:table-cell table:style-name="ce8" table:formula="of:=MOD([.D50];16)" office:value-type="float" office:value="1" calcext:value-type="float">
            <text:p>1</text:p>
          </table:table-cell>
          <table:table-cell table:style-name="ce8" table:formula="of:=MID(INDEX([.$B$1:.$B$8];[.F50]+1;0);[.G50]*2+1;2)" office:value-type="string" office:string-value="00" calcext:value-type="string">
            <text:p>00</text:p>
          </table:table-cell>
          <table:table-cell table:style-name="ce8" table:formula="of:=HEX2DEC([.H50])" office:value-type="float" office:value="0" calcext:value-type="float">
            <text:p>0</text:p>
          </table:table-cell>
          <table:table-cell table:style-name="ce13" table:formula="of:=HEX2BIN([.H50];8)" office:value-type="string" office:string-value="00000000" calcext:value-type="string">
            <text:p>00000000</text:p>
          </table:table-cell>
          <table:table-cell office:value-type="string" calcext:value-type="string">
            <text:p>i2c_slv_rnw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6" table:formula="of:=BITAND(FLOOR(HEX2DEC([.$H50])/2^([.M50]));2^([.L50]-[.M50]+1)-1)" office:value-type="float" office:value="0" calcext:value-type="float">
            <text:p>0</text:p>
          </table:table-cell>
          <table:table-cell office:value-type="string" calcext:value-type="string">
            <text:p>i2c_i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6" table:formula="of:=BITAND(FLOOR(HEX2DEC([.$H50])/2^([.Q50]));2^([.P50]-[.Q50]+1)-1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5" table:formula="of:=DEC2HEX([.D51];2)" office:value-type="string" office:string-value="32" calcext:value-type="string">
            <text:p>32</text:p>
          </table:table-cell>
          <table:table-cell table:style-name="ce5" office:value-type="float" office:value="50" calcext:value-type="float">
            <text:p>50</text:p>
          </table:table-cell>
          <table:table-cell table:style-name="ce8" office:value-type="string" calcext:value-type="string">
            <text:p>I2C_SLV4_REG</text:p>
          </table:table-cell>
          <table:table-cell table:style-name="ce8" table:formula="of:=FLOOR([.D51]/16)" office:value-type="float" office:value="3" calcext:value-type="float">
            <text:p>3</text:p>
          </table:table-cell>
          <table:table-cell table:style-name="ce8" table:formula="of:=MOD([.D51];16)" office:value-type="float" office:value="2" calcext:value-type="float">
            <text:p>2</text:p>
          </table:table-cell>
          <table:table-cell table:style-name="ce8" table:formula="of:=MID(INDEX([.$B$1:.$B$8];[.F51]+1;0);[.G51]*2+1;2)" office:value-type="string" office:string-value="00" calcext:value-type="string">
            <text:p>00</text:p>
          </table:table-cell>
          <table:table-cell table:style-name="ce8" table:formula="of:=HEX2DEC([.H51])" office:value-type="float" office:value="0" calcext:value-type="float">
            <text:p>0</text:p>
          </table:table-cell>
          <table:table-cell table:style-name="ce13" table:formula="of:=HEX2BIN([.H51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5" table:formula="of:=DEC2HEX([.D52];2)" office:value-type="string" office:string-value="33" calcext:value-type="string">
            <text:p>33</text:p>
          </table:table-cell>
          <table:table-cell table:style-name="ce5" office:value-type="float" office:value="51" calcext:value-type="float">
            <text:p>51</text:p>
          </table:table-cell>
          <table:table-cell table:style-name="ce8" office:value-type="string" calcext:value-type="string">
            <text:p>I2C_SLV4_DO</text:p>
          </table:table-cell>
          <table:table-cell table:style-name="ce8" table:formula="of:=FLOOR([.D52]/16)" office:value-type="float" office:value="3" calcext:value-type="float">
            <text:p>3</text:p>
          </table:table-cell>
          <table:table-cell table:style-name="ce8" table:formula="of:=MOD([.D52];16)" office:value-type="float" office:value="3" calcext:value-type="float">
            <text:p>3</text:p>
          </table:table-cell>
          <table:table-cell table:style-name="ce8" table:formula="of:=MID(INDEX([.$B$1:.$B$8];[.F52]+1;0);[.G52]*2+1;2)" office:value-type="string" office:string-value="00" calcext:value-type="string">
            <text:p>00</text:p>
          </table:table-cell>
          <table:table-cell table:style-name="ce8" table:formula="of:=HEX2DEC([.H52])" office:value-type="float" office:value="0" calcext:value-type="float">
            <text:p>0</text:p>
          </table:table-cell>
          <table:table-cell table:style-name="ce13" table:formula="of:=HEX2BIN([.H52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6" table:formula="of:=DEC2HEX([.D53];2)" office:value-type="string" office:string-value="34" calcext:value-type="string">
            <text:p>34</text:p>
          </table:table-cell>
          <table:table-cell table:style-name="ce6" office:value-type="float" office:value="52" calcext:value-type="float">
            <text:p>52</text:p>
          </table:table-cell>
          <table:table-cell table:style-name="ce10" office:value-type="string" calcext:value-type="string">
            <text:p>I2C_SLV4_CTRL</text:p>
          </table:table-cell>
          <table:table-cell table:style-name="ce10" table:formula="of:=FLOOR([.D53]/16)" office:value-type="float" office:value="3" calcext:value-type="float">
            <text:p>3</text:p>
          </table:table-cell>
          <table:table-cell table:style-name="ce10" table:formula="of:=MOD([.D53];16)" office:value-type="float" office:value="4" calcext:value-type="float">
            <text:p>4</text:p>
          </table:table-cell>
          <table:table-cell table:style-name="ce10" table:formula="of:=MID(INDEX([.$B$1:.$B$8];[.F53]+1;0);[.G53]*2+1;2)" office:value-type="string" office:string-value="00" calcext:value-type="string">
            <text:p>00</text:p>
          </table:table-cell>
          <table:table-cell table:style-name="ce10" table:formula="of:=HEX2DEC([.H53])" office:value-type="float" office:value="0" calcext:value-type="float">
            <text:p>0</text:p>
          </table:table-cell>
          <table:table-cell table:style-name="ce14" table:formula="of:=HEX2BIN([.H53];8)" office:value-type="string" office:string-value="00000000" calcext:value-type="string">
            <text:p>00000000</text:p>
          </table:table-cell>
          <table:table-cell office:value-type="string" calcext:value-type="string">
            <text:p>i2c_slv_en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6" table:formula="of:=BITAND(FLOOR(HEX2DEC([.$H52])/2^([.M53]));2^([.L53]-[.M53]+1)-1)" office:value-type="float" office:value="0" calcext:value-type="float">
            <text:p>0</text:p>
          </table:table-cell>
          <table:table-cell office:value-type="string" calcext:value-type="string">
            <text:p>slv4_done_int_en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6" table:formula="of:=BITAND(FLOOR(HEX2DEC([.$H52])/2^([.Q53]));2^([.P53]-[.Q53]+1)-1)" office:value-type="float" office:value="0" calcext:value-type="float">
            <text:p>0</text:p>
          </table:table-cell>
          <table:table-cell office:value-type="string" calcext:value-type="string">
            <text:p>i2c_slv_reg_dis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6" table:formula="of:=BITAND(FLOOR(HEX2DEC([.$H52])/2^([.U53]));2^([.T53]-[.U53]+1)-1)" office:value-type="float" office:value="0" calcext:value-type="float">
            <text:p>0</text:p>
          </table:table-cell>
          <table:table-cell office:value-type="string" calcext:value-type="string">
            <text:p>i2c_mst_dly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6" table:formula="of:=BITAND(FLOOR(HEX2DEC([.$H52])/2^([.Y53]));2^([.X53]-[.Y53]+1)-1)" office:value-type="float" office:value="0" calcext:value-type="float">
            <text:p>0</text:p>
          </table:table-cell>
          <table:table-cell table:number-columns-repeated="3"/>
          <table:table-cell table:style-name="ce9"/>
          <table:table-cell table:number-columns-repeated="12"/>
        </table:table-row>
        <table:table-row table:style-name="ro1">
          <table:table-cell table:number-columns-repeated="2"/>
          <table:table-cell table:style-name="ce5" table:formula="of:=DEC2HEX([.D54];2)" office:value-type="string" office:string-value="35" calcext:value-type="string">
            <text:p>35</text:p>
          </table:table-cell>
          <table:table-cell table:style-name="ce5" office:value-type="float" office:value="53" calcext:value-type="float">
            <text:p>53</text:p>
          </table:table-cell>
          <table:table-cell table:style-name="ce8" office:value-type="string" calcext:value-type="string">
            <text:p>I2C_SLV4_DI</text:p>
          </table:table-cell>
          <table:table-cell table:style-name="ce8" table:formula="of:=FLOOR([.D54]/16)" office:value-type="float" office:value="3" calcext:value-type="float">
            <text:p>3</text:p>
          </table:table-cell>
          <table:table-cell table:style-name="ce8" table:formula="of:=MOD([.D54];16)" office:value-type="float" office:value="5" calcext:value-type="float">
            <text:p>5</text:p>
          </table:table-cell>
          <table:table-cell table:style-name="ce8" table:formula="of:=MID(INDEX([.$B$1:.$B$8];[.F54]+1;0);[.G54]*2+1;2)" office:value-type="string" office:string-value="00" calcext:value-type="string">
            <text:p>00</text:p>
          </table:table-cell>
          <table:table-cell table:style-name="ce8" table:formula="of:=HEX2DEC([.H54])" office:value-type="float" office:value="0" calcext:value-type="float">
            <text:p>0</text:p>
          </table:table-cell>
          <table:table-cell table:style-name="ce13" table:formula="of:=HEX2BIN([.H54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5" table:formula="of:=DEC2HEX([.D55];2)" office:value-type="string" office:string-value="36" calcext:value-type="string">
            <text:p>36</text:p>
          </table:table-cell>
          <table:table-cell table:style-name="ce5" office:value-type="float" office:value="54" calcext:value-type="float">
            <text:p>54</text:p>
          </table:table-cell>
          <table:table-cell table:style-name="ce8" office:value-type="string" calcext:value-type="string">
            <text:p>I2C_MST_STATUS</text:p>
          </table:table-cell>
          <table:table-cell table:style-name="ce8" table:formula="of:=FLOOR([.D55]/16)" office:value-type="float" office:value="3" calcext:value-type="float">
            <text:p>3</text:p>
          </table:table-cell>
          <table:table-cell table:style-name="ce8" table:formula="of:=MOD([.D55];16)" office:value-type="float" office:value="6" calcext:value-type="float">
            <text:p>6</text:p>
          </table:table-cell>
          <table:table-cell table:style-name="ce8" table:formula="of:=MID(INDEX([.$B$1:.$B$8];[.F55]+1;0);[.G55]*2+1;2)" office:value-type="string" office:string-value="00" calcext:value-type="string">
            <text:p>00</text:p>
          </table:table-cell>
          <table:table-cell table:style-name="ce8" table:formula="of:=HEX2DEC([.H55])" office:value-type="float" office:value="0" calcext:value-type="float">
            <text:p>0</text:p>
          </table:table-cell>
          <table:table-cell table:style-name="ce13" table:formula="of:=HEX2BIN([.H55];8)" office:value-type="string" office:string-value="00000000" calcext:value-type="string">
            <text:p>00000000</text:p>
          </table:table-cell>
          <table:table-cell office:value-type="string" calcext:value-type="string">
            <text:p>pass_through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6" table:formula="of:=BITAND(FLOOR(HEX2DEC([.$H55])/2^([.M55]));2^([.L55]-[.M55]+1)-1)" office:value-type="float" office:value="0" calcext:value-type="float">
            <text:p>0</text:p>
          </table:table-cell>
          <table:table-cell office:value-type="string" calcext:value-type="string">
            <text:p>i2c_slv4_done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6" table:formula="of:=BITAND(FLOOR(HEX2DEC([.$H55])/2^([.Q55]));2^([.P55]-[.Q55]+1)-1)" office:value-type="float" office:value="0" calcext:value-type="float">
            <text:p>0</text:p>
          </table:table-cell>
          <table:table-cell office:value-type="string" calcext:value-type="string">
            <text:p>i2_lost_arb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6" table:formula="of:=BITAND(FLOOR(HEX2DEC([.$H55])/2^([.U55]));2^([.T55]-[.U55]+1)-1)" office:value-type="float" office:value="0" calcext:value-type="float">
            <text:p>0</text:p>
          </table:table-cell>
          <table:table-cell office:value-type="string" calcext:value-type="string">
            <text:p>i2c_slv4_nack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6" table:formula="of:=BITAND(FLOOR(HEX2DEC([.$H55])/2^([.Y55]));2^([.X55]-[.Y55]+1)-1)" office:value-type="float" office:value="0" calcext:value-type="float">
            <text:p>0</text:p>
          </table:table-cell>
          <table:table-cell office:value-type="string" calcext:value-type="string">
            <text:p>i2c_slv3_nack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6" table:formula="of:=BITAND(FLOOR(HEX2DEC([.$H55])/2^([.AC55]));2^([.AB55]-[.AC55]+1)-1)" office:value-type="float" office:value="0" calcext:value-type="float">
            <text:p>0</text:p>
          </table:table-cell>
          <table:table-cell office:value-type="string" calcext:value-type="string">
            <text:p>i2c_slv2_nack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6" table:formula="of:=BITAND(FLOOR(HEX2DEC([.$H55])/2^([.AG55]));2^([.AF55]-[.AG55]+1)-1)" office:value-type="float" office:value="0" calcext:value-type="float">
            <text:p>0</text:p>
          </table:table-cell>
          <table:table-cell office:value-type="string" calcext:value-type="string">
            <text:p>i2c_slv1_nack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" table:formula="of:=BITAND(FLOOR(HEX2DEC([.$H55])/2^([.AK55]));2^([.AJ55]-[.AK55]+1)-1)" office:value-type="float" office:value="0" calcext:value-type="float">
            <text:p>0</text:p>
          </table:table-cell>
          <table:table-cell office:value-type="string" calcext:value-type="string">
            <text:p>i2c_lsv0_nack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TAND(FLOOR(HEX2DEC([.$H55])/2^([.AO55]));2^([.AN55]-[.AO55]+1)-1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" table:formula="of:=DEC2HEX([.D56];2)" office:value-type="string" office:string-value="37" calcext:value-type="string">
            <text:p>37</text:p>
          </table:table-cell>
          <table:table-cell table:style-name="ce5" office:value-type="float" office:value="55" calcext:value-type="float">
            <text:p>55</text:p>
          </table:table-cell>
          <table:table-cell table:style-name="ce8" office:value-type="string" calcext:value-type="string">
            <text:p>INT_PIN_CFG</text:p>
          </table:table-cell>
          <table:table-cell table:style-name="ce8" table:formula="of:=FLOOR([.D56]/16)" office:value-type="float" office:value="3" calcext:value-type="float">
            <text:p>3</text:p>
          </table:table-cell>
          <table:table-cell table:style-name="ce8" table:formula="of:=MOD([.D56];16)" office:value-type="float" office:value="7" calcext:value-type="float">
            <text:p>7</text:p>
          </table:table-cell>
          <table:table-cell table:style-name="ce8" table:formula="of:=MID(INDEX([.$B$1:.$B$8];[.F56]+1;0);[.G56]*2+1;2)" office:value-type="string" office:string-value="12" calcext:value-type="string">
            <text:p>12</text:p>
          </table:table-cell>
          <table:table-cell table:style-name="ce8" table:formula="of:=HEX2DEC([.H56])" office:value-type="float" office:value="18" calcext:value-type="float">
            <text:p>18</text:p>
          </table:table-cell>
          <table:table-cell table:style-name="ce13" table:formula="of:=HEX2BIN([.H56];8)" office:value-type="string" office:string-value="00010010" calcext:value-type="string">
            <text:p>00010010</text:p>
          </table:table-cell>
          <table:table-cell office:value-type="string" calcext:value-type="string">
            <text:p>actl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6" table:formula="of:=BITAND(FLOOR(HEX2DEC([.$H56])/2^([.M56]));2^([.L56]-[.M56]+1)-1)" office:value-type="float" office:value="0" calcext:value-type="float">
            <text:p>0</text:p>
          </table:table-cell>
          <table:table-cell office:value-type="string" calcext:value-type="string">
            <text:p>open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6" table:formula="of:=BITAND(FLOOR(HEX2DEC([.$H56])/2^([.Q56]));2^([.P56]-[.Q56]+1)-1)" office:value-type="float" office:value="0" calcext:value-type="float">
            <text:p>0</text:p>
          </table:table-cell>
          <table:table-cell office:value-type="string" calcext:value-type="string">
            <text:p>latch_en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6" table:formula="of:=BITAND(FLOOR(HEX2DEC([.$H56])/2^([.U56]));2^([.T56]-[.U56]+1)-1)" office:value-type="float" office:value="0" calcext:value-type="float">
            <text:p>0</text:p>
          </table:table-cell>
          <table:table-cell office:value-type="string" calcext:value-type="string">
            <text:p>int_anyrd_2clear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6" table:formula="of:=BITAND(FLOOR(HEX2DEC([.$H56])/2^([.Y56]));2^([.X56]-[.Y56]+1)-1)" office:value-type="float" office:value="1" calcext:value-type="float">
            <text:p>1</text:p>
          </table:table-cell>
          <table:table-cell office:value-type="string" calcext:value-type="string">
            <text:p>actl_fsync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6" table:formula="of:=BITAND(FLOOR(HEX2DEC([.$H56])/2^([.AC56]));2^([.AB56]-[.AC56]+1)-1)" office:value-type="float" office:value="0" calcext:value-type="float">
            <text:p>0</text:p>
          </table:table-cell>
          <table:table-cell office:value-type="string" calcext:value-type="string">
            <text:p>fsync_int_mode_en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6" table:formula="of:=BITAND(FLOOR(HEX2DEC([.$H56])/2^([.AG56]));2^([.AF56]-[.AG56]+1)-1)" office:value-type="float" office:value="0" calcext:value-type="float">
            <text:p>0</text:p>
          </table:table-cell>
          <table:table-cell office:value-type="string" calcext:value-type="string">
            <text:p>bypass_e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TAND(FLOOR(HEX2DEC([.$H56])/2^([.AK56]));2^([.AJ56]-[.AK56]+1)-1)" office:value-type="float" office:value="1" calcext:value-type="float">
            <text:p>1</text:p>
          </table:table-cell>
          <table:table-cell table:number-columns-repeated="3"/>
          <table:table-cell table:style-name="ce9"/>
        </table:table-row>
        <table:table-row table:style-name="ro1">
          <table:table-cell table:number-columns-repeated="2"/>
          <table:table-cell table:style-name="ce5" table:formula="of:=DEC2HEX([.D57];2)" office:value-type="string" office:string-value="38" calcext:value-type="string">
            <text:p>38</text:p>
          </table:table-cell>
          <table:table-cell table:style-name="ce5" office:value-type="float" office:value="56" calcext:value-type="float">
            <text:p>56</text:p>
          </table:table-cell>
          <table:table-cell table:style-name="ce8" office:value-type="string" calcext:value-type="string">
            <text:p>INT_ENABLE</text:p>
          </table:table-cell>
          <table:table-cell table:style-name="ce8" table:formula="of:=FLOOR([.D57]/16)" office:value-type="float" office:value="3" calcext:value-type="float">
            <text:p>3</text:p>
          </table:table-cell>
          <table:table-cell table:style-name="ce8" table:formula="of:=MOD([.D57];16)" office:value-type="float" office:value="8" calcext:value-type="float">
            <text:p>8</text:p>
          </table:table-cell>
          <table:table-cell table:style-name="ce8" table:formula="of:=MID(INDEX([.$B$1:.$B$8];[.F57]+1;0);[.G57]*2+1;2)" office:value-type="string" office:string-value="00" calcext:value-type="string">
            <text:p>00</text:p>
          </table:table-cell>
          <table:table-cell table:style-name="ce8" table:formula="of:=HEX2DEC([.H57])" office:value-type="float" office:value="0" calcext:value-type="float">
            <text:p>0</text:p>
          </table:table-cell>
          <table:table-cell table:style-name="ce13" table:formula="of:=HEX2BIN([.H57];8)" office:value-type="string" office:string-value="00000000" calcext:value-type="string">
            <text:p>00000000</text:p>
          </table:table-cell>
          <table:table-cell office:value-type="string" calcext:value-type="string">
            <text:p>wom_en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6" table:formula="of:=BITAND(FLOOR(HEX2DEC([.$H57])/2^([.M57]));2^([.L57]-[.M57]+1)-1)" office:value-type="float" office:value="0" calcext:value-type="float">
            <text:p>0</text:p>
          </table:table-cell>
          <table:table-cell office:value-type="string" calcext:value-type="string">
            <text:p>fifo_oflow_en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6" table:formula="of:=BITAND(FLOOR(HEX2DEC([.$H57])/2^([.Q57]));2^([.P57]-[.Q57]+1)-1)" office:value-type="float" office:value="0" calcext:value-type="float">
            <text:p>0</text:p>
          </table:table-cell>
          <table:table-cell office:value-type="string" calcext:value-type="string">
            <text:p>fsync_int_en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6" table:formula="of:=BITAND(FLOOR(HEX2DEC([.$H57])/2^([.U57]));2^([.T57]-[.U57]+1)-1)" office:value-type="float" office:value="0" calcext:value-type="float">
            <text:p>0</text:p>
          </table:table-cell>
          <table:table-cell office:value-type="string" calcext:value-type="string">
            <text:p>raw_rdy_e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TAND(FLOOR(HEX2DEC([.$H57])/2^([.Y57]));2^([.X57]-[.Y57]+1)-1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5" table:formula="of:=DEC2HEX([.D58];2)" office:value-type="string" office:string-value="39" calcext:value-type="string">
            <text:p>39</text:p>
          </table:table-cell>
          <table:table-cell table:style-name="ce5" office:value-type="float" office:value="57" calcext:value-type="float">
            <text:p>57</text:p>
          </table:table-cell>
          <table:table-cell table:style-name="ce8" office:value-type="string" calcext:value-type="string">
            <text:p>-</text:p>
          </table:table-cell>
          <table:table-cell table:style-name="ce8" table:formula="of:=FLOOR([.D58]/16)" office:value-type="float" office:value="3" calcext:value-type="float">
            <text:p>3</text:p>
          </table:table-cell>
          <table:table-cell table:style-name="ce8" table:formula="of:=MOD([.D58];16)" office:value-type="float" office:value="9" calcext:value-type="float">
            <text:p>9</text:p>
          </table:table-cell>
          <table:table-cell table:style-name="ce8" table:formula="of:=MID(INDEX([.$B$1:.$B$8];[.F58]+1;0);[.G58]*2+1;2)" office:value-type="string" office:string-value="00" calcext:value-type="string">
            <text:p>00</text:p>
          </table:table-cell>
          <table:table-cell table:style-name="ce8" table:formula="of:=HEX2DEC([.H58])" office:value-type="float" office:value="0" calcext:value-type="float">
            <text:p>0</text:p>
          </table:table-cell>
          <table:table-cell table:style-name="ce13" table:formula="of:=HEX2BIN([.H58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5" table:formula="of:=DEC2HEX([.D59];2)" office:value-type="string" office:string-value="3A" calcext:value-type="string">
            <text:p>3A</text:p>
          </table:table-cell>
          <table:table-cell table:style-name="ce5" office:value-type="float" office:value="58" calcext:value-type="float">
            <text:p>58</text:p>
          </table:table-cell>
          <table:table-cell table:style-name="ce8" office:value-type="string" calcext:value-type="string">
            <text:p>INT_STATUS</text:p>
          </table:table-cell>
          <table:table-cell table:style-name="ce8" table:formula="of:=FLOOR([.D59]/16)" office:value-type="float" office:value="3" calcext:value-type="float">
            <text:p>3</text:p>
          </table:table-cell>
          <table:table-cell table:style-name="ce8" table:formula="of:=MOD([.D59];16)" office:value-type="float" office:value="10" calcext:value-type="float">
            <text:p>10</text:p>
          </table:table-cell>
          <table:table-cell table:style-name="ce8" table:formula="of:=MID(INDEX([.$B$1:.$B$8];[.F59]+1;0);[.G59]*2+1;2)" office:value-type="string" office:string-value="00" calcext:value-type="string">
            <text:p>00</text:p>
          </table:table-cell>
          <table:table-cell table:style-name="ce8" table:formula="of:=HEX2DEC([.H59])" office:value-type="float" office:value="0" calcext:value-type="float">
            <text:p>0</text:p>
          </table:table-cell>
          <table:table-cell table:style-name="ce13" table:formula="of:=HEX2BIN([.H59];8)" office:value-type="string" office:string-value="00000000" calcext:value-type="string">
            <text:p>00000000</text:p>
          </table:table-cell>
          <table:table-cell office:value-type="string" calcext:value-type="string">
            <text:p>wom_int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6" table:formula="of:=BITAND(FLOOR(HEX2DEC([.$H59])/2^([.M59]));2^([.L59]-[.M59]+1)-1)" office:value-type="float" office:value="0" calcext:value-type="float">
            <text:p>0</text:p>
          </table:table-cell>
          <table:table-cell office:value-type="string" calcext:value-type="string">
            <text:p>fifo_oflow_int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6" table:formula="of:=BITAND(FLOOR(HEX2DEC([.$H59])/2^([.Q59]));2^([.P59]-[.Q59]+1)-1)" office:value-type="float" office:value="0" calcext:value-type="float">
            <text:p>0</text:p>
          </table:table-cell>
          <table:table-cell office:value-type="string" calcext:value-type="string">
            <text:p>fsync_int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6" table:formula="of:=BITAND(FLOOR(HEX2DEC([.$H59])/2^([.U59]));2^([.T59]-[.U59]+1)-1)" office:value-type="float" office:value="0" calcext:value-type="float">
            <text:p>0</text:p>
          </table:table-cell>
          <table:table-cell office:value-type="string" calcext:value-type="string">
            <text:p>raw_data_rdy_in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TAND(FLOOR(HEX2DEC([.$H59])/2^([.Y59]));2^([.X59]-[.Y59]+1)-1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DEC2HEX([.D60];2)" office:value-type="string" office:string-value="3B" calcext:value-type="string">
            <text:p>3B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ccel_xout_h</text:p>
          </table:table-cell>
          <table:table-cell table:formula="of:=FLOOR([.D60]/16)" office:value-type="float" office:value="3" calcext:value-type="float">
            <text:p>3</text:p>
          </table:table-cell>
          <table:table-cell table:formula="of:=MOD([.D60];16)" office:value-type="float" office:value="11" calcext:value-type="float">
            <text:p>11</text:p>
          </table:table-cell>
          <table:table-cell table:formula="of:=MID(INDEX([.$B$1:.$B$8];[.F60]+1;0);[.G60]*2+1;2)" office:value-type="string" office:string-value="fc" calcext:value-type="string">
            <text:p>fc</text:p>
          </table:table-cell>
          <table:table-cell table:formula="of:=HEX2DEC([.H60])" office:value-type="float" office:value="252" calcext:value-type="float">
            <text:p>252</text:p>
          </table:table-cell>
          <table:table-cell table:formula="of:=HEX2BIN([.H60];8)" office:value-type="string" office:string-value="11111100" calcext:value-type="string">
            <text:p>11111100</text:p>
          </table:table-cell>
          <table:table-cell table:formula="of:=[.I60]*256+[.I61]" office:value-type="float" office:value="64660" calcext:value-type="float">
            <text:p>64660</text:p>
          </table:table-cell>
          <table:table-cell table:number-columns-repeated="2"/>
          <table:table-cell table:formula="of:=IF([.K60]&gt;32767;[.K60]-65536;[.K60])" office:value-type="float" office:value="-876" calcext:value-type="float">
            <text:p>-876</text:p>
          </table:table-cell>
          <table:table-cell table:number-columns-repeated="28"/>
        </table:table-row>
        <table:table-row table:style-name="ro1">
          <table:table-cell table:number-columns-repeated="2"/>
          <table:table-cell table:formula="of:=DEC2HEX([.D61];2)" office:value-type="string" office:string-value="3C" calcext:value-type="string">
            <text:p>3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ccel_xout_l</text:p>
          </table:table-cell>
          <table:table-cell table:formula="of:=FLOOR([.D61]/16)" office:value-type="float" office:value="3" calcext:value-type="float">
            <text:p>3</text:p>
          </table:table-cell>
          <table:table-cell table:formula="of:=MOD([.D61];16)" office:value-type="float" office:value="12" calcext:value-type="float">
            <text:p>12</text:p>
          </table:table-cell>
          <table:table-cell table:formula="of:=MID(INDEX([.$B$1:.$B$8];[.F61]+1;0);[.G61]*2+1;2)" office:value-type="string" office:string-value="94" calcext:value-type="string">
            <text:p>94</text:p>
          </table:table-cell>
          <table:table-cell table:formula="of:=HEX2DEC([.H61])" office:value-type="float" office:value="148" calcext:value-type="float">
            <text:p>148</text:p>
          </table:table-cell>
          <table:table-cell table:formula="of:=HEX2BIN([.H61];8)" office:value-type="string" office:string-value="10010100" calcext:value-type="string">
            <text:p>100101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62];2)" office:value-type="string" office:string-value="3D" calcext:value-type="string">
            <text:p>3D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ccel_yout_h</text:p>
          </table:table-cell>
          <table:table-cell table:formula="of:=FLOOR([.D62]/16)" office:value-type="float" office:value="3" calcext:value-type="float">
            <text:p>3</text:p>
          </table:table-cell>
          <table:table-cell table:formula="of:=MOD([.D62];16)" office:value-type="float" office:value="13" calcext:value-type="float">
            <text:p>13</text:p>
          </table:table-cell>
          <table:table-cell table:formula="of:=MID(INDEX([.$B$1:.$B$8];[.F62]+1;0);[.G62]*2+1;2)" office:value-type="string" office:string-value="04" calcext:value-type="string">
            <text:p>04</text:p>
          </table:table-cell>
          <table:table-cell table:formula="of:=HEX2DEC([.H62])" office:value-type="float" office:value="4" calcext:value-type="float">
            <text:p>4</text:p>
          </table:table-cell>
          <table:table-cell table:formula="of:=HEX2BIN([.H62];8)" office:value-type="string" office:string-value="00000100" calcext:value-type="string">
            <text:p>00000100</text:p>
          </table:table-cell>
          <table:table-cell table:formula="of:=[.I62]*256+[.I63]" office:value-type="float" office:value="1212" calcext:value-type="float">
            <text:p>1212</text:p>
          </table:table-cell>
          <table:table-cell table:number-columns-repeated="2"/>
          <table:table-cell table:formula="of:=IF([.K62]&gt;32767;[.K62]-65536;[.K62])" office:value-type="float" office:value="1212" calcext:value-type="float">
            <text:p>1212</text:p>
          </table:table-cell>
          <table:table-cell table:number-columns-repeated="28"/>
        </table:table-row>
        <table:table-row table:style-name="ro1">
          <table:table-cell table:number-columns-repeated="2"/>
          <table:table-cell table:formula="of:=DEC2HEX([.D63];2)" office:value-type="string" office:string-value="3E" calcext:value-type="string">
            <text:p>3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ccel_yout_l</text:p>
          </table:table-cell>
          <table:table-cell table:formula="of:=FLOOR([.D63]/16)" office:value-type="float" office:value="3" calcext:value-type="float">
            <text:p>3</text:p>
          </table:table-cell>
          <table:table-cell table:formula="of:=MOD([.D63];16)" office:value-type="float" office:value="14" calcext:value-type="float">
            <text:p>14</text:p>
          </table:table-cell>
          <table:table-cell table:formula="of:=MID(INDEX([.$B$1:.$B$8];[.F63]+1;0);[.G63]*2+1;2)" office:value-type="string" office:string-value="bc" calcext:value-type="string">
            <text:p>bc</text:p>
          </table:table-cell>
          <table:table-cell table:formula="of:=HEX2DEC([.H63])" office:value-type="float" office:value="188" calcext:value-type="float">
            <text:p>188</text:p>
          </table:table-cell>
          <table:table-cell table:formula="of:=HEX2BIN([.H63];8)" office:value-type="string" office:string-value="10111100" calcext:value-type="string">
            <text:p>101111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64];2)" office:value-type="string" office:string-value="3F" calcext:value-type="string">
            <text:p>3F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ccel_zout_h</text:p>
          </table:table-cell>
          <table:table-cell table:formula="of:=FLOOR([.D64]/16)" office:value-type="float" office:value="3" calcext:value-type="float">
            <text:p>3</text:p>
          </table:table-cell>
          <table:table-cell table:formula="of:=MOD([.D64];16)" office:value-type="float" office:value="15" calcext:value-type="float">
            <text:p>15</text:p>
          </table:table-cell>
          <table:table-cell table:formula="of:=MID(INDEX([.$B$1:.$B$8];[.F64]+1;0);[.G64]*2+1;2)" office:value-type="string" office:string-value="38" calcext:value-type="string">
            <text:p>38</text:p>
          </table:table-cell>
          <table:table-cell table:formula="of:=HEX2DEC([.H64])" office:value-type="float" office:value="56" calcext:value-type="float">
            <text:p>56</text:p>
          </table:table-cell>
          <table:table-cell table:formula="of:=HEX2BIN([.H64];8)" office:value-type="string" office:string-value="00111000" calcext:value-type="string">
            <text:p>00111000</text:p>
          </table:table-cell>
          <table:table-cell table:formula="of:=[.I64]*256+[.I65]" office:value-type="float" office:value="14588" calcext:value-type="float">
            <text:p>14588</text:p>
          </table:table-cell>
          <table:table-cell table:number-columns-repeated="2"/>
          <table:table-cell table:formula="of:=IF([.K64]&gt;32767;[.K64]-65536;[.K64])" office:value-type="float" office:value="14588" calcext:value-type="float">
            <text:p>14588</text:p>
          </table:table-cell>
          <table:table-cell table:number-columns-repeated="28"/>
        </table:table-row>
        <table:table-row table:style-name="ro1">
          <table:table-cell table:number-columns-repeated="2"/>
          <table:table-cell table:formula="of:=DEC2HEX([.D65];2)" office:value-type="string" office:string-value="40" calcext:value-type="string">
            <text:p>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ccel_zout_l</text:p>
          </table:table-cell>
          <table:table-cell table:formula="of:=FLOOR([.D65]/16)" office:value-type="float" office:value="4" calcext:value-type="float">
            <text:p>4</text:p>
          </table:table-cell>
          <table:table-cell table:formula="of:=MOD([.D65];16)" office:value-type="float" office:value="0" calcext:value-type="float">
            <text:p>0</text:p>
          </table:table-cell>
          <table:table-cell table:formula="of:=MID(INDEX([.$B$1:.$B$8];[.F65]+1;0);[.G65]*2+1;2)" office:value-type="string" office:string-value="fc" calcext:value-type="string">
            <text:p>fc</text:p>
          </table:table-cell>
          <table:table-cell table:formula="of:=HEX2DEC([.H65])" office:value-type="float" office:value="252" calcext:value-type="float">
            <text:p>252</text:p>
          </table:table-cell>
          <table:table-cell table:formula="of:=HEX2BIN([.H65];8)" office:value-type="string" office:string-value="11111100" calcext:value-type="string">
            <text:p>111111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66];2)" office:value-type="string" office:string-value="41" calcext:value-type="string">
            <text:p>4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emp_out_h</text:p>
          </table:table-cell>
          <table:table-cell table:formula="of:=FLOOR([.D66]/16)" office:value-type="float" office:value="4" calcext:value-type="float">
            <text:p>4</text:p>
          </table:table-cell>
          <table:table-cell table:formula="of:=MOD([.D66];16)" office:value-type="float" office:value="1" calcext:value-type="float">
            <text:p>1</text:p>
          </table:table-cell>
          <table:table-cell table:formula="of:=MID(INDEX([.$B$1:.$B$8];[.F66]+1;0);[.G66]*2+1;2)" office:value-type="string" office:string-value="07" calcext:value-type="string">
            <text:p>07</text:p>
          </table:table-cell>
          <table:table-cell table:formula="of:=HEX2DEC([.H66])" office:value-type="float" office:value="7" calcext:value-type="float">
            <text:p>7</text:p>
          </table:table-cell>
          <table:table-cell table:formula="of:=HEX2BIN([.H66];8)" office:value-type="string" office:string-value="00000111" calcext:value-type="string">
            <text:p>00000111</text:p>
          </table:table-cell>
          <table:table-cell table:formula="of:=[.I66]*256+[.I67]" office:value-type="float" office:value="1951" calcext:value-type="float">
            <text:p>1951</text:p>
          </table:table-cell>
          <table:table-cell table:number-columns-repeated="2"/>
          <table:table-cell table:formula="of:=IF([.K66]&gt;32767;[.K66]-65536;[.K66])" office:value-type="float" office:value="1951" calcext:value-type="float">
            <text:p>1951</text:p>
          </table:table-cell>
          <table:table-cell table:number-columns-repeated="28"/>
        </table:table-row>
        <table:table-row table:style-name="ro1">
          <table:table-cell table:number-columns-repeated="2"/>
          <table:table-cell table:formula="of:=DEC2HEX([.D67];2)" office:value-type="string" office:string-value="42" calcext:value-type="string">
            <text:p>4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emp_out_l</text:p>
          </table:table-cell>
          <table:table-cell table:formula="of:=FLOOR([.D67]/16)" office:value-type="float" office:value="4" calcext:value-type="float">
            <text:p>4</text:p>
          </table:table-cell>
          <table:table-cell table:formula="of:=MOD([.D67];16)" office:value-type="float" office:value="2" calcext:value-type="float">
            <text:p>2</text:p>
          </table:table-cell>
          <table:table-cell table:formula="of:=MID(INDEX([.$B$1:.$B$8];[.F67]+1;0);[.G67]*2+1;2)" office:value-type="string" office:string-value="9f" calcext:value-type="string">
            <text:p>9f</text:p>
          </table:table-cell>
          <table:table-cell table:formula="of:=HEX2DEC([.H67])" office:value-type="float" office:value="159" calcext:value-type="float">
            <text:p>159</text:p>
          </table:table-cell>
          <table:table-cell table:formula="of:=HEX2BIN([.H67];8)" office:value-type="string" office:string-value="10011111" calcext:value-type="string">
            <text:p>10011111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68];2)" office:value-type="string" office:string-value="43" calcext:value-type="string">
            <text:p>4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gyro_xout_h</text:p>
          </table:table-cell>
          <table:table-cell table:formula="of:=FLOOR([.D68]/16)" office:value-type="float" office:value="4" calcext:value-type="float">
            <text:p>4</text:p>
          </table:table-cell>
          <table:table-cell table:formula="of:=MOD([.D68];16)" office:value-type="float" office:value="3" calcext:value-type="float">
            <text:p>3</text:p>
          </table:table-cell>
          <table:table-cell table:formula="of:=MID(INDEX([.$B$1:.$B$8];[.F68]+1;0);[.G68]*2+1;2)" office:value-type="string" office:string-value="01" calcext:value-type="string">
            <text:p>01</text:p>
          </table:table-cell>
          <table:table-cell table:formula="of:=HEX2DEC([.H68])" office:value-type="float" office:value="1" calcext:value-type="float">
            <text:p>1</text:p>
          </table:table-cell>
          <table:table-cell table:formula="of:=HEX2BIN([.H68];8)" office:value-type="string" office:string-value="00000001" calcext:value-type="string">
            <text:p>00000001</text:p>
          </table:table-cell>
          <table:table-cell table:formula="of:=[.I68]*256+[.I69]" office:value-type="float" office:value="372" calcext:value-type="float">
            <text:p>372</text:p>
          </table:table-cell>
          <table:table-cell table:number-columns-repeated="2"/>
          <table:table-cell table:formula="of:=IF([.K68]&gt;32767;[.K68]-65536;[.K68])" office:value-type="float" office:value="372" calcext:value-type="float">
            <text:p>372</text:p>
          </table:table-cell>
          <table:table-cell table:number-columns-repeated="28"/>
        </table:table-row>
        <table:table-row table:style-name="ro1">
          <table:table-cell table:number-columns-repeated="2"/>
          <table:table-cell table:formula="of:=DEC2HEX([.D69];2)" office:value-type="string" office:string-value="44" calcext:value-type="string">
            <text:p>4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gyro_xout_l</text:p>
          </table:table-cell>
          <table:table-cell table:formula="of:=FLOOR([.D69]/16)" office:value-type="float" office:value="4" calcext:value-type="float">
            <text:p>4</text:p>
          </table:table-cell>
          <table:table-cell table:formula="of:=MOD([.D69];16)" office:value-type="float" office:value="4" calcext:value-type="float">
            <text:p>4</text:p>
          </table:table-cell>
          <table:table-cell table:formula="of:=MID(INDEX([.$B$1:.$B$8];[.F69]+1;0);[.G69]*2+1;2)" office:value-type="string" office:string-value="74" calcext:value-type="string">
            <text:p>74</text:p>
          </table:table-cell>
          <table:table-cell table:formula="of:=HEX2DEC([.H69])" office:value-type="float" office:value="116" calcext:value-type="float">
            <text:p>116</text:p>
          </table:table-cell>
          <table:table-cell table:formula="of:=HEX2BIN([.H69];8)" office:value-type="string" office:string-value="01110100" calcext:value-type="string">
            <text:p>011101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70];2)" office:value-type="string" office:string-value="45" calcext:value-type="string">
            <text:p>4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yro_yout_h</text:p>
          </table:table-cell>
          <table:table-cell table:formula="of:=FLOOR([.D70]/16)" office:value-type="float" office:value="4" calcext:value-type="float">
            <text:p>4</text:p>
          </table:table-cell>
          <table:table-cell table:formula="of:=MOD([.D70];16)" office:value-type="float" office:value="5" calcext:value-type="float">
            <text:p>5</text:p>
          </table:table-cell>
          <table:table-cell table:formula="of:=MID(INDEX([.$B$1:.$B$8];[.F70]+1;0);[.G70]*2+1;2)" office:value-type="string" office:string-value="00" calcext:value-type="string">
            <text:p>00</text:p>
          </table:table-cell>
          <table:table-cell table:formula="of:=HEX2DEC([.H70])" office:value-type="float" office:value="0" calcext:value-type="float">
            <text:p>0</text:p>
          </table:table-cell>
          <table:table-cell table:formula="of:=HEX2BIN([.H70];8)" office:value-type="string" office:string-value="00000000" calcext:value-type="string">
            <text:p>00000000</text:p>
          </table:table-cell>
          <table:table-cell table:formula="of:=[.I70]*256+[.I71]" office:value-type="float" office:value="52" calcext:value-type="float">
            <text:p>52</text:p>
          </table:table-cell>
          <table:table-cell table:number-columns-repeated="2"/>
          <table:table-cell table:formula="of:=IF([.K70]&gt;32767;[.K70]-65536;[.K70])" office:value-type="float" office:value="52" calcext:value-type="float">
            <text:p>52</text:p>
          </table:table-cell>
          <table:table-cell table:number-columns-repeated="28"/>
        </table:table-row>
        <table:table-row table:style-name="ro1">
          <table:table-cell table:number-columns-repeated="2"/>
          <table:table-cell table:formula="of:=DEC2HEX([.D71];2)" office:value-type="string" office:string-value="46" calcext:value-type="string">
            <text:p>4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yro_yout_l</text:p>
          </table:table-cell>
          <table:table-cell table:formula="of:=FLOOR([.D71]/16)" office:value-type="float" office:value="4" calcext:value-type="float">
            <text:p>4</text:p>
          </table:table-cell>
          <table:table-cell table:formula="of:=MOD([.D71];16)" office:value-type="float" office:value="6" calcext:value-type="float">
            <text:p>6</text:p>
          </table:table-cell>
          <table:table-cell table:formula="of:=MID(INDEX([.$B$1:.$B$8];[.F71]+1;0);[.G71]*2+1;2)" office:value-type="string" office:string-value="34" calcext:value-type="string">
            <text:p>34</text:p>
          </table:table-cell>
          <table:table-cell table:formula="of:=HEX2DEC([.H71])" office:value-type="float" office:value="52" calcext:value-type="float">
            <text:p>52</text:p>
          </table:table-cell>
          <table:table-cell table:formula="of:=HEX2BIN([.H71];8)" office:value-type="string" office:string-value="00110100" calcext:value-type="string">
            <text:p>001101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72];2)" office:value-type="string" office:string-value="47" calcext:value-type="string">
            <text:p>4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yro_zout_h</text:p>
          </table:table-cell>
          <table:table-cell table:formula="of:=FLOOR([.D72]/16)" office:value-type="float" office:value="4" calcext:value-type="float">
            <text:p>4</text:p>
          </table:table-cell>
          <table:table-cell table:formula="of:=MOD([.D72];16)" office:value-type="float" office:value="7" calcext:value-type="float">
            <text:p>7</text:p>
          </table:table-cell>
          <table:table-cell table:formula="of:=MID(INDEX([.$B$1:.$B$8];[.F72]+1;0);[.G72]*2+1;2)" office:value-type="string" office:string-value="ff" calcext:value-type="string">
            <text:p>ff</text:p>
          </table:table-cell>
          <table:table-cell table:formula="of:=HEX2DEC([.H72])" office:value-type="float" office:value="255" calcext:value-type="float">
            <text:p>255</text:p>
          </table:table-cell>
          <table:table-cell table:formula="of:=HEX2BIN([.H72];8)" office:value-type="string" office:string-value="11111111" calcext:value-type="string">
            <text:p>11111111</text:p>
          </table:table-cell>
          <table:table-cell table:formula="of:=[.I72]*256+[.I73]" office:value-type="float" office:value="65519" calcext:value-type="float">
            <text:p>65519</text:p>
          </table:table-cell>
          <table:table-cell table:number-columns-repeated="2"/>
          <table:table-cell table:formula="of:=IF([.K72]&gt;32767;[.K72]-65536;[.K72])" office:value-type="float" office:value="-17" calcext:value-type="float">
            <text:p>-17</text:p>
          </table:table-cell>
          <table:table-cell table:number-columns-repeated="28"/>
        </table:table-row>
        <table:table-row table:style-name="ro1">
          <table:table-cell table:number-columns-repeated="2"/>
          <table:table-cell table:formula="of:=DEC2HEX([.D73];2)" office:value-type="string" office:string-value="48" calcext:value-type="string">
            <text:p>4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gyro_zout_l</text:p>
          </table:table-cell>
          <table:table-cell table:formula="of:=FLOOR([.D73]/16)" office:value-type="float" office:value="4" calcext:value-type="float">
            <text:p>4</text:p>
          </table:table-cell>
          <table:table-cell table:formula="of:=MOD([.D73];16)" office:value-type="float" office:value="8" calcext:value-type="float">
            <text:p>8</text:p>
          </table:table-cell>
          <table:table-cell table:formula="of:=MID(INDEX([.$B$1:.$B$8];[.F73]+1;0);[.G73]*2+1;2)" office:value-type="string" office:string-value="ef" calcext:value-type="string">
            <text:p>ef</text:p>
          </table:table-cell>
          <table:table-cell table:formula="of:=HEX2DEC([.H73])" office:value-type="float" office:value="239" calcext:value-type="float">
            <text:p>239</text:p>
          </table:table-cell>
          <table:table-cell table:formula="of:=HEX2BIN([.H73];8)" office:value-type="string" office:string-value="11101111" calcext:value-type="string">
            <text:p>11101111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74];2)" office:value-type="string" office:string-value="49" calcext:value-type="string">
            <text:p>49</text:p>
          </table:table-cell>
          <table:table-cell office:value-type="float" office:value="73" calcext:value-type="float">
            <text:p>73</text:p>
          </table:table-cell>
          <table:table-cell table:formula="of:=CONCATENATE(&quot;ext_sens_data_&quot;;TEXT([.D74]-73;&quot;00&quot;))" office:value-type="string" office:string-value="ext_sens_data_00" calcext:value-type="string">
            <text:p>ext_sens_data_00</text:p>
          </table:table-cell>
          <table:table-cell table:formula="of:=FLOOR([.D74]/16)" office:value-type="float" office:value="4" calcext:value-type="float">
            <text:p>4</text:p>
          </table:table-cell>
          <table:table-cell table:formula="of:=MOD([.D74];16)" office:value-type="float" office:value="9" calcext:value-type="float">
            <text:p>9</text:p>
          </table:table-cell>
          <table:table-cell table:formula="of:=MID(INDEX([.$B$1:.$B$8];[.F74]+1;0);[.G74]*2+1;2)" office:value-type="string" office:string-value="00" calcext:value-type="string">
            <text:p>00</text:p>
          </table:table-cell>
          <table:table-cell table:formula="of:=HEX2DEC([.H74])" office:value-type="float" office:value="0" calcext:value-type="float">
            <text:p>0</text:p>
          </table:table-cell>
          <table:table-cell table:formula="of:=HEX2BIN([.H74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75];2)" office:value-type="string" office:string-value="4A" calcext:value-type="string">
            <text:p>4A</text:p>
          </table:table-cell>
          <table:table-cell office:value-type="float" office:value="74" calcext:value-type="float">
            <text:p>74</text:p>
          </table:table-cell>
          <table:table-cell table:formula="of:=CONCATENATE(&quot;ext_sens_data_&quot;;TEXT([.D75]-73;&quot;00&quot;))" office:value-type="string" office:string-value="ext_sens_data_01" calcext:value-type="string">
            <text:p>ext_sens_data_01</text:p>
          </table:table-cell>
          <table:table-cell table:formula="of:=FLOOR([.D75]/16)" office:value-type="float" office:value="4" calcext:value-type="float">
            <text:p>4</text:p>
          </table:table-cell>
          <table:table-cell table:formula="of:=MOD([.D75];16)" office:value-type="float" office:value="10" calcext:value-type="float">
            <text:p>10</text:p>
          </table:table-cell>
          <table:table-cell table:formula="of:=MID(INDEX([.$B$1:.$B$8];[.F75]+1;0);[.G75]*2+1;2)" office:value-type="string" office:string-value="00" calcext:value-type="string">
            <text:p>00</text:p>
          </table:table-cell>
          <table:table-cell table:formula="of:=HEX2DEC([.H75])" office:value-type="float" office:value="0" calcext:value-type="float">
            <text:p>0</text:p>
          </table:table-cell>
          <table:table-cell table:formula="of:=HEX2BIN([.H75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76];2)" office:value-type="string" office:string-value="4B" calcext:value-type="string">
            <text:p>4B</text:p>
          </table:table-cell>
          <table:table-cell office:value-type="float" office:value="75" calcext:value-type="float">
            <text:p>75</text:p>
          </table:table-cell>
          <table:table-cell table:formula="of:=CONCATENATE(&quot;ext_sens_data_&quot;;TEXT([.D76]-73;&quot;00&quot;))" office:value-type="string" office:string-value="ext_sens_data_02" calcext:value-type="string">
            <text:p>ext_sens_data_02</text:p>
          </table:table-cell>
          <table:table-cell table:formula="of:=FLOOR([.D76]/16)" office:value-type="float" office:value="4" calcext:value-type="float">
            <text:p>4</text:p>
          </table:table-cell>
          <table:table-cell table:formula="of:=MOD([.D76];16)" office:value-type="float" office:value="11" calcext:value-type="float">
            <text:p>11</text:p>
          </table:table-cell>
          <table:table-cell table:formula="of:=MID(INDEX([.$B$1:.$B$8];[.F76]+1;0);[.G76]*2+1;2)" office:value-type="string" office:string-value="00" calcext:value-type="string">
            <text:p>00</text:p>
          </table:table-cell>
          <table:table-cell table:formula="of:=HEX2DEC([.H76])" office:value-type="float" office:value="0" calcext:value-type="float">
            <text:p>0</text:p>
          </table:table-cell>
          <table:table-cell table:formula="of:=HEX2BIN([.H76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77];2)" office:value-type="string" office:string-value="4C" calcext:value-type="string">
            <text:p>4C</text:p>
          </table:table-cell>
          <table:table-cell office:value-type="float" office:value="76" calcext:value-type="float">
            <text:p>76</text:p>
          </table:table-cell>
          <table:table-cell table:formula="of:=CONCATENATE(&quot;ext_sens_data_&quot;;TEXT([.D77]-73;&quot;00&quot;))" office:value-type="string" office:string-value="ext_sens_data_03" calcext:value-type="string">
            <text:p>ext_sens_data_03</text:p>
          </table:table-cell>
          <table:table-cell table:formula="of:=FLOOR([.D77]/16)" office:value-type="float" office:value="4" calcext:value-type="float">
            <text:p>4</text:p>
          </table:table-cell>
          <table:table-cell table:formula="of:=MOD([.D77];16)" office:value-type="float" office:value="12" calcext:value-type="float">
            <text:p>12</text:p>
          </table:table-cell>
          <table:table-cell table:formula="of:=MID(INDEX([.$B$1:.$B$8];[.F77]+1;0);[.G77]*2+1;2)" office:value-type="string" office:string-value="00" calcext:value-type="string">
            <text:p>00</text:p>
          </table:table-cell>
          <table:table-cell table:formula="of:=HEX2DEC([.H77])" office:value-type="float" office:value="0" calcext:value-type="float">
            <text:p>0</text:p>
          </table:table-cell>
          <table:table-cell table:formula="of:=HEX2BIN([.H77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78];2)" office:value-type="string" office:string-value="4D" calcext:value-type="string">
            <text:p>4D</text:p>
          </table:table-cell>
          <table:table-cell office:value-type="float" office:value="77" calcext:value-type="float">
            <text:p>77</text:p>
          </table:table-cell>
          <table:table-cell table:formula="of:=CONCATENATE(&quot;ext_sens_data_&quot;;TEXT([.D78]-73;&quot;00&quot;))" office:value-type="string" office:string-value="ext_sens_data_04" calcext:value-type="string">
            <text:p>ext_sens_data_04</text:p>
          </table:table-cell>
          <table:table-cell table:formula="of:=FLOOR([.D78]/16)" office:value-type="float" office:value="4" calcext:value-type="float">
            <text:p>4</text:p>
          </table:table-cell>
          <table:table-cell table:formula="of:=MOD([.D78];16)" office:value-type="float" office:value="13" calcext:value-type="float">
            <text:p>13</text:p>
          </table:table-cell>
          <table:table-cell table:formula="of:=MID(INDEX([.$B$1:.$B$8];[.F78]+1;0);[.G78]*2+1;2)" office:value-type="string" office:string-value="00" calcext:value-type="string">
            <text:p>00</text:p>
          </table:table-cell>
          <table:table-cell table:formula="of:=HEX2DEC([.H78])" office:value-type="float" office:value="0" calcext:value-type="float">
            <text:p>0</text:p>
          </table:table-cell>
          <table:table-cell table:formula="of:=HEX2BIN([.H78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79];2)" office:value-type="string" office:string-value="4E" calcext:value-type="string">
            <text:p>4E</text:p>
          </table:table-cell>
          <table:table-cell office:value-type="float" office:value="78" calcext:value-type="float">
            <text:p>78</text:p>
          </table:table-cell>
          <table:table-cell table:formula="of:=CONCATENATE(&quot;ext_sens_data_&quot;;TEXT([.D79]-73;&quot;00&quot;))" office:value-type="string" office:string-value="ext_sens_data_05" calcext:value-type="string">
            <text:p>ext_sens_data_05</text:p>
          </table:table-cell>
          <table:table-cell table:formula="of:=FLOOR([.D79]/16)" office:value-type="float" office:value="4" calcext:value-type="float">
            <text:p>4</text:p>
          </table:table-cell>
          <table:table-cell table:formula="of:=MOD([.D79];16)" office:value-type="float" office:value="14" calcext:value-type="float">
            <text:p>14</text:p>
          </table:table-cell>
          <table:table-cell table:formula="of:=MID(INDEX([.$B$1:.$B$8];[.F79]+1;0);[.G79]*2+1;2)" office:value-type="string" office:string-value="00" calcext:value-type="string">
            <text:p>00</text:p>
          </table:table-cell>
          <table:table-cell table:formula="of:=HEX2DEC([.H79])" office:value-type="float" office:value="0" calcext:value-type="float">
            <text:p>0</text:p>
          </table:table-cell>
          <table:table-cell table:formula="of:=HEX2BIN([.H79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80];2)" office:value-type="string" office:string-value="4F" calcext:value-type="string">
            <text:p>4F</text:p>
          </table:table-cell>
          <table:table-cell office:value-type="float" office:value="79" calcext:value-type="float">
            <text:p>79</text:p>
          </table:table-cell>
          <table:table-cell table:formula="of:=CONCATENATE(&quot;ext_sens_data_&quot;;TEXT([.D80]-73;&quot;00&quot;))" office:value-type="string" office:string-value="ext_sens_data_06" calcext:value-type="string">
            <text:p>ext_sens_data_06</text:p>
          </table:table-cell>
          <table:table-cell table:formula="of:=FLOOR([.D80]/16)" office:value-type="float" office:value="4" calcext:value-type="float">
            <text:p>4</text:p>
          </table:table-cell>
          <table:table-cell table:formula="of:=MOD([.D80];16)" office:value-type="float" office:value="15" calcext:value-type="float">
            <text:p>15</text:p>
          </table:table-cell>
          <table:table-cell table:formula="of:=MID(INDEX([.$B$1:.$B$8];[.F80]+1;0);[.G80]*2+1;2)" office:value-type="string" office:string-value="00" calcext:value-type="string">
            <text:p>00</text:p>
          </table:table-cell>
          <table:table-cell table:formula="of:=HEX2DEC([.H80])" office:value-type="float" office:value="0" calcext:value-type="float">
            <text:p>0</text:p>
          </table:table-cell>
          <table:table-cell table:formula="of:=HEX2BIN([.H80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81];2)" office:value-type="string" office:string-value="50" calcext:value-type="string">
            <text:p>50</text:p>
          </table:table-cell>
          <table:table-cell office:value-type="float" office:value="80" calcext:value-type="float">
            <text:p>80</text:p>
          </table:table-cell>
          <table:table-cell table:formula="of:=CONCATENATE(&quot;ext_sens_data_&quot;;TEXT([.D81]-73;&quot;00&quot;))" office:value-type="string" office:string-value="ext_sens_data_07" calcext:value-type="string">
            <text:p>ext_sens_data_07</text:p>
          </table:table-cell>
          <table:table-cell table:formula="of:=FLOOR([.D81]/16)" office:value-type="float" office:value="5" calcext:value-type="float">
            <text:p>5</text:p>
          </table:table-cell>
          <table:table-cell table:formula="of:=MOD([.D81];16)" office:value-type="float" office:value="0" calcext:value-type="float">
            <text:p>0</text:p>
          </table:table-cell>
          <table:table-cell table:formula="of:=MID(INDEX([.$B$1:.$B$8];[.F81]+1;0);[.G81]*2+1;2)" office:value-type="string" office:string-value="00" calcext:value-type="string">
            <text:p>00</text:p>
          </table:table-cell>
          <table:table-cell table:formula="of:=HEX2DEC([.H81])" office:value-type="float" office:value="0" calcext:value-type="float">
            <text:p>0</text:p>
          </table:table-cell>
          <table:table-cell table:formula="of:=HEX2BIN([.H81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82];2)" office:value-type="string" office:string-value="51" calcext:value-type="string">
            <text:p>51</text:p>
          </table:table-cell>
          <table:table-cell office:value-type="float" office:value="81" calcext:value-type="float">
            <text:p>81</text:p>
          </table:table-cell>
          <table:table-cell table:formula="of:=CONCATENATE(&quot;ext_sens_data_&quot;;TEXT([.D82]-73;&quot;00&quot;))" office:value-type="string" office:string-value="ext_sens_data_08" calcext:value-type="string">
            <text:p>ext_sens_data_08</text:p>
          </table:table-cell>
          <table:table-cell table:formula="of:=FLOOR([.D82]/16)" office:value-type="float" office:value="5" calcext:value-type="float">
            <text:p>5</text:p>
          </table:table-cell>
          <table:table-cell table:formula="of:=MOD([.D82];16)" office:value-type="float" office:value="1" calcext:value-type="float">
            <text:p>1</text:p>
          </table:table-cell>
          <table:table-cell table:formula="of:=MID(INDEX([.$B$1:.$B$8];[.F82]+1;0);[.G82]*2+1;2)" office:value-type="string" office:string-value="00" calcext:value-type="string">
            <text:p>00</text:p>
          </table:table-cell>
          <table:table-cell table:formula="of:=HEX2DEC([.H82])" office:value-type="float" office:value="0" calcext:value-type="float">
            <text:p>0</text:p>
          </table:table-cell>
          <table:table-cell table:formula="of:=HEX2BIN([.H82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83];2)" office:value-type="string" office:string-value="52" calcext:value-type="string">
            <text:p>52</text:p>
          </table:table-cell>
          <table:table-cell office:value-type="float" office:value="82" calcext:value-type="float">
            <text:p>82</text:p>
          </table:table-cell>
          <table:table-cell table:formula="of:=CONCATENATE(&quot;ext_sens_data_&quot;;TEXT([.D83]-73;&quot;00&quot;))" office:value-type="string" office:string-value="ext_sens_data_09" calcext:value-type="string">
            <text:p>ext_sens_data_09</text:p>
          </table:table-cell>
          <table:table-cell table:formula="of:=FLOOR([.D83]/16)" office:value-type="float" office:value="5" calcext:value-type="float">
            <text:p>5</text:p>
          </table:table-cell>
          <table:table-cell table:formula="of:=MOD([.D83];16)" office:value-type="float" office:value="2" calcext:value-type="float">
            <text:p>2</text:p>
          </table:table-cell>
          <table:table-cell table:formula="of:=MID(INDEX([.$B$1:.$B$8];[.F83]+1;0);[.G83]*2+1;2)" office:value-type="string" office:string-value="00" calcext:value-type="string">
            <text:p>00</text:p>
          </table:table-cell>
          <table:table-cell table:formula="of:=HEX2DEC([.H83])" office:value-type="float" office:value="0" calcext:value-type="float">
            <text:p>0</text:p>
          </table:table-cell>
          <table:table-cell table:formula="of:=HEX2BIN([.H83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84];2)" office:value-type="string" office:string-value="53" calcext:value-type="string">
            <text:p>53</text:p>
          </table:table-cell>
          <table:table-cell office:value-type="float" office:value="83" calcext:value-type="float">
            <text:p>83</text:p>
          </table:table-cell>
          <table:table-cell table:formula="of:=CONCATENATE(&quot;ext_sens_data_&quot;;TEXT([.D84]-73;&quot;00&quot;))" office:value-type="string" office:string-value="ext_sens_data_10" calcext:value-type="string">
            <text:p>ext_sens_data_10</text:p>
          </table:table-cell>
          <table:table-cell table:formula="of:=FLOOR([.D84]/16)" office:value-type="float" office:value="5" calcext:value-type="float">
            <text:p>5</text:p>
          </table:table-cell>
          <table:table-cell table:formula="of:=MOD([.D84];16)" office:value-type="float" office:value="3" calcext:value-type="float">
            <text:p>3</text:p>
          </table:table-cell>
          <table:table-cell table:formula="of:=MID(INDEX([.$B$1:.$B$8];[.F84]+1;0);[.G84]*2+1;2)" office:value-type="string" office:string-value="00" calcext:value-type="string">
            <text:p>00</text:p>
          </table:table-cell>
          <table:table-cell table:formula="of:=HEX2DEC([.H84])" office:value-type="float" office:value="0" calcext:value-type="float">
            <text:p>0</text:p>
          </table:table-cell>
          <table:table-cell table:formula="of:=HEX2BIN([.H84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85];2)" office:value-type="string" office:string-value="54" calcext:value-type="string">
            <text:p>54</text:p>
          </table:table-cell>
          <table:table-cell office:value-type="float" office:value="84" calcext:value-type="float">
            <text:p>84</text:p>
          </table:table-cell>
          <table:table-cell table:formula="of:=CONCATENATE(&quot;ext_sens_data_&quot;;TEXT([.D85]-73;&quot;00&quot;))" office:value-type="string" office:string-value="ext_sens_data_11" calcext:value-type="string">
            <text:p>ext_sens_data_11</text:p>
          </table:table-cell>
          <table:table-cell table:formula="of:=FLOOR([.D85]/16)" office:value-type="float" office:value="5" calcext:value-type="float">
            <text:p>5</text:p>
          </table:table-cell>
          <table:table-cell table:formula="of:=MOD([.D85];16)" office:value-type="float" office:value="4" calcext:value-type="float">
            <text:p>4</text:p>
          </table:table-cell>
          <table:table-cell table:formula="of:=MID(INDEX([.$B$1:.$B$8];[.F85]+1;0);[.G85]*2+1;2)" office:value-type="string" office:string-value="00" calcext:value-type="string">
            <text:p>00</text:p>
          </table:table-cell>
          <table:table-cell table:formula="of:=HEX2DEC([.H85])" office:value-type="float" office:value="0" calcext:value-type="float">
            <text:p>0</text:p>
          </table:table-cell>
          <table:table-cell table:formula="of:=HEX2BIN([.H85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86];2)" office:value-type="string" office:string-value="55" calcext:value-type="string">
            <text:p>55</text:p>
          </table:table-cell>
          <table:table-cell office:value-type="float" office:value="85" calcext:value-type="float">
            <text:p>85</text:p>
          </table:table-cell>
          <table:table-cell table:formula="of:=CONCATENATE(&quot;ext_sens_data_&quot;;TEXT([.D86]-73;&quot;00&quot;))" office:value-type="string" office:string-value="ext_sens_data_12" calcext:value-type="string">
            <text:p>ext_sens_data_12</text:p>
          </table:table-cell>
          <table:table-cell table:formula="of:=FLOOR([.D86]/16)" office:value-type="float" office:value="5" calcext:value-type="float">
            <text:p>5</text:p>
          </table:table-cell>
          <table:table-cell table:formula="of:=MOD([.D86];16)" office:value-type="float" office:value="5" calcext:value-type="float">
            <text:p>5</text:p>
          </table:table-cell>
          <table:table-cell table:formula="of:=MID(INDEX([.$B$1:.$B$8];[.F86]+1;0);[.G86]*2+1;2)" office:value-type="string" office:string-value="00" calcext:value-type="string">
            <text:p>00</text:p>
          </table:table-cell>
          <table:table-cell table:formula="of:=HEX2DEC([.H86])" office:value-type="float" office:value="0" calcext:value-type="float">
            <text:p>0</text:p>
          </table:table-cell>
          <table:table-cell table:formula="of:=HEX2BIN([.H86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87];2)" office:value-type="string" office:string-value="56" calcext:value-type="string">
            <text:p>56</text:p>
          </table:table-cell>
          <table:table-cell office:value-type="float" office:value="86" calcext:value-type="float">
            <text:p>86</text:p>
          </table:table-cell>
          <table:table-cell table:formula="of:=CONCATENATE(&quot;ext_sens_data_&quot;;TEXT([.D87]-73;&quot;00&quot;))" office:value-type="string" office:string-value="ext_sens_data_13" calcext:value-type="string">
            <text:p>ext_sens_data_13</text:p>
          </table:table-cell>
          <table:table-cell table:formula="of:=FLOOR([.D87]/16)" office:value-type="float" office:value="5" calcext:value-type="float">
            <text:p>5</text:p>
          </table:table-cell>
          <table:table-cell table:formula="of:=MOD([.D87];16)" office:value-type="float" office:value="6" calcext:value-type="float">
            <text:p>6</text:p>
          </table:table-cell>
          <table:table-cell table:formula="of:=MID(INDEX([.$B$1:.$B$8];[.F87]+1;0);[.G87]*2+1;2)" office:value-type="string" office:string-value="00" calcext:value-type="string">
            <text:p>00</text:p>
          </table:table-cell>
          <table:table-cell table:formula="of:=HEX2DEC([.H87])" office:value-type="float" office:value="0" calcext:value-type="float">
            <text:p>0</text:p>
          </table:table-cell>
          <table:table-cell table:formula="of:=HEX2BIN([.H87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88];2)" office:value-type="string" office:string-value="57" calcext:value-type="string">
            <text:p>57</text:p>
          </table:table-cell>
          <table:table-cell office:value-type="float" office:value="87" calcext:value-type="float">
            <text:p>87</text:p>
          </table:table-cell>
          <table:table-cell table:formula="of:=CONCATENATE(&quot;ext_sens_data_&quot;;TEXT([.D88]-73;&quot;00&quot;))" office:value-type="string" office:string-value="ext_sens_data_14" calcext:value-type="string">
            <text:p>ext_sens_data_14</text:p>
          </table:table-cell>
          <table:table-cell table:formula="of:=FLOOR([.D88]/16)" office:value-type="float" office:value="5" calcext:value-type="float">
            <text:p>5</text:p>
          </table:table-cell>
          <table:table-cell table:formula="of:=MOD([.D88];16)" office:value-type="float" office:value="7" calcext:value-type="float">
            <text:p>7</text:p>
          </table:table-cell>
          <table:table-cell table:formula="of:=MID(INDEX([.$B$1:.$B$8];[.F88]+1;0);[.G88]*2+1;2)" office:value-type="string" office:string-value="00" calcext:value-type="string">
            <text:p>00</text:p>
          </table:table-cell>
          <table:table-cell table:formula="of:=HEX2DEC([.H88])" office:value-type="float" office:value="0" calcext:value-type="float">
            <text:p>0</text:p>
          </table:table-cell>
          <table:table-cell table:formula="of:=HEX2BIN([.H88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89];2)" office:value-type="string" office:string-value="58" calcext:value-type="string">
            <text:p>58</text:p>
          </table:table-cell>
          <table:table-cell office:value-type="float" office:value="88" calcext:value-type="float">
            <text:p>88</text:p>
          </table:table-cell>
          <table:table-cell table:formula="of:=CONCATENATE(&quot;ext_sens_data_&quot;;TEXT([.D89]-73;&quot;00&quot;))" office:value-type="string" office:string-value="ext_sens_data_15" calcext:value-type="string">
            <text:p>ext_sens_data_15</text:p>
          </table:table-cell>
          <table:table-cell table:formula="of:=FLOOR([.D89]/16)" office:value-type="float" office:value="5" calcext:value-type="float">
            <text:p>5</text:p>
          </table:table-cell>
          <table:table-cell table:formula="of:=MOD([.D89];16)" office:value-type="float" office:value="8" calcext:value-type="float">
            <text:p>8</text:p>
          </table:table-cell>
          <table:table-cell table:formula="of:=MID(INDEX([.$B$1:.$B$8];[.F89]+1;0);[.G89]*2+1;2)" office:value-type="string" office:string-value="00" calcext:value-type="string">
            <text:p>00</text:p>
          </table:table-cell>
          <table:table-cell table:formula="of:=HEX2DEC([.H89])" office:value-type="float" office:value="0" calcext:value-type="float">
            <text:p>0</text:p>
          </table:table-cell>
          <table:table-cell table:formula="of:=HEX2BIN([.H89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90];2)" office:value-type="string" office:string-value="59" calcext:value-type="string">
            <text:p>59</text:p>
          </table:table-cell>
          <table:table-cell office:value-type="float" office:value="89" calcext:value-type="float">
            <text:p>89</text:p>
          </table:table-cell>
          <table:table-cell table:formula="of:=CONCATENATE(&quot;ext_sens_data_&quot;;TEXT([.D90]-73;&quot;00&quot;))" office:value-type="string" office:string-value="ext_sens_data_16" calcext:value-type="string">
            <text:p>ext_sens_data_16</text:p>
          </table:table-cell>
          <table:table-cell table:formula="of:=FLOOR([.D90]/16)" office:value-type="float" office:value="5" calcext:value-type="float">
            <text:p>5</text:p>
          </table:table-cell>
          <table:table-cell table:formula="of:=MOD([.D90];16)" office:value-type="float" office:value="9" calcext:value-type="float">
            <text:p>9</text:p>
          </table:table-cell>
          <table:table-cell table:formula="of:=MID(INDEX([.$B$1:.$B$8];[.F90]+1;0);[.G90]*2+1;2)" office:value-type="string" office:string-value="00" calcext:value-type="string">
            <text:p>00</text:p>
          </table:table-cell>
          <table:table-cell table:formula="of:=HEX2DEC([.H90])" office:value-type="float" office:value="0" calcext:value-type="float">
            <text:p>0</text:p>
          </table:table-cell>
          <table:table-cell table:formula="of:=HEX2BIN([.H90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91];2)" office:value-type="string" office:string-value="5A" calcext:value-type="string">
            <text:p>5A</text:p>
          </table:table-cell>
          <table:table-cell office:value-type="float" office:value="90" calcext:value-type="float">
            <text:p>90</text:p>
          </table:table-cell>
          <table:table-cell table:formula="of:=CONCATENATE(&quot;ext_sens_data_&quot;;TEXT([.D91]-73;&quot;00&quot;))" office:value-type="string" office:string-value="ext_sens_data_17" calcext:value-type="string">
            <text:p>ext_sens_data_17</text:p>
          </table:table-cell>
          <table:table-cell table:formula="of:=FLOOR([.D91]/16)" office:value-type="float" office:value="5" calcext:value-type="float">
            <text:p>5</text:p>
          </table:table-cell>
          <table:table-cell table:formula="of:=MOD([.D91];16)" office:value-type="float" office:value="10" calcext:value-type="float">
            <text:p>10</text:p>
          </table:table-cell>
          <table:table-cell table:formula="of:=MID(INDEX([.$B$1:.$B$8];[.F91]+1;0);[.G91]*2+1;2)" office:value-type="string" office:string-value="00" calcext:value-type="string">
            <text:p>00</text:p>
          </table:table-cell>
          <table:table-cell table:formula="of:=HEX2DEC([.H91])" office:value-type="float" office:value="0" calcext:value-type="float">
            <text:p>0</text:p>
          </table:table-cell>
          <table:table-cell table:formula="of:=HEX2BIN([.H91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92];2)" office:value-type="string" office:string-value="5B" calcext:value-type="string">
            <text:p>5B</text:p>
          </table:table-cell>
          <table:table-cell office:value-type="float" office:value="91" calcext:value-type="float">
            <text:p>91</text:p>
          </table:table-cell>
          <table:table-cell table:formula="of:=CONCATENATE(&quot;ext_sens_data_&quot;;TEXT([.D92]-73;&quot;00&quot;))" office:value-type="string" office:string-value="ext_sens_data_18" calcext:value-type="string">
            <text:p>ext_sens_data_18</text:p>
          </table:table-cell>
          <table:table-cell table:formula="of:=FLOOR([.D92]/16)" office:value-type="float" office:value="5" calcext:value-type="float">
            <text:p>5</text:p>
          </table:table-cell>
          <table:table-cell table:formula="of:=MOD([.D92];16)" office:value-type="float" office:value="11" calcext:value-type="float">
            <text:p>11</text:p>
          </table:table-cell>
          <table:table-cell table:formula="of:=MID(INDEX([.$B$1:.$B$8];[.F92]+1;0);[.G92]*2+1;2)" office:value-type="string" office:string-value="00" calcext:value-type="string">
            <text:p>00</text:p>
          </table:table-cell>
          <table:table-cell table:formula="of:=HEX2DEC([.H92])" office:value-type="float" office:value="0" calcext:value-type="float">
            <text:p>0</text:p>
          </table:table-cell>
          <table:table-cell table:formula="of:=HEX2BIN([.H92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93];2)" office:value-type="string" office:string-value="5C" calcext:value-type="string">
            <text:p>5C</text:p>
          </table:table-cell>
          <table:table-cell office:value-type="float" office:value="92" calcext:value-type="float">
            <text:p>92</text:p>
          </table:table-cell>
          <table:table-cell table:formula="of:=CONCATENATE(&quot;ext_sens_data_&quot;;TEXT([.D93]-73;&quot;00&quot;))" office:value-type="string" office:string-value="ext_sens_data_19" calcext:value-type="string">
            <text:p>ext_sens_data_19</text:p>
          </table:table-cell>
          <table:table-cell table:formula="of:=FLOOR([.D93]/16)" office:value-type="float" office:value="5" calcext:value-type="float">
            <text:p>5</text:p>
          </table:table-cell>
          <table:table-cell table:formula="of:=MOD([.D93];16)" office:value-type="float" office:value="12" calcext:value-type="float">
            <text:p>12</text:p>
          </table:table-cell>
          <table:table-cell table:formula="of:=MID(INDEX([.$B$1:.$B$8];[.F93]+1;0);[.G93]*2+1;2)" office:value-type="string" office:string-value="00" calcext:value-type="string">
            <text:p>00</text:p>
          </table:table-cell>
          <table:table-cell table:formula="of:=HEX2DEC([.H93])" office:value-type="float" office:value="0" calcext:value-type="float">
            <text:p>0</text:p>
          </table:table-cell>
          <table:table-cell table:formula="of:=HEX2BIN([.H93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94];2)" office:value-type="string" office:string-value="5D" calcext:value-type="string">
            <text:p>5D</text:p>
          </table:table-cell>
          <table:table-cell office:value-type="float" office:value="93" calcext:value-type="float">
            <text:p>93</text:p>
          </table:table-cell>
          <table:table-cell table:formula="of:=CONCATENATE(&quot;ext_sens_data_&quot;;TEXT([.D94]-73;&quot;00&quot;))" office:value-type="string" office:string-value="ext_sens_data_20" calcext:value-type="string">
            <text:p>ext_sens_data_20</text:p>
          </table:table-cell>
          <table:table-cell table:formula="of:=FLOOR([.D94]/16)" office:value-type="float" office:value="5" calcext:value-type="float">
            <text:p>5</text:p>
          </table:table-cell>
          <table:table-cell table:formula="of:=MOD([.D94];16)" office:value-type="float" office:value="13" calcext:value-type="float">
            <text:p>13</text:p>
          </table:table-cell>
          <table:table-cell table:formula="of:=MID(INDEX([.$B$1:.$B$8];[.F94]+1;0);[.G94]*2+1;2)" office:value-type="string" office:string-value="00" calcext:value-type="string">
            <text:p>00</text:p>
          </table:table-cell>
          <table:table-cell table:formula="of:=HEX2DEC([.H94])" office:value-type="float" office:value="0" calcext:value-type="float">
            <text:p>0</text:p>
          </table:table-cell>
          <table:table-cell table:formula="of:=HEX2BIN([.H94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95];2)" office:value-type="string" office:string-value="5E" calcext:value-type="string">
            <text:p>5E</text:p>
          </table:table-cell>
          <table:table-cell office:value-type="float" office:value="94" calcext:value-type="float">
            <text:p>94</text:p>
          </table:table-cell>
          <table:table-cell table:formula="of:=CONCATENATE(&quot;ext_sens_data_&quot;;TEXT([.D95]-73;&quot;00&quot;))" office:value-type="string" office:string-value="ext_sens_data_21" calcext:value-type="string">
            <text:p>ext_sens_data_21</text:p>
          </table:table-cell>
          <table:table-cell table:formula="of:=FLOOR([.D95]/16)" office:value-type="float" office:value="5" calcext:value-type="float">
            <text:p>5</text:p>
          </table:table-cell>
          <table:table-cell table:formula="of:=MOD([.D95];16)" office:value-type="float" office:value="14" calcext:value-type="float">
            <text:p>14</text:p>
          </table:table-cell>
          <table:table-cell table:formula="of:=MID(INDEX([.$B$1:.$B$8];[.F95]+1;0);[.G95]*2+1;2)" office:value-type="string" office:string-value="00" calcext:value-type="string">
            <text:p>00</text:p>
          </table:table-cell>
          <table:table-cell table:formula="of:=HEX2DEC([.H95])" office:value-type="float" office:value="0" calcext:value-type="float">
            <text:p>0</text:p>
          </table:table-cell>
          <table:table-cell table:formula="of:=HEX2BIN([.H95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96];2)" office:value-type="string" office:string-value="5F" calcext:value-type="string">
            <text:p>5F</text:p>
          </table:table-cell>
          <table:table-cell office:value-type="float" office:value="95" calcext:value-type="float">
            <text:p>95</text:p>
          </table:table-cell>
          <table:table-cell table:formula="of:=CONCATENATE(&quot;ext_sens_data_&quot;;TEXT([.D96]-73;&quot;00&quot;))" office:value-type="string" office:string-value="ext_sens_data_22" calcext:value-type="string">
            <text:p>ext_sens_data_22</text:p>
          </table:table-cell>
          <table:table-cell table:formula="of:=FLOOR([.D96]/16)" office:value-type="float" office:value="5" calcext:value-type="float">
            <text:p>5</text:p>
          </table:table-cell>
          <table:table-cell table:formula="of:=MOD([.D96];16)" office:value-type="float" office:value="15" calcext:value-type="float">
            <text:p>15</text:p>
          </table:table-cell>
          <table:table-cell table:formula="of:=MID(INDEX([.$B$1:.$B$8];[.F96]+1;0);[.G96]*2+1;2)" office:value-type="string" office:string-value="00" calcext:value-type="string">
            <text:p>00</text:p>
          </table:table-cell>
          <table:table-cell table:formula="of:=HEX2DEC([.H96])" office:value-type="float" office:value="0" calcext:value-type="float">
            <text:p>0</text:p>
          </table:table-cell>
          <table:table-cell table:formula="of:=HEX2BIN([.H96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97];2)" office:value-type="string" office:string-value="60" calcext:value-type="string">
            <text:p>60</text:p>
          </table:table-cell>
          <table:table-cell office:value-type="float" office:value="96" calcext:value-type="float">
            <text:p>96</text:p>
          </table:table-cell>
          <table:table-cell table:formula="of:=CONCATENATE(&quot;ext_sens_data_&quot;;TEXT([.D97]-73;&quot;00&quot;))" office:value-type="string" office:string-value="ext_sens_data_23" calcext:value-type="string">
            <text:p>ext_sens_data_23</text:p>
          </table:table-cell>
          <table:table-cell table:formula="of:=FLOOR([.D97]/16)" office:value-type="float" office:value="6" calcext:value-type="float">
            <text:p>6</text:p>
          </table:table-cell>
          <table:table-cell table:formula="of:=MOD([.D97];16)" office:value-type="float" office:value="0" calcext:value-type="float">
            <text:p>0</text:p>
          </table:table-cell>
          <table:table-cell table:formula="of:=MID(INDEX([.$B$1:.$B$8];[.F97]+1;0);[.G97]*2+1;2)" office:value-type="string" office:string-value="00" calcext:value-type="string">
            <text:p>00</text:p>
          </table:table-cell>
          <table:table-cell table:formula="of:=HEX2DEC([.H97])" office:value-type="float" office:value="0" calcext:value-type="float">
            <text:p>0</text:p>
          </table:table-cell>
          <table:table-cell table:formula="of:=HEX2BIN([.H97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98];2)" office:value-type="string" office:string-value="61" calcext:value-type="string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-</text:p>
          </table:table-cell>
          <table:table-cell table:formula="of:=FLOOR([.D98]/16)" office:value-type="float" office:value="6" calcext:value-type="float">
            <text:p>6</text:p>
          </table:table-cell>
          <table:table-cell table:formula="of:=MOD([.D98];16)" office:value-type="float" office:value="1" calcext:value-type="float">
            <text:p>1</text:p>
          </table:table-cell>
          <table:table-cell table:formula="of:=MID(INDEX([.$B$1:.$B$8];[.F98]+1;0);[.G98]*2+1;2)" office:value-type="string" office:string-value="00" calcext:value-type="string">
            <text:p>00</text:p>
          </table:table-cell>
          <table:table-cell table:formula="of:=HEX2DEC([.H98])" office:value-type="float" office:value="0" calcext:value-type="float">
            <text:p>0</text:p>
          </table:table-cell>
          <table:table-cell table:formula="of:=HEX2BIN([.H98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99];2)" office:value-type="string" office:string-value="62" calcext:value-type="string">
            <text:p>6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-</text:p>
          </table:table-cell>
          <table:table-cell table:formula="of:=FLOOR([.D99]/16)" office:value-type="float" office:value="6" calcext:value-type="float">
            <text:p>6</text:p>
          </table:table-cell>
          <table:table-cell table:formula="of:=MOD([.D99];16)" office:value-type="float" office:value="2" calcext:value-type="float">
            <text:p>2</text:p>
          </table:table-cell>
          <table:table-cell table:formula="of:=MID(INDEX([.$B$1:.$B$8];[.F99]+1;0);[.G99]*2+1;2)" office:value-type="string" office:string-value="00" calcext:value-type="string">
            <text:p>00</text:p>
          </table:table-cell>
          <table:table-cell table:formula="of:=HEX2DEC([.H99])" office:value-type="float" office:value="0" calcext:value-type="float">
            <text:p>0</text:p>
          </table:table-cell>
          <table:table-cell table:formula="of:=HEX2BIN([.H99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100];2)" office:value-type="string" office:string-value="63" calcext:value-type="string">
            <text:p>6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2c_slv0_d0</text:p>
          </table:table-cell>
          <table:table-cell table:formula="of:=FLOOR([.D100]/16)" office:value-type="float" office:value="6" calcext:value-type="float">
            <text:p>6</text:p>
          </table:table-cell>
          <table:table-cell table:formula="of:=MOD([.D100];16)" office:value-type="float" office:value="3" calcext:value-type="float">
            <text:p>3</text:p>
          </table:table-cell>
          <table:table-cell table:formula="of:=MID(INDEX([.$B$1:.$B$8];[.F100]+1;0);[.G100]*2+1;2)" office:value-type="string" office:string-value="00" calcext:value-type="string">
            <text:p>00</text:p>
          </table:table-cell>
          <table:table-cell table:formula="of:=HEX2DEC([.H100])" office:value-type="float" office:value="0" calcext:value-type="float">
            <text:p>0</text:p>
          </table:table-cell>
          <table:table-cell table:formula="of:=HEX2BIN([.H100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101];2)" office:value-type="string" office:string-value="64" calcext:value-type="string">
            <text:p>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2c_slv1_do</text:p>
          </table:table-cell>
          <table:table-cell table:formula="of:=FLOOR([.D101]/16)" office:value-type="float" office:value="6" calcext:value-type="float">
            <text:p>6</text:p>
          </table:table-cell>
          <table:table-cell table:formula="of:=MOD([.D101];16)" office:value-type="float" office:value="4" calcext:value-type="float">
            <text:p>4</text:p>
          </table:table-cell>
          <table:table-cell table:formula="of:=MID(INDEX([.$B$1:.$B$8];[.F101]+1;0);[.G101]*2+1;2)" office:value-type="string" office:string-value="00" calcext:value-type="string">
            <text:p>00</text:p>
          </table:table-cell>
          <table:table-cell table:formula="of:=HEX2DEC([.H101])" office:value-type="float" office:value="0" calcext:value-type="float">
            <text:p>0</text:p>
          </table:table-cell>
          <table:table-cell table:formula="of:=HEX2BIN([.H101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7" table:formula="of:=DEC2HEX([.D102];2)" office:value-type="string" office:string-value="65" calcext:value-type="string">
            <text:p>65</text:p>
          </table:table-cell>
          <table:table-cell table:style-name="ce7" office:value-type="float" office:value="101" calcext:value-type="float">
            <text:p>101</text:p>
          </table:table-cell>
          <table:table-cell table:style-name="ce11" office:value-type="string" calcext:value-type="string">
            <text:p>i2c_slv2_do</text:p>
          </table:table-cell>
          <table:table-cell table:style-name="ce11" table:formula="of:=FLOOR([.D102]/16)" office:value-type="float" office:value="6" calcext:value-type="float">
            <text:p>6</text:p>
          </table:table-cell>
          <table:table-cell table:style-name="ce11" table:formula="of:=MOD([.D102];16)" office:value-type="float" office:value="5" calcext:value-type="float">
            <text:p>5</text:p>
          </table:table-cell>
          <table:table-cell table:style-name="ce11" table:formula="of:=MID(INDEX([.$B$1:.$B$8];[.F102]+1;0);[.G102]*2+1;2)" office:value-type="string" office:string-value="00" calcext:value-type="string">
            <text:p>00</text:p>
          </table:table-cell>
          <table:table-cell table:style-name="ce11" table:formula="of:=HEX2DEC([.H102])" office:value-type="float" office:value="0" calcext:value-type="float">
            <text:p>0</text:p>
          </table:table-cell>
          <table:table-cell table:style-name="ce15" table:formula="of:=HEX2BIN([.H102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103];2)" office:value-type="string" office:string-value="66" calcext:value-type="string">
            <text:p>6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i2c_slv3_do</text:p>
          </table:table-cell>
          <table:table-cell table:formula="of:=FLOOR([.D103]/16)" office:value-type="float" office:value="6" calcext:value-type="float">
            <text:p>6</text:p>
          </table:table-cell>
          <table:table-cell table:formula="of:=MOD([.D103];16)" office:value-type="float" office:value="6" calcext:value-type="float">
            <text:p>6</text:p>
          </table:table-cell>
          <table:table-cell table:formula="of:=MID(INDEX([.$B$1:.$B$8];[.F103]+1;0);[.G103]*2+1;2)" office:value-type="string" office:string-value="00" calcext:value-type="string">
            <text:p>00</text:p>
          </table:table-cell>
          <table:table-cell table:formula="of:=HEX2DEC([.H103])" office:value-type="float" office:value="0" calcext:value-type="float">
            <text:p>0</text:p>
          </table:table-cell>
          <table:table-cell table:formula="of:=HEX2BIN([.H103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5" table:formula="of:=DEC2HEX([.D104];2)" office:value-type="string" office:string-value="67" calcext:value-type="string">
            <text:p>67</text:p>
          </table:table-cell>
          <table:table-cell table:style-name="ce5" office:value-type="float" office:value="103" calcext:value-type="float">
            <text:p>103</text:p>
          </table:table-cell>
          <table:table-cell table:style-name="ce8" office:value-type="string" calcext:value-type="string">
            <text:p>I2C_MST_DELAY_CTRL</text:p>
          </table:table-cell>
          <table:table-cell table:style-name="ce8" table:formula="of:=FLOOR([.D104]/16)" office:value-type="float" office:value="6" calcext:value-type="float">
            <text:p>6</text:p>
          </table:table-cell>
          <table:table-cell table:style-name="ce8" table:formula="of:=MOD([.D104];16)" office:value-type="float" office:value="7" calcext:value-type="float">
            <text:p>7</text:p>
          </table:table-cell>
          <table:table-cell table:style-name="ce8" table:formula="of:=MID(INDEX([.$B$1:.$B$8];[.F104]+1;0);[.G104]*2+1;2)" office:value-type="string" office:string-value="00" calcext:value-type="string">
            <text:p>00</text:p>
          </table:table-cell>
          <table:table-cell table:style-name="ce8" table:formula="of:=HEX2DEC([.H104])" office:value-type="float" office:value="0" calcext:value-type="float">
            <text:p>0</text:p>
          </table:table-cell>
          <table:table-cell table:style-name="ce13" table:formula="of:=HEX2BIN([.H104];8)" office:value-type="string" office:string-value="00000000" calcext:value-type="string">
            <text:p>00000000</text:p>
          </table:table-cell>
          <table:table-cell office:value-type="string" calcext:value-type="string">
            <text:p>delay_es_shadow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6" table:formula="of:=BITAND(FLOOR(HEX2DEC([.$H104])/2^([.M104]));2^([.L104]-[.M104]+1)-1)" office:value-type="float" office:value="0" calcext:value-type="float">
            <text:p>0</text:p>
          </table:table-cell>
          <table:table-cell office:value-type="string" calcext:value-type="string">
            <text:p>i2c_slv4_dly_en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6" table:formula="of:=BITAND(FLOOR(HEX2DEC([.$H104])/2^([.Q104]));2^([.P104]-[.Q104]+1)-1)" office:value-type="float" office:value="0" calcext:value-type="float">
            <text:p>0</text:p>
          </table:table-cell>
          <table:table-cell office:value-type="string" calcext:value-type="string">
            <text:p>i2c_slv3_dly_en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6" table:formula="of:=BITAND(FLOOR(HEX2DEC([.$H104])/2^([.U104]));2^([.T104]-[.U104]+1)-1)" office:value-type="float" office:value="0" calcext:value-type="float">
            <text:p>0</text:p>
          </table:table-cell>
          <table:table-cell office:value-type="string" calcext:value-type="string">
            <text:p>i2c_slv2_dly_en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6" table:formula="of:=BITAND(FLOOR(HEX2DEC([.$H104])/2^([.Y104]));2^([.X104]-[.Y104]+1)-1)" office:value-type="float" office:value="0" calcext:value-type="float">
            <text:p>0</text:p>
          </table:table-cell>
          <table:table-cell office:value-type="string" calcext:value-type="string">
            <text:p>i2c_slv1_dly_e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TAND(FLOOR(HEX2DEC([.$H104])/2^([.AC104]));2^([.AB104]-[.AC104]+1)-1)" office:value-type="float" office:value="0" calcext:value-type="float">
            <text:p>0</text:p>
          </table:table-cell>
          <table:table-cell office:value-type="string" calcext:value-type="string">
            <text:p>i2c_slv0_dly_e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TAND(FLOOR(HEX2DEC([.$H104])/2^([.AG104]));2^([.AF104]-[.AG104]+1)-1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table:formula="of:=DEC2HEX([.D105];2)" office:value-type="string" office:string-value="68" calcext:value-type="string">
            <text:p>68</text:p>
          </table:table-cell>
          <table:table-cell table:style-name="ce5" office:value-type="float" office:value="104" calcext:value-type="float">
            <text:p>104</text:p>
          </table:table-cell>
          <table:table-cell table:style-name="ce8" office:value-type="string" calcext:value-type="string">
            <text:p>SIGNAL_PATH_RESET</text:p>
          </table:table-cell>
          <table:table-cell table:style-name="ce8" table:formula="of:=FLOOR([.D105]/16)" office:value-type="float" office:value="6" calcext:value-type="float">
            <text:p>6</text:p>
          </table:table-cell>
          <table:table-cell table:style-name="ce8" table:formula="of:=MOD([.D105];16)" office:value-type="float" office:value="8" calcext:value-type="float">
            <text:p>8</text:p>
          </table:table-cell>
          <table:table-cell table:style-name="ce8" table:formula="of:=MID(INDEX([.$B$1:.$B$8];[.F105]+1;0);[.G105]*2+1;2)" office:value-type="string" office:string-value="00" calcext:value-type="string">
            <text:p>00</text:p>
          </table:table-cell>
          <table:table-cell table:style-name="ce8" table:formula="of:=HEX2DEC([.H105])" office:value-type="float" office:value="0" calcext:value-type="float">
            <text:p>0</text:p>
          </table:table-cell>
          <table:table-cell table:style-name="ce13" table:formula="of:=HEX2BIN([.H105];8)" office:value-type="string" office:string-value="00000000" calcext:value-type="string">
            <text:p>00000000</text:p>
          </table:table-cell>
          <table:table-cell office:value-type="string" calcext:value-type="string">
            <text:p>gyro_rst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6" table:formula="of:=BITAND(FLOOR(HEX2DEC([.$H105])/2^([.M105]));2^([.L105]-[.M105]+1)-1)" office:value-type="float" office:value="0" calcext:value-type="float">
            <text:p>0</text:p>
          </table:table-cell>
          <table:table-cell office:value-type="string" calcext:value-type="string">
            <text:p>accel_r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TAND(FLOOR(HEX2DEC([.$H105])/2^([.Q105]));2^([.P105]-[.Q105]+1)-1)" office:value-type="float" office:value="0" calcext:value-type="float">
            <text:p>0</text:p>
          </table:table-cell>
          <table:table-cell office:value-type="string" calcext:value-type="string">
            <text:p>temp_rs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TAND(FLOOR(HEX2DEC([.$H105])/2^([.U105]));2^([.T105]-[.U105]+1)-1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5" table:formula="of:=DEC2HEX([.D106];2)" office:value-type="string" office:string-value="69" calcext:value-type="string">
            <text:p>69</text:p>
          </table:table-cell>
          <table:table-cell table:style-name="ce5" office:value-type="float" office:value="105" calcext:value-type="float">
            <text:p>105</text:p>
          </table:table-cell>
          <table:table-cell table:style-name="ce8" office:value-type="string" calcext:value-type="string">
            <text:p>MOT_DETECT_CTRL</text:p>
          </table:table-cell>
          <table:table-cell table:style-name="ce8" table:formula="of:=FLOOR([.D106]/16)" office:value-type="float" office:value="6" calcext:value-type="float">
            <text:p>6</text:p>
          </table:table-cell>
          <table:table-cell table:style-name="ce8" table:formula="of:=MOD([.D106];16)" office:value-type="float" office:value="9" calcext:value-type="float">
            <text:p>9</text:p>
          </table:table-cell>
          <table:table-cell table:style-name="ce8" table:formula="of:=MID(INDEX([.$B$1:.$B$8];[.F106]+1;0);[.G106]*2+1;2)" office:value-type="string" office:string-value="00" calcext:value-type="string">
            <text:p>00</text:p>
          </table:table-cell>
          <table:table-cell table:style-name="ce8" table:formula="of:=HEX2DEC([.H106])" office:value-type="float" office:value="0" calcext:value-type="float">
            <text:p>0</text:p>
          </table:table-cell>
          <table:table-cell table:style-name="ce13" table:formula="of:=HEX2BIN([.H106];8)" office:value-type="string" office:string-value="00000000" calcext:value-type="string">
            <text:p>00000000</text:p>
          </table:table-cell>
          <table:table-cell office:value-type="string" calcext:value-type="string">
            <text:p>accel_intel_en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6" table:formula="of:=BITAND(FLOOR(HEX2DEC([.$H106])/2^([.M106]));2^([.L106]-[.M106]+1)-1)" office:value-type="float" office:value="0" calcext:value-type="float">
            <text:p>0</text:p>
          </table:table-cell>
          <table:table-cell office:value-type="string" calcext:value-type="string">
            <text:p>accel_intel_mode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6" table:formula="of:=BITAND(FLOOR(HEX2DEC([.$H106])/2^([.Q106]));2^([.P106]-[.Q106]+1)-1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5" table:formula="of:=DEC2HEX([.D107];2)" office:value-type="string" office:string-value="6A" calcext:value-type="string">
            <text:p>6A</text:p>
          </table:table-cell>
          <table:table-cell table:style-name="ce5" office:value-type="float" office:value="106" calcext:value-type="float">
            <text:p>106</text:p>
          </table:table-cell>
          <table:table-cell table:style-name="ce8" office:value-type="string" calcext:value-type="string">
            <text:p>USER_CTRL</text:p>
          </table:table-cell>
          <table:table-cell table:style-name="ce8" table:formula="of:=FLOOR([.D107]/16)" office:value-type="float" office:value="6" calcext:value-type="float">
            <text:p>6</text:p>
          </table:table-cell>
          <table:table-cell table:style-name="ce8" table:formula="of:=MOD([.D107];16)" office:value-type="float" office:value="10" calcext:value-type="float">
            <text:p>10</text:p>
          </table:table-cell>
          <table:table-cell table:style-name="ce8" table:formula="of:=MID(INDEX([.$B$1:.$B$8];[.F107]+1;0);[.G107]*2+1;2)" office:value-type="string" office:string-value="00" calcext:value-type="string">
            <text:p>00</text:p>
          </table:table-cell>
          <table:table-cell table:style-name="ce8" table:formula="of:=HEX2DEC([.H107])" office:value-type="float" office:value="0" calcext:value-type="float">
            <text:p>0</text:p>
          </table:table-cell>
          <table:table-cell table:style-name="ce13" table:formula="of:=HEX2BIN([.H107];8)" office:value-type="string" office:string-value="00000000" calcext:value-type="string">
            <text:p>00000000</text:p>
          </table:table-cell>
          <table:table-cell office:value-type="string" calcext:value-type="string">
            <text:p>fifo_en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6" table:formula="of:=BITAND(FLOOR(HEX2DEC([.$H107])/2^([.M107]));2^([.L107]-[.M107]+1)-1)" office:value-type="float" office:value="0" calcext:value-type="float">
            <text:p>0</text:p>
          </table:table-cell>
          <table:table-cell office:value-type="string" calcext:value-type="string">
            <text:p>i2c_mst_en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6" table:formula="of:=BITAND(FLOOR(HEX2DEC([.$H107])/2^([.Q107]));2^([.P107]-[.Q107]+1)-1)" office:value-type="float" office:value="0" calcext:value-type="float">
            <text:p>0</text:p>
          </table:table-cell>
          <table:table-cell office:value-type="string" calcext:value-type="string">
            <text:p>i2c_if_dis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6" table:formula="of:=BITAND(FLOOR(HEX2DEC([.$H107])/2^([.U107]));2^([.T107]-[.U107]+1)-1)" office:value-type="float" office:value="0" calcext:value-type="float">
            <text:p>0</text:p>
          </table:table-cell>
          <table:table-cell office:value-type="string" calcext:value-type="string">
            <text:p>fifo_rst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6" table:formula="of:=BITAND(FLOOR(HEX2DEC([.$H107])/2^([.Y107]));2^([.X107]-[.Y107]+1)-1)" office:value-type="float" office:value="0" calcext:value-type="float">
            <text:p>0</text:p>
          </table:table-cell>
          <table:table-cell office:value-type="string" calcext:value-type="string">
            <text:p>i2c_mst_r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TAND(FLOOR(HEX2DEC([.$H107])/2^([.AC107]));2^([.AB107]-[.AC107]+1)-1)" office:value-type="float" office:value="0" calcext:value-type="float">
            <text:p>0</text:p>
          </table:table-cell>
          <table:table-cell office:value-type="string" calcext:value-type="string">
            <text:p>sig_cond_rs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TAND(FLOOR(HEX2DEC([.$H107])/2^([.AG107]));2^([.AF107]-[.AG107]+1)-1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table:formula="of:=DEC2HEX([.D108];2)" office:value-type="string" office:string-value="6B" calcext:value-type="string">
            <text:p>6B</text:p>
          </table:table-cell>
          <table:table-cell table:style-name="ce5" office:value-type="float" office:value="107" calcext:value-type="float">
            <text:p>107</text:p>
          </table:table-cell>
          <table:table-cell table:style-name="ce8" office:value-type="string" calcext:value-type="string">
            <text:p>PWR_MGMT_1</text:p>
          </table:table-cell>
          <table:table-cell table:style-name="ce8" table:formula="of:=FLOOR([.D108]/16)" office:value-type="float" office:value="6" calcext:value-type="float">
            <text:p>6</text:p>
          </table:table-cell>
          <table:table-cell table:style-name="ce8" table:formula="of:=MOD([.D108];16)" office:value-type="float" office:value="11" calcext:value-type="float">
            <text:p>11</text:p>
          </table:table-cell>
          <table:table-cell table:style-name="ce8" table:formula="of:=MID(INDEX([.$B$1:.$B$8];[.F108]+1;0);[.G108]*2+1;2)" office:value-type="string" office:string-value="01" calcext:value-type="string">
            <text:p>01</text:p>
          </table:table-cell>
          <table:table-cell table:style-name="ce8" table:formula="of:=HEX2DEC([.H108])" office:value-type="float" office:value="1" calcext:value-type="float">
            <text:p>1</text:p>
          </table:table-cell>
          <table:table-cell table:style-name="ce13" table:formula="of:=HEX2BIN([.H108];8)" office:value-type="string" office:string-value="00000001" calcext:value-type="string">
            <text:p>00000001</text:p>
          </table:table-cell>
          <table:table-cell office:value-type="string" calcext:value-type="string">
            <text:p>h_reset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6" table:formula="of:=BITAND(FLOOR(HEX2DEC([.$H108])/2^([.M108]));2^([.L108]-[.M108]+1)-1)" office:value-type="float" office:value="0" calcext:value-type="float">
            <text:p>0</text:p>
          </table:table-cell>
          <table:table-cell office:value-type="string" calcext:value-type="string">
            <text:p>slee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6" table:formula="of:=BITAND(FLOOR(HEX2DEC([.$H108])/2^([.Q108]));2^([.P108]-[.Q108]+1)-1)" office:value-type="float" office:value="0" calcext:value-type="float">
            <text:p>0</text:p>
          </table:table-cell>
          <table:table-cell office:value-type="string" calcext:value-type="string">
            <text:p>cycle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6" table:formula="of:=BITAND(FLOOR(HEX2DEC([.$H108])/2^([.U108]));2^([.T108]-[.U108]+1)-1)" office:value-type="float" office:value="0" calcext:value-type="float">
            <text:p>0</text:p>
          </table:table-cell>
          <table:table-cell office:value-type="string" calcext:value-type="string">
            <text:p>gyro_standby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6" table:formula="of:=BITAND(FLOOR(HEX2DEC([.$H108])/2^([.Y108]));2^([.X108]-[.Y108]+1)-1)" office:value-type="float" office:value="0" calcext:value-type="float">
            <text:p>0</text:p>
          </table:table-cell>
          <table:table-cell office:value-type="string" calcext:value-type="string">
            <text:p>pd_ptat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6" table:formula="of:=BITAND(FLOOR(HEX2DEC([.$H108])/2^([.AC108]));2^([.AB108]-[.AC108]+1)-1)" office:value-type="float" office:value="0" calcext:value-type="float">
            <text:p>0</text:p>
          </table:table-cell>
          <table:table-cell office:value-type="string" calcext:value-type="string">
            <text:p>clkse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6" table:formula="of:=BITAND(FLOOR(HEX2DEC([.$H108])/2^([.AG108]));2^([.AF108]-[.AG108]+1)-1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table:formula="of:=DEC2HEX([.D109];2)" office:value-type="string" office:string-value="6C" calcext:value-type="string">
            <text:p>6C</text:p>
          </table:table-cell>
          <table:table-cell table:style-name="ce5" office:value-type="float" office:value="108" calcext:value-type="float">
            <text:p>108</text:p>
          </table:table-cell>
          <table:table-cell table:style-name="ce8" office:value-type="string" calcext:value-type="string">
            <text:p>PWR_MGMT_2</text:p>
          </table:table-cell>
          <table:table-cell table:style-name="ce8" table:formula="of:=FLOOR([.D109]/16)" office:value-type="float" office:value="6" calcext:value-type="float">
            <text:p>6</text:p>
          </table:table-cell>
          <table:table-cell table:style-name="ce8" table:formula="of:=MOD([.D109];16)" office:value-type="float" office:value="12" calcext:value-type="float">
            <text:p>12</text:p>
          </table:table-cell>
          <table:table-cell table:style-name="ce8" table:formula="of:=MID(INDEX([.$B$1:.$B$8];[.F109]+1;0);[.G109]*2+1;2)" office:value-type="string" office:string-value="00" calcext:value-type="string">
            <text:p>00</text:p>
          </table:table-cell>
          <table:table-cell table:style-name="ce8" table:formula="of:=HEX2DEC([.H109])" office:value-type="float" office:value="0" calcext:value-type="float">
            <text:p>0</text:p>
          </table:table-cell>
          <table:table-cell table:style-name="ce13" table:formula="of:=HEX2BIN([.H109];8)" office:value-type="string" office:string-value="00000000" calcext:value-type="string">
            <text:p>00000000</text:p>
          </table:table-cell>
          <table:table-cell office:value-type="string" calcext:value-type="string">
            <text:p>dis_x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7" table:formula="of:=BITAND(FLOOR(HEX2DEC([.$H109])/2^([.M109]));2^([.L109]-[.M109]+1)-1)" office:value-type="float" office:value="0" calcext:value-type="float">
            <text:p>0</text:p>
          </table:table-cell>
          <table:table-cell office:value-type="string" calcext:value-type="string">
            <text:p>dis_ya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6" table:formula="of:=BITAND(FLOOR(HEX2DEC([.$H109])/2^([.Q109]));2^([.P109]-[.Q109]+1)-1)" office:value-type="float" office:value="0" calcext:value-type="float">
            <text:p>0</text:p>
          </table:table-cell>
          <table:table-cell office:value-type="string" calcext:value-type="string">
            <text:p>dis_z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6" table:formula="of:=BITAND(FLOOR(HEX2DEC([.$H109])/2^([.U109]));2^([.T109]-[.U109]+1)-1)" office:value-type="float" office:value="0" calcext:value-type="float">
            <text:p>0</text:p>
          </table:table-cell>
          <table:table-cell office:value-type="string" calcext:value-type="string">
            <text:p>dis_xg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6" table:formula="of:=BITAND(FLOOR(HEX2DEC([.$H109])/2^([.Y109]));2^([.X109]-[.Y109]+1)-1)" office:value-type="float" office:value="0" calcext:value-type="float">
            <text:p>0</text:p>
          </table:table-cell>
          <table:table-cell office:value-type="string" calcext:value-type="string">
            <text:p>dis_yg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TAND(FLOOR(HEX2DEC([.$H109])/2^([.AC109]));2^([.AB109]-[.AC109]+1)-1)" office:value-type="float" office:value="0" calcext:value-type="float">
            <text:p>0</text:p>
          </table:table-cell>
          <table:table-cell office:value-type="string" calcext:value-type="string">
            <text:p>dis_zg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TAND(FLOOR(HEX2DEC([.$H109])/2^([.AG109]));2^([.AF109]-[.AG109]+1)-1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DEC2HEX([.D110];2)" office:value-type="string" office:string-value="6D" calcext:value-type="string">
            <text:p>6D</text:p>
          </table:table-cell>
          <table:table-cell office:value-type="float" office:value="109" calcext:value-type="float">
            <text:p>109</text:p>
          </table:table-cell>
          <table:table-cell table:style-name="ce9" office:value-type="string" calcext:value-type="string">
            <text:p>-</text:p>
          </table:table-cell>
          <table:table-cell table:formula="of:=FLOOR([.D110]/16)" office:value-type="float" office:value="6" calcext:value-type="float">
            <text:p>6</text:p>
          </table:table-cell>
          <table:table-cell table:formula="of:=MOD([.D110];16)" office:value-type="float" office:value="13" calcext:value-type="float">
            <text:p>13</text:p>
          </table:table-cell>
          <table:table-cell table:formula="of:=MID(INDEX([.$B$1:.$B$8];[.F110]+1;0);[.G110]*2+1;2)" office:value-type="string" office:string-value="00" calcext:value-type="string">
            <text:p>00</text:p>
          </table:table-cell>
          <table:table-cell table:formula="of:=HEX2DEC([.H110])" office:value-type="float" office:value="0" calcext:value-type="float">
            <text:p>0</text:p>
          </table:table-cell>
          <table:table-cell table:formula="of:=HEX2BIN([.H110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111];2)" office:value-type="string" office:string-value="6E" calcext:value-type="string">
            <text:p>6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-</text:p>
          </table:table-cell>
          <table:table-cell table:formula="of:=FLOOR([.D111]/16)" office:value-type="float" office:value="6" calcext:value-type="float">
            <text:p>6</text:p>
          </table:table-cell>
          <table:table-cell table:formula="of:=MOD([.D111];16)" office:value-type="float" office:value="14" calcext:value-type="float">
            <text:p>14</text:p>
          </table:table-cell>
          <table:table-cell table:formula="of:=MID(INDEX([.$B$1:.$B$8];[.F111]+1;0);[.G111]*2+1;2)" office:value-type="string" office:string-value="00" calcext:value-type="string">
            <text:p>00</text:p>
          </table:table-cell>
          <table:table-cell table:formula="of:=HEX2DEC([.H111])" office:value-type="float" office:value="0" calcext:value-type="float">
            <text:p>0</text:p>
          </table:table-cell>
          <table:table-cell table:formula="of:=HEX2BIN([.H111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112];2)" office:value-type="string" office:string-value="6F" calcext:value-type="string">
            <text:p>6F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-</text:p>
          </table:table-cell>
          <table:table-cell table:formula="of:=FLOOR([.D112]/16)" office:value-type="float" office:value="6" calcext:value-type="float">
            <text:p>6</text:p>
          </table:table-cell>
          <table:table-cell table:formula="of:=MOD([.D112];16)" office:value-type="float" office:value="15" calcext:value-type="float">
            <text:p>15</text:p>
          </table:table-cell>
          <table:table-cell table:formula="of:=MID(INDEX([.$B$1:.$B$8];[.F112]+1;0);[.G112]*2+1;2)" office:value-type="string" office:string-value="00" calcext:value-type="string">
            <text:p>00</text:p>
          </table:table-cell>
          <table:table-cell table:formula="of:=HEX2DEC([.H112])" office:value-type="float" office:value="0" calcext:value-type="float">
            <text:p>0</text:p>
          </table:table-cell>
          <table:table-cell table:formula="of:=HEX2BIN([.H112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113];2)" office:value-type="string" office:string-value="70" calcext:value-type="string">
            <text:p>7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-</text:p>
          </table:table-cell>
          <table:table-cell table:formula="of:=FLOOR([.D113]/16)" office:value-type="float" office:value="7" calcext:value-type="float">
            <text:p>7</text:p>
          </table:table-cell>
          <table:table-cell table:formula="of:=MOD([.D113];16)" office:value-type="float" office:value="0" calcext:value-type="float">
            <text:p>0</text:p>
          </table:table-cell>
          <table:table-cell table:formula="of:=MID(INDEX([.$B$1:.$B$8];[.F113]+1;0);[.G113]*2+1;2)" office:value-type="string" office:string-value="00" calcext:value-type="string">
            <text:p>00</text:p>
          </table:table-cell>
          <table:table-cell table:formula="of:=HEX2DEC([.H113])" office:value-type="float" office:value="0" calcext:value-type="float">
            <text:p>0</text:p>
          </table:table-cell>
          <table:table-cell table:formula="of:=HEX2BIN([.H113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114];2)" office:value-type="string" office:string-value="71" calcext:value-type="string">
            <text:p>7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-</text:p>
          </table:table-cell>
          <table:table-cell table:formula="of:=FLOOR([.D114]/16)" office:value-type="float" office:value="7" calcext:value-type="float">
            <text:p>7</text:p>
          </table:table-cell>
          <table:table-cell table:formula="of:=MOD([.D114];16)" office:value-type="float" office:value="1" calcext:value-type="float">
            <text:p>1</text:p>
          </table:table-cell>
          <table:table-cell table:formula="of:=MID(INDEX([.$B$1:.$B$8];[.F114]+1;0);[.G114]*2+1;2)" office:value-type="string" office:string-value="00" calcext:value-type="string">
            <text:p>00</text:p>
          </table:table-cell>
          <table:table-cell table:formula="of:=HEX2DEC([.H114])" office:value-type="float" office:value="0" calcext:value-type="float">
            <text:p>0</text:p>
          </table:table-cell>
          <table:table-cell table:formula="of:=HEX2BIN([.H114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5" table:formula="of:=DEC2HEX([.D115];2)" office:value-type="string" office:string-value="72" calcext:value-type="string">
            <text:p>72</text:p>
          </table:table-cell>
          <table:table-cell table:style-name="ce5" office:value-type="float" office:value="114" calcext:value-type="float">
            <text:p>114</text:p>
          </table:table-cell>
          <table:table-cell table:style-name="ce8" office:value-type="string" calcext:value-type="string">
            <text:p>FIFO_COUNTH</text:p>
          </table:table-cell>
          <table:table-cell table:style-name="ce8" table:formula="of:=FLOOR([.D115]/16)" office:value-type="float" office:value="7" calcext:value-type="float">
            <text:p>7</text:p>
          </table:table-cell>
          <table:table-cell table:style-name="ce8" table:formula="of:=MOD([.D115];16)" office:value-type="float" office:value="2" calcext:value-type="float">
            <text:p>2</text:p>
          </table:table-cell>
          <table:table-cell table:style-name="ce8" table:formula="of:=MID(INDEX([.$B$1:.$B$8];[.F115]+1;0);[.G115]*2+1;2)" office:value-type="string" office:string-value="00" calcext:value-type="string">
            <text:p>00</text:p>
          </table:table-cell>
          <table:table-cell table:style-name="ce8" table:formula="of:=HEX2DEC([.H115])" office:value-type="float" office:value="0" calcext:value-type="float">
            <text:p>0</text:p>
          </table:table-cell>
          <table:table-cell table:style-name="ce13" table:formula="of:=HEX2BIN([.H115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5" table:formula="of:=DEC2HEX([.D116];2)" office:value-type="string" office:string-value="73" calcext:value-type="string">
            <text:p>73</text:p>
          </table:table-cell>
          <table:table-cell table:style-name="ce5" office:value-type="float" office:value="115" calcext:value-type="float">
            <text:p>115</text:p>
          </table:table-cell>
          <table:table-cell table:style-name="ce8" office:value-type="string" calcext:value-type="string">
            <text:p>FIFO_COUNTL</text:p>
          </table:table-cell>
          <table:table-cell table:style-name="ce8" table:formula="of:=FLOOR([.D116]/16)" office:value-type="float" office:value="7" calcext:value-type="float">
            <text:p>7</text:p>
          </table:table-cell>
          <table:table-cell table:style-name="ce8" table:formula="of:=MOD([.D116];16)" office:value-type="float" office:value="3" calcext:value-type="float">
            <text:p>3</text:p>
          </table:table-cell>
          <table:table-cell table:style-name="ce8" table:formula="of:=MID(INDEX([.$B$1:.$B$8];[.F116]+1;0);[.G116]*2+1;2)" office:value-type="string" office:string-value="00" calcext:value-type="string">
            <text:p>00</text:p>
          </table:table-cell>
          <table:table-cell table:style-name="ce8" table:formula="of:=HEX2DEC([.H116])" office:value-type="float" office:value="0" calcext:value-type="float">
            <text:p>0</text:p>
          </table:table-cell>
          <table:table-cell table:style-name="ce13" table:formula="of:=HEX2BIN([.H116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5" table:formula="of:=DEC2HEX([.D117];2)" office:value-type="string" office:string-value="74" calcext:value-type="string">
            <text:p>74</text:p>
          </table:table-cell>
          <table:table-cell table:style-name="ce5" office:value-type="float" office:value="116" calcext:value-type="float">
            <text:p>116</text:p>
          </table:table-cell>
          <table:table-cell table:style-name="ce8" office:value-type="string" calcext:value-type="string">
            <text:p>FIFO_R_W</text:p>
          </table:table-cell>
          <table:table-cell table:style-name="ce8" table:formula="of:=FLOOR([.D117]/16)" office:value-type="float" office:value="7" calcext:value-type="float">
            <text:p>7</text:p>
          </table:table-cell>
          <table:table-cell table:style-name="ce8" table:formula="of:=MOD([.D117];16)" office:value-type="float" office:value="4" calcext:value-type="float">
            <text:p>4</text:p>
          </table:table-cell>
          <table:table-cell table:style-name="ce8" table:formula="of:=MID(INDEX([.$B$1:.$B$8];[.F117]+1;0);[.G117]*2+1;2)" office:value-type="string" office:string-value="00" calcext:value-type="string">
            <text:p>00</text:p>
          </table:table-cell>
          <table:table-cell table:style-name="ce8" table:formula="of:=HEX2DEC([.H117])" office:value-type="float" office:value="0" calcext:value-type="float">
            <text:p>0</text:p>
          </table:table-cell>
          <table:table-cell table:style-name="ce13" table:formula="of:=HEX2BIN([.H117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5" table:formula="of:=DEC2HEX([.D118];2)" office:value-type="string" office:string-value="75" calcext:value-type="string">
            <text:p>75</text:p>
          </table:table-cell>
          <table:table-cell table:style-name="ce5" office:value-type="float" office:value="117" calcext:value-type="float">
            <text:p>117</text:p>
          </table:table-cell>
          <table:table-cell table:style-name="ce8" office:value-type="string" calcext:value-type="string">
            <text:p>WHO_AM_I</text:p>
          </table:table-cell>
          <table:table-cell table:style-name="ce8" table:formula="of:=FLOOR([.D118]/16)" office:value-type="float" office:value="7" calcext:value-type="float">
            <text:p>7</text:p>
          </table:table-cell>
          <table:table-cell table:style-name="ce8" table:formula="of:=MOD([.D118];16)" office:value-type="float" office:value="5" calcext:value-type="float">
            <text:p>5</text:p>
          </table:table-cell>
          <table:table-cell table:style-name="ce8" table:formula="of:=MID(INDEX([.$B$1:.$B$8];[.F118]+1;0);[.G118]*2+1;2)" office:value-type="string" office:string-value="71" calcext:value-type="string">
            <text:p>71</text:p>
          </table:table-cell>
          <table:table-cell table:style-name="ce8" table:formula="of:=HEX2DEC([.H118])" office:value-type="float" office:value="113" calcext:value-type="float">
            <text:p>113</text:p>
          </table:table-cell>
          <table:table-cell table:style-name="ce13" table:formula="of:=HEX2BIN([.H118];8)" office:value-type="string" office:string-value="01110001" calcext:value-type="string">
            <text:p>01110001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119];2)" office:value-type="string" office:string-value="76" calcext:value-type="string">
            <text:p>7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-</text:p>
          </table:table-cell>
          <table:table-cell table:formula="of:=FLOOR([.D119]/16)" office:value-type="float" office:value="7" calcext:value-type="float">
            <text:p>7</text:p>
          </table:table-cell>
          <table:table-cell table:formula="of:=MOD([.D119];16)" office:value-type="float" office:value="6" calcext:value-type="float">
            <text:p>6</text:p>
          </table:table-cell>
          <table:table-cell table:formula="of:=MID(INDEX([.$B$1:.$B$8];[.F119]+1;0);[.G119]*2+1;2)" office:value-type="string" office:string-value="00" calcext:value-type="string">
            <text:p>00</text:p>
          </table:table-cell>
          <table:table-cell table:formula="of:=HEX2DEC([.H119])" office:value-type="float" office:value="0" calcext:value-type="float">
            <text:p>0</text:p>
          </table:table-cell>
          <table:table-cell table:formula="of:=HEX2BIN([.H119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5" table:formula="of:=DEC2HEX([.D120];2)" office:value-type="string" office:string-value="77" calcext:value-type="string">
            <text:p>77</text:p>
          </table:table-cell>
          <table:table-cell table:style-name="ce5" office:value-type="float" office:value="119" calcext:value-type="float">
            <text:p>119</text:p>
          </table:table-cell>
          <table:table-cell table:style-name="ce8" office:value-type="string" calcext:value-type="string">
            <text:p>XA_OFFSET_H</text:p>
          </table:table-cell>
          <table:table-cell table:style-name="ce8" table:formula="of:=FLOOR([.D120]/16)" office:value-type="float" office:value="7" calcext:value-type="float">
            <text:p>7</text:p>
          </table:table-cell>
          <table:table-cell table:style-name="ce8" table:formula="of:=MOD([.D120];16)" office:value-type="float" office:value="7" calcext:value-type="float">
            <text:p>7</text:p>
          </table:table-cell>
          <table:table-cell table:style-name="ce8" table:formula="of:=MID(INDEX([.$B$1:.$B$8];[.F120]+1;0);[.G120]*2+1;2)" office:value-type="string" office:string-value="14" calcext:value-type="string">
            <text:p>14</text:p>
          </table:table-cell>
          <table:table-cell table:style-name="ce8" table:formula="of:=HEX2DEC([.H120])" office:value-type="float" office:value="20" calcext:value-type="float">
            <text:p>20</text:p>
          </table:table-cell>
          <table:table-cell table:style-name="ce13" table:formula="of:=HEX2BIN([.H120];8)" office:value-type="string" office:string-value="00010100" calcext:value-type="string">
            <text:p>00010100</text:p>
          </table:table-cell>
          <table:table-cell table:formula="of:=([.I120]*256+[.I121])/4" office:value-type="float" office:value="1318" calcext:value-type="float">
            <text:p>1318</text:p>
          </table:table-cell>
          <table:table-cell table:number-columns-repeated="2"/>
          <table:table-cell table:formula="of:=IF([.K120]&gt;8191;[.K120]-16384;[.K120])" office:value-type="float" office:value="1318" calcext:value-type="float">
            <text:p>1318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5" table:formula="of:=DEC2HEX([.D121];2)" office:value-type="string" office:string-value="78" calcext:value-type="string">
            <text:p>78</text:p>
          </table:table-cell>
          <table:table-cell table:style-name="ce5" office:value-type="float" office:value="120" calcext:value-type="float">
            <text:p>120</text:p>
          </table:table-cell>
          <table:table-cell table:style-name="ce8" office:value-type="string" calcext:value-type="string">
            <text:p>XA_OFFSET_L</text:p>
          </table:table-cell>
          <table:table-cell table:style-name="ce8" table:formula="of:=FLOOR([.D121]/16)" office:value-type="float" office:value="7" calcext:value-type="float">
            <text:p>7</text:p>
          </table:table-cell>
          <table:table-cell table:style-name="ce8" table:formula="of:=MOD([.D121];16)" office:value-type="float" office:value="8" calcext:value-type="float">
            <text:p>8</text:p>
          </table:table-cell>
          <table:table-cell table:style-name="ce8" table:formula="of:=MID(INDEX([.$B$1:.$B$8];[.F121]+1;0);[.G121]*2+1;2)" office:value-type="string" office:string-value="98" calcext:value-type="string">
            <text:p>98</text:p>
          </table:table-cell>
          <table:table-cell table:style-name="ce8" table:formula="of:=HEX2DEC([.H121])" office:value-type="float" office:value="152" calcext:value-type="float">
            <text:p>152</text:p>
          </table:table-cell>
          <table:table-cell table:style-name="ce13" table:formula="of:=HEX2BIN([.H121];8)" office:value-type="string" office:string-value="10011000" calcext:value-type="string">
            <text:p>10011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122];2)" office:value-type="string" office:string-value="79" calcext:value-type="string">
            <text:p>7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-</text:p>
          </table:table-cell>
          <table:table-cell table:formula="of:=FLOOR([.D122]/16)" office:value-type="float" office:value="7" calcext:value-type="float">
            <text:p>7</text:p>
          </table:table-cell>
          <table:table-cell table:formula="of:=MOD([.D122];16)" office:value-type="float" office:value="9" calcext:value-type="float">
            <text:p>9</text:p>
          </table:table-cell>
          <table:table-cell table:formula="of:=MID(INDEX([.$B$1:.$B$8];[.F122]+1;0);[.G122]*2+1;2)" office:value-type="string" office:string-value="00" calcext:value-type="string">
            <text:p>00</text:p>
          </table:table-cell>
          <table:table-cell table:formula="of:=HEX2DEC([.H122])" office:value-type="float" office:value="0" calcext:value-type="float">
            <text:p>0</text:p>
          </table:table-cell>
          <table:table-cell table:formula="of:=HEX2BIN([.H122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5" table:formula="of:=DEC2HEX([.D123];2)" office:value-type="string" office:string-value="7A" calcext:value-type="string">
            <text:p>7A</text:p>
          </table:table-cell>
          <table:table-cell table:style-name="ce5" office:value-type="float" office:value="122" calcext:value-type="float">
            <text:p>122</text:p>
          </table:table-cell>
          <table:table-cell table:style-name="ce8" office:value-type="string" calcext:value-type="string">
            <text:p>YA_OFFSET_H</text:p>
          </table:table-cell>
          <table:table-cell table:style-name="ce8" table:formula="of:=FLOOR([.D123]/16)" office:value-type="float" office:value="7" calcext:value-type="float">
            <text:p>7</text:p>
          </table:table-cell>
          <table:table-cell table:style-name="ce8" table:formula="of:=MOD([.D123];16)" office:value-type="float" office:value="10" calcext:value-type="float">
            <text:p>10</text:p>
          </table:table-cell>
          <table:table-cell table:style-name="ce8" table:formula="of:=MID(INDEX([.$B$1:.$B$8];[.F123]+1;0);[.G123]*2+1;2)" office:value-type="string" office:string-value="ec" calcext:value-type="string">
            <text:p>ec</text:p>
          </table:table-cell>
          <table:table-cell table:style-name="ce8" table:formula="of:=HEX2DEC([.H123])" office:value-type="float" office:value="236" calcext:value-type="float">
            <text:p>236</text:p>
          </table:table-cell>
          <table:table-cell table:style-name="ce13" table:formula="of:=HEX2BIN([.H123];8)" office:value-type="string" office:string-value="11101100" calcext:value-type="string">
            <text:p>11101100</text:p>
          </table:table-cell>
          <table:table-cell table:formula="of:=([.I123]*256+[.I124])/4" office:value-type="float" office:value="15141" calcext:value-type="float">
            <text:p>15141</text:p>
          </table:table-cell>
          <table:table-cell table:number-columns-repeated="2"/>
          <table:table-cell table:formula="of:=IF([.K123]&gt;8191;[.K123]-16384;[.K123])" office:value-type="float" office:value="-1243" calcext:value-type="float">
            <text:p>-1243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5" table:formula="of:=DEC2HEX([.D124];2)" office:value-type="string" office:string-value="7B" calcext:value-type="string">
            <text:p>7B</text:p>
          </table:table-cell>
          <table:table-cell table:style-name="ce5" office:value-type="float" office:value="123" calcext:value-type="float">
            <text:p>123</text:p>
          </table:table-cell>
          <table:table-cell table:style-name="ce8" office:value-type="string" calcext:value-type="string">
            <text:p>YA_OFFSET_L</text:p>
          </table:table-cell>
          <table:table-cell table:style-name="ce8" table:formula="of:=FLOOR([.D124]/16)" office:value-type="float" office:value="7" calcext:value-type="float">
            <text:p>7</text:p>
          </table:table-cell>
          <table:table-cell table:style-name="ce8" table:formula="of:=MOD([.D124];16)" office:value-type="float" office:value="11" calcext:value-type="float">
            <text:p>11</text:p>
          </table:table-cell>
          <table:table-cell table:style-name="ce8" table:formula="of:=MID(INDEX([.$B$1:.$B$8];[.F124]+1;0);[.G124]*2+1;2)" office:value-type="string" office:string-value="94" calcext:value-type="string">
            <text:p>94</text:p>
          </table:table-cell>
          <table:table-cell table:style-name="ce8" table:formula="of:=HEX2DEC([.H124])" office:value-type="float" office:value="148" calcext:value-type="float">
            <text:p>148</text:p>
          </table:table-cell>
          <table:table-cell table:style-name="ce13" table:formula="of:=HEX2BIN([.H124];8)" office:value-type="string" office:string-value="10010100" calcext:value-type="string">
            <text:p>100101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125];2)" office:value-type="string" office:string-value="7C" calcext:value-type="string">
            <text:p>7C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-</text:p>
          </table:table-cell>
          <table:table-cell table:formula="of:=FLOOR([.D125]/16)" office:value-type="float" office:value="7" calcext:value-type="float">
            <text:p>7</text:p>
          </table:table-cell>
          <table:table-cell table:formula="of:=MOD([.D125];16)" office:value-type="float" office:value="12" calcext:value-type="float">
            <text:p>12</text:p>
          </table:table-cell>
          <table:table-cell table:formula="of:=MID(INDEX([.$B$1:.$B$8];[.F125]+1;0);[.G125]*2+1;2)" office:value-type="string" office:string-value="00" calcext:value-type="string">
            <text:p>00</text:p>
          </table:table-cell>
          <table:table-cell table:formula="of:=HEX2DEC([.H125])" office:value-type="float" office:value="0" calcext:value-type="float">
            <text:p>0</text:p>
          </table:table-cell>
          <table:table-cell table:formula="of:=HEX2BIN([.H125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5" table:formula="of:=DEC2HEX([.D126];2)" office:value-type="string" office:string-value="7D" calcext:value-type="string">
            <text:p>7D</text:p>
          </table:table-cell>
          <table:table-cell table:style-name="ce5" office:value-type="float" office:value="125" calcext:value-type="float">
            <text:p>125</text:p>
          </table:table-cell>
          <table:table-cell table:style-name="ce8" office:value-type="string" calcext:value-type="string">
            <text:p>ZA_OFFSET_H</text:p>
          </table:table-cell>
          <table:table-cell table:style-name="ce8" table:formula="of:=FLOOR([.D126]/16)" office:value-type="float" office:value="7" calcext:value-type="float">
            <text:p>7</text:p>
          </table:table-cell>
          <table:table-cell table:style-name="ce8" table:formula="of:=MOD([.D126];16)" office:value-type="float" office:value="13" calcext:value-type="float">
            <text:p>13</text:p>
          </table:table-cell>
          <table:table-cell table:style-name="ce8" table:formula="of:=MID(INDEX([.$B$1:.$B$8];[.F126]+1;0);[.G126]*2+1;2)" office:value-type="string" office:string-value="22" calcext:value-type="string">
            <text:p>22</text:p>
          </table:table-cell>
          <table:table-cell table:style-name="ce8" table:formula="of:=HEX2DEC([.H126])" office:value-type="float" office:value="34" calcext:value-type="float">
            <text:p>34</text:p>
          </table:table-cell>
          <table:table-cell table:style-name="ce13" table:formula="of:=HEX2BIN([.H126];8)" office:value-type="string" office:string-value="00100010" calcext:value-type="string">
            <text:p>00100010</text:p>
          </table:table-cell>
          <table:table-cell table:formula="of:=([.I126]*256+[.I127])/4" office:value-type="float" office:value="2202" calcext:value-type="float">
            <text:p>2202</text:p>
          </table:table-cell>
          <table:table-cell table:number-columns-repeated="2"/>
          <table:table-cell table:formula="of:=IF([.K126]&gt;8191;[.K126]-16384;[.K126])" office:value-type="float" office:value="2202" calcext:value-type="float">
            <text:p>2202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5" table:formula="of:=DEC2HEX([.D127];2)" office:value-type="string" office:string-value="7E" calcext:value-type="string">
            <text:p>7E</text:p>
          </table:table-cell>
          <table:table-cell table:style-name="ce5" office:value-type="float" office:value="126" calcext:value-type="float">
            <text:p>126</text:p>
          </table:table-cell>
          <table:table-cell table:style-name="ce8" office:value-type="string" calcext:value-type="string">
            <text:p>ZA_OFFSET_L</text:p>
          </table:table-cell>
          <table:table-cell table:style-name="ce8" table:formula="of:=FLOOR([.D127]/16)" office:value-type="float" office:value="7" calcext:value-type="float">
            <text:p>7</text:p>
          </table:table-cell>
          <table:table-cell table:style-name="ce8" table:formula="of:=MOD([.D127];16)" office:value-type="float" office:value="14" calcext:value-type="float">
            <text:p>14</text:p>
          </table:table-cell>
          <table:table-cell table:style-name="ce8" table:formula="of:=MID(INDEX([.$B$1:.$B$8];[.F127]+1;0);[.G127]*2+1;2)" office:value-type="string" office:string-value="68" calcext:value-type="string">
            <text:p>68</text:p>
          </table:table-cell>
          <table:table-cell table:style-name="ce8" table:formula="of:=HEX2DEC([.H127])" office:value-type="float" office:value="104" calcext:value-type="float">
            <text:p>104</text:p>
          </table:table-cell>
          <table:table-cell table:style-name="ce13" table:formula="of:=HEX2BIN([.H127];8)" office:value-type="string" office:string-value="01101000" calcext:value-type="string">
            <text:p>01101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128];2)" office:value-type="string" office:string-value="7F" calcext:value-type="string">
            <text:p>7F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table:formula="of:=FLOOR([.D128]/16)" office:value-type="float" office:value="7" calcext:value-type="float">
            <text:p>7</text:p>
          </table:table-cell>
          <table:table-cell table:formula="of:=MOD([.D128];16)" office:value-type="float" office:value="15" calcext:value-type="float">
            <text:p>15</text:p>
          </table:table-cell>
          <table:table-cell table:formula="of:=MID(INDEX([.$B$1:.$B$8];[.F128]+1;0);[.G128]*2+1;2)" office:value-type="string" office:string-value="00" calcext:value-type="string">
            <text:p>00</text:p>
          </table:table-cell>
          <table:table-cell table:formula="of:=HEX2DEC([.H128])" office:value-type="float" office:value="0" calcext:value-type="float">
            <text:p>0</text:p>
          </table:table-cell>
          <table:table-cell table:formula="of:=HEX2BIN([.H128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 table:number-rows-repeated="1048447">
          <table:table-cell table:number-columns-repeated="42"/>
        </table:table-row>
        <table:table-row table:style-name="ro1">
          <table:table-cell table:number-columns-repeated="4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3T11:43:27.014618488</meta:creation-date>
    <dc:date>2016-08-24T17:19:04.048400224</dc:date>
    <meta:editing-duration>PT18H54M54S</meta:editing-duration>
    <meta:editing-cycles>5</meta:editing-cycles>
    <meta:generator>LibreOffice/5.1.4.2$Linux_X86_64 LibreOffice_project/10m0$Build-2</meta:generator>
    <meta:document-statistic meta:table-count="1" meta:cell-count="1522" meta:object-count="0"/>
  </office:meta>
</office:document-meta>
</file>